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347in" text:min-label-width="0in" text:list-level-position-and-space-mode="label-alignment">
          <style:list-level-label-alignment text:label-followed-by="listtab" fo:margin-left="0.5347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486in" text:min-label-width="0in" text:list-level-position-and-space-mode="label-alignment">
          <style:list-level-label-alignment text:label-followed-by="listtab" fo:margin-left="0.3486in" fo:text-indent="0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4812in" text:min-label-width="0in" text:list-level-position-and-space-mode="label-alignment">
          <style:list-level-label-alignment text:label-followed-by="listtab" fo:margin-left="0.4812in" fo:text-indent="0in"/>
        </style:list-level-properties>
      </text:list-level-style-number>
      <text:list-level-style-number text:level="3" text:style-name="WW_CharLFO2LVL3" style:num-format="i">
        <style:list-level-properties text:space-before="1.0451in" text:min-label-width="0in" text:list-level-position-and-space-mode="label-alignment">
          <style:list-level-label-alignment text:label-followed-by="listtab" fo:margin-left="1.0451in" fo:text-indent="0in"/>
        </style:list-level-properties>
      </text:list-level-style-number>
      <text:list-level-style-number text:level="4" text:style-name="WW_CharLFO2LVL4" style:num-format="1">
        <style:list-level-properties text:space-before="1.5451in" text:min-label-width="0in" text:list-level-position-and-space-mode="label-alignment">
          <style:list-level-label-alignment text:label-followed-by="listtab" fo:margin-left="1.5451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0451in" text:min-label-width="0in" text:list-level-position-and-space-mode="label-alignment">
          <style:list-level-label-alignment text:label-followed-by="listtab" fo:margin-left="2.0451in" fo:text-indent="0in"/>
        </style:list-level-properties>
      </text:list-level-style-number>
      <text:list-level-style-number text:level="6" text:style-name="WW_CharLFO2LVL6" style:num-format="i">
        <style:list-level-properties text:space-before="2.5451in" text:min-label-width="0in" text:list-level-position-and-space-mode="label-alignment">
          <style:list-level-label-alignment text:label-followed-by="listtab" fo:margin-left="2.5451in" fo:text-indent="0in"/>
        </style:list-level-properties>
      </text:list-level-style-number>
      <text:list-level-style-number text:level="7" text:style-name="WW_CharLFO2LVL7" style:num-format="1">
        <style:list-level-properties text:space-before="3.0451in" text:min-label-width="0in" text:list-level-position-and-space-mode="label-alignment">
          <style:list-level-label-alignment text:label-followed-by="listtab" fo:margin-left="3.0451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5451in" text:min-label-width="0in" text:list-level-position-and-space-mode="label-alignment">
          <style:list-level-label-alignment text:label-followed-by="listtab" fo:margin-left="3.5451in" fo:text-indent="0in"/>
        </style:list-level-properties>
      </text:list-level-style-number>
      <text:list-level-style-number text:level="9" text:style-name="WW_CharLFO2LVL9" style:num-format="i">
        <style:list-level-properties text:space-before="4.0451in" text:min-label-width="0in" text:list-level-position-and-space-mode="label-alignment">
          <style:list-level-label-alignment text:label-followed-by="listtab" fo:margin-left="4.0451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 text:start-value="2">
        <style:list-level-properties text:space-before="0.4812in" text:min-label-width="0in" text:list-level-position-and-space-mode="label-alignment">
          <style:list-level-label-alignment text:label-followed-by="listtab" fo:margin-left="0.4812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.0451in" text:min-label-width="0in" text:list-level-position-and-space-mode="label-alignment">
          <style:list-level-label-alignment text:label-followed-by="listtab" fo:margin-left="1.0451in" fo:text-indent="0in"/>
        </style:list-level-properties>
      </text:list-level-style-number>
      <text:list-level-style-number text:level="3" text:style-name="WW_CharLFO3LVL3" style:num-format="i">
        <style:list-level-properties text:space-before="1.5451in" text:min-label-width="0in" text:list-level-position-and-space-mode="label-alignment">
          <style:list-level-label-alignment text:label-followed-by="listtab" fo:margin-left="1.5451in" fo:text-indent="0in"/>
        </style:list-level-properties>
      </text:list-level-style-number>
      <text:list-level-style-number text:level="4" text:style-name="WW_CharLFO3LVL4" style:num-format="1">
        <style:list-level-properties text:space-before="2.0451in" text:min-label-width="0in" text:list-level-position-and-space-mode="label-alignment">
          <style:list-level-label-alignment text:label-followed-by="listtab" fo:margin-left="2.0451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451in" text:min-label-width="0in" text:list-level-position-and-space-mode="label-alignment">
          <style:list-level-label-alignment text:label-followed-by="listtab" fo:margin-left="2.5451in" fo:text-indent="0in"/>
        </style:list-level-properties>
      </text:list-level-style-number>
      <text:list-level-style-number text:level="6" text:style-name="WW_CharLFO3LVL6" style:num-format="i">
        <style:list-level-properties text:space-before="3.0451in" text:min-label-width="0in" text:list-level-position-and-space-mode="label-alignment">
          <style:list-level-label-alignment text:label-followed-by="listtab" fo:margin-left="3.0451in" fo:text-indent="0in"/>
        </style:list-level-properties>
      </text:list-level-style-number>
      <text:list-level-style-number text:level="7" text:style-name="WW_CharLFO3LVL7" style:num-format="1">
        <style:list-level-properties text:space-before="3.5451in" text:min-label-width="0in" text:list-level-position-and-space-mode="label-alignment">
          <style:list-level-label-alignment text:label-followed-by="listtab" fo:margin-left="3.5451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.0451in" text:min-label-width="0in" text:list-level-position-and-space-mode="label-alignment">
          <style:list-level-label-alignment text:label-followed-by="listtab" fo:margin-left="4.0451in" fo:text-indent="0in"/>
        </style:list-level-properties>
      </text:list-level-style-number>
      <text:list-level-style-number text:level="9" text:style-name="WW_CharLFO3LVL9" style:num-format="i">
        <style:list-level-properties text:space-before="4.5451in" text:min-label-width="0in" text:list-level-position-and-space-mode="label-alignment">
          <style:list-level-label-alignment text:label-followed-by="listtab" fo:margin-left="4.5451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4812in" text:min-label-width="0in" text:list-level-position-and-space-mode="label-alignment">
          <style:list-level-label-alignment text:label-followed-by="listtab" fo:margin-left="0.4812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0451in" text:min-label-width="0in" text:list-level-position-and-space-mode="label-alignment">
          <style:list-level-label-alignment text:label-followed-by="listtab" fo:margin-left="1.0451in" fo:text-indent="0in"/>
        </style:list-level-properties>
      </text:list-level-style-number>
      <text:list-level-style-number text:level="3" text:style-name="WW_CharLFO4LVL3" style:num-format="i">
        <style:list-level-properties text:space-before="1.5451in" text:min-label-width="0in" text:list-level-position-and-space-mode="label-alignment">
          <style:list-level-label-alignment text:label-followed-by="listtab" fo:margin-left="1.5451in" fo:text-indent="0in"/>
        </style:list-level-properties>
      </text:list-level-style-number>
      <text:list-level-style-number text:level="4" text:style-name="WW_CharLFO4LVL4" style:num-format="1">
        <style:list-level-properties text:space-before="2.0451in" text:min-label-width="0in" text:list-level-position-and-space-mode="label-alignment">
          <style:list-level-label-alignment text:label-followed-by="listtab" fo:margin-left="2.0451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451in" text:min-label-width="0in" text:list-level-position-and-space-mode="label-alignment">
          <style:list-level-label-alignment text:label-followed-by="listtab" fo:margin-left="2.5451in" fo:text-indent="0in"/>
        </style:list-level-properties>
      </text:list-level-style-number>
      <text:list-level-style-number text:level="6" text:style-name="WW_CharLFO4LVL6" style:num-format="i">
        <style:list-level-properties text:space-before="3.0451in" text:min-label-width="0in" text:list-level-position-and-space-mode="label-alignment">
          <style:list-level-label-alignment text:label-followed-by="listtab" fo:margin-left="3.0451in" fo:text-indent="0in"/>
        </style:list-level-properties>
      </text:list-level-style-number>
      <text:list-level-style-number text:level="7" text:style-name="WW_CharLFO4LVL7" style:num-format="1">
        <style:list-level-properties text:space-before="3.5451in" text:min-label-width="0in" text:list-level-position-and-space-mode="label-alignment">
          <style:list-level-label-alignment text:label-followed-by="listtab" fo:margin-left="3.5451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0451in" text:min-label-width="0in" text:list-level-position-and-space-mode="label-alignment">
          <style:list-level-label-alignment text:label-followed-by="listtab" fo:margin-left="4.0451in" fo:text-indent="0in"/>
        </style:list-level-properties>
      </text:list-level-style-number>
      <text:list-level-style-number text:level="9" text:style-name="WW_CharLFO4LVL9" style:num-format="i">
        <style:list-level-properties text:space-before="4.5451in" text:min-label-width="0in" text:list-level-position-and-space-mode="label-alignment">
          <style:list-level-label-alignment text:label-followed-by="listtab" fo:margin-left="4.5451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173in" text:min-label-width="0in" text:list-level-position-and-space-mode="label-alignment">
          <style:list-level-label-alignment text:label-followed-by="listtab" fo:margin-left="0.517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fo:margin-bottom="0.1909in" fo:line-height="105%" fo:margin-left="0in" fo:text-indent="0in">
        <style:tab-stops/>
      </style:paragraph-properties>
    </style:style>
    <style:style style:name="T40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 fo:language="pt" fo:country="PT"/>
    </style:style>
    <style:style style:name="P41" style:parent-style-name="Normal" style:family="paragraph">
      <style:paragraph-properties fo:text-align="start" fo:margin-bottom="0.0868in" fo:line-height="105%" fo:margin-left="-0.0034in">
        <style:tab-stops/>
      </style:paragraph-properties>
    </style:style>
    <style:style style:name="T42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 fo:language="pt" fo:country="PT"/>
    </style:style>
    <style:style style:name="P43" style:parent-style-name="Normal" style:family="paragraph">
      <style:paragraph-properties fo:margin-bottom="0.0902in" fo:margin-left="0.2916in">
        <style:tab-stops/>
      </style:paragraph-properties>
    </style:style>
    <style:style style:name="T44" style:parent-style-name="DefaultParagraphFont" style:family="text">
      <style:text-properties fo:language="pt" fo:country="PT"/>
    </style:style>
    <style:style style:name="T45" style:parent-style-name="DefaultParagraphFont" style:family="text">
      <style:text-properties fo:font-style="italic" style:font-style-asian="italic"/>
    </style:style>
    <style:style style:name="P46" style:parent-style-name="Normal" style:family="paragraph">
      <style:paragraph-properties fo:text-align="start" fo:margin-bottom="0.0868in" fo:line-height="105%" fo:margin-left="-0.0034in">
        <style:tab-stops/>
      </style:paragraph-properties>
    </style:style>
    <style:style style:name="T47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48" style:parent-style-name="Normal" style:list-style-name="LFO1" style:family="paragraph">
      <style:paragraph-properties fo:text-indent="-0.25in"/>
    </style:style>
    <style:style style:name="T49" style:parent-style-name="DefaultParagraphFont" style:family="text">
      <style:text-properties fo:language="pt" fo:country="PT"/>
    </style:style>
    <style:style style:name="T50" style:parent-style-name="DefaultParagraphFont" style:family="text">
      <style:text-properties fo:font-style="italic" style:font-style-asian="italic" fo:language="pt" fo:country="PT"/>
    </style:style>
    <style:style style:name="T51" style:parent-style-name="DefaultParagraphFont" style:family="text">
      <style:text-properties fo:language="pt" fo:country="PT"/>
    </style:style>
    <style:style style:name="P52" style:parent-style-name="Normal" style:list-style-name="LFO1" style:family="paragraph">
      <style:paragraph-properties fo:text-indent="-0.25in"/>
    </style:style>
    <style:style style:name="T53" style:parent-style-name="DefaultParagraphFont" style:family="text">
      <style:text-properties fo:language="pt" fo:country="PT"/>
    </style:style>
    <style:style style:name="T54" style:parent-style-name="DefaultParagraphFont" style:family="text">
      <style:text-properties fo:font-style="italic" style:font-style-asian="italic" fo:language="pt" fo:country="PT"/>
    </style:style>
    <style:style style:name="T55" style:parent-style-name="DefaultParagraphFont" style:family="text">
      <style:text-properties fo:language="pt" fo:country="PT"/>
    </style:style>
    <style:style style:name="P56" style:parent-style-name="Normal" style:list-style-name="LFO1" style:family="paragraph">
      <style:paragraph-properties fo:margin-bottom="0.0618in" fo:text-indent="-0.25in"/>
    </style:style>
    <style:style style:name="T57" style:parent-style-name="DefaultParagraphFont" style:family="text">
      <style:text-properties fo:language="pt" fo:country="PT"/>
    </style:style>
    <style:style style:name="T58" style:parent-style-name="DefaultParagraphFont" style:family="text">
      <style:text-properties fo:font-style="italic" style:font-style-asian="italic" fo:language="pt" fo:country="PT"/>
    </style:style>
    <style:style style:name="T59" style:parent-style-name="DefaultParagraphFont" style:family="text">
      <style:text-properties fo:language="pt" fo:country="PT"/>
    </style:style>
    <style:style style:name="P60" style:parent-style-name="Normal" style:family="paragraph">
      <style:paragraph-properties fo:text-align="start" fo:margin-bottom="0.175in" fo:line-height="105%" fo:margin-left="-0.0034in">
        <style:tab-stops/>
      </style:paragraph-properties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62" style:parent-style-name="Normal" style:list-style-name="LFO2" style:family="paragraph">
      <style:paragraph-properties fo:margin-bottom="0.0729in" fo:text-indent="-0.25in"/>
    </style:style>
    <style:style style:name="P63" style:parent-style-name="Normal" style:list-style-name="LFO2" style:family="paragraph">
      <style:paragraph-properties fo:text-indent="-0.1965in"/>
    </style:style>
    <style:style style:name="T64" style:parent-style-name="DefaultParagraphFont" style:family="text">
      <style:text-properties fo:language="pt" fo:country="PT"/>
    </style:style>
    <style:style style:name="T65" style:parent-style-name="DefaultParagraphFont" style:family="text">
      <style:text-properties fo:font-style="italic" style:font-style-asian="italic" fo:language="pt" fo:country="PT"/>
    </style:style>
    <style:style style:name="T66" style:parent-style-name="DefaultParagraphFont" style:family="text">
      <style:text-properties fo:language="pt" fo:country="PT"/>
    </style:style>
    <style:style style:name="T67" style:parent-style-name="DefaultParagraphFont" style:family="text">
      <style:text-properties fo:font-style="italic" style:font-style-asian="italic" fo:language="pt" fo:country="PT"/>
    </style:style>
    <style:style style:name="T68" style:parent-style-name="DefaultParagraphFont" style:family="text">
      <style:text-properties fo:language="pt" fo:country="PT"/>
    </style:style>
    <style:style style:name="T69" style:parent-style-name="DefaultParagraphFont" style:family="text">
      <style:text-properties style:text-position="super 66.6%"/>
    </style:style>
    <style:style style:name="P70" style:parent-style-name="footnotedescription" style:family="paragraph">
      <style:paragraph-properties fo:margin-bottom="0in"/>
    </style:style>
    <style:style style:name="T71" style:parent-style-name="DefaultParagraphFont" style:family="text">
      <style:text-properties fo:language="pt" fo:country="PT"/>
    </style:style>
    <style:style style:name="T72" style:parent-style-name="DefaultParagraphFont" style:family="text">
      <style:text-properties fo:font-style="italic" style:font-style-asian="italic" fo:language="pt" fo:country="PT"/>
    </style:style>
    <style:style style:name="T73" style:parent-style-name="DefaultParagraphFont" style:family="text">
      <style:text-properties fo:language="pt" fo:country="PT"/>
    </style:style>
    <style:style style:name="T74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75" style:parent-style-name="DefaultParagraphFont" style:family="text">
      <style:text-properties fo:language="pt" fo:country="PT"/>
    </style:style>
    <style:style style:name="T76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77" style:parent-style-name="DefaultParagraphFont" style:family="text">
      <style:text-properties fo:language="pt" fo:country="PT"/>
    </style:style>
    <style:style style:name="T78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79" style:parent-style-name="DefaultParagraphFont" style:family="text">
      <style:text-properties fo:language="pt" fo:country="PT"/>
    </style:style>
    <style:style style:name="T80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81" style:parent-style-name="DefaultParagraphFont" style:family="text">
      <style:text-properties fo:language="pt" fo:country="PT"/>
    </style:style>
    <style:style style:name="T82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83" style:parent-style-name="DefaultParagraphFont" style:family="text">
      <style:text-properties fo:language="pt" fo:country="PT"/>
    </style:style>
    <style:style style:name="T84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85" style:parent-style-name="DefaultParagraphFont" style:family="text">
      <style:text-properties fo:language="pt" fo:country="PT"/>
    </style:style>
    <style:style style:name="T86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87" style:parent-style-name="DefaultParagraphFont" style:family="text">
      <style:text-properties fo:language="pt" fo:country="PT"/>
    </style:style>
    <style:style style:name="T88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89" style:parent-style-name="DefaultParagraphFont" style:family="text">
      <style:text-properties fo:language="pt" fo:country="PT"/>
    </style:style>
    <style:style style:name="T90" style:parent-style-name="DefaultParagraphFont" style:family="text">
      <style:text-properties fo:language="pt" fo:country="PT"/>
    </style:style>
    <style:style style:name="T9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2" style:parent-style-name="DefaultParagraphFont" style:family="text">
      <style:text-properties fo:language="pt" fo:country="PT"/>
    </style:style>
    <style:style style:name="T9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4" style:parent-style-name="DefaultParagraphFont" style:family="text">
      <style:text-properties fo:language="pt" fo:country="PT"/>
    </style:style>
    <style:style style:name="T95" style:parent-style-name="DefaultParagraphFont" style:family="text">
      <style:text-properties fo:language="pt" fo:country="PT"/>
    </style:style>
    <style:style style:name="T9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7" style:parent-style-name="DefaultParagraphFont" style:family="text">
      <style:text-properties fo:language="pt" fo:country="PT"/>
    </style:style>
    <style:style style:name="T9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9" style:parent-style-name="DefaultParagraphFont" style:family="text">
      <style:text-properties fo:language="pt" fo:country="PT"/>
    </style:style>
    <style:style style:name="T10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01" style:parent-style-name="DefaultParagraphFont" style:family="text">
      <style:text-properties fo:language="pt" fo:country="PT"/>
    </style:style>
    <style:style style:name="T10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03" style:parent-style-name="DefaultParagraphFont" style:family="text">
      <style:text-properties fo:language="pt" fo:country="PT"/>
    </style:style>
    <style:style style:name="P104" style:parent-style-name="Normal" style:family="paragraph">
      <style:paragraph-properties fo:text-align="start" fo:margin-bottom="0in" fo:line-height="105%" fo:margin-left="0in" fo:text-indent="0in">
        <style:tab-stops/>
      </style:paragraph-properties>
      <style:text-properties fo:language="pt" fo:country="PT"/>
    </style:style>
    <style:style style:name="P105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1819in"/>
          <style:tab-stop style:type="center" style:position="1.8041in"/>
        </style:tab-stops>
      </style:paragraph-properties>
    </style:style>
    <style:style style:name="T106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10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0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0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110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1819in"/>
          <style:tab-stop style:type="center" style:position="1.8041in"/>
        </style:tab-stops>
      </style:paragraph-properties>
    </style:style>
    <style:style style:name="T111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11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1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1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115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1819in"/>
          <style:tab-stop style:type="center" style:position="2.1527in"/>
        </style:tab-stops>
      </style:paragraph-properties>
    </style:style>
    <style:style style:name="T116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11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1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1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120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12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3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3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132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1819in"/>
          <style:tab-stop style:type="center" style:position="1.8041in"/>
          <style:tab-stop style:type="center" style:position="2.7569in"/>
          <style:tab-stop style:type="center" style:position="3.1958in"/>
        </style:tab-stops>
      </style:paragraph-properties>
    </style:style>
    <style:style style:name="T13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3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13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13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13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13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139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1819in"/>
          <style:tab-stop style:type="center" style:position="1.909in"/>
          <style:tab-stop style:type="center" style:position="2.7569in"/>
          <style:tab-stop style:type="center" style:position="3.9291in"/>
        </style:tab-stops>
      </style:paragraph-properties>
    </style:style>
    <style:style style:name="T14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4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14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14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14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14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146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P147" style:parent-style-name="Normal" style:family="paragraph">
      <style:paragraph-properties fo:text-align="start" fo:margin-bottom="0.0659in" fo:line-height="105%" fo:margin-left="0in" fo:text-indent="0in">
        <style:tab-stops/>
      </style:paragraph-properties>
    </style:style>
    <style:style style:name="P148" style:parent-style-name="Normal" style:list-style-name="LFO2" style:family="paragraph">
      <style:paragraph-properties fo:text-indent="-0.1965in"/>
      <style:text-properties fo:language="pt" fo:country="PT"/>
    </style:style>
    <style:style style:name="P149" style:parent-style-name="Normal" style:family="paragraph">
      <style:paragraph-properties fo:text-align="start" fo:margin-bottom="0.0104in" fo:line-height="105%" fo:margin-left="0in" fo:text-indent="0in">
        <style:tab-stops/>
      </style:paragraph-properties>
    </style:style>
    <style:style style:name="T150" style:parent-style-name="DefaultParagraphFont" style:family="text">
      <style:text-properties fo:font-size="8pt" style:font-size-asian="8pt" fo:language="pt" fo:country="PT"/>
    </style:style>
    <style:style style:name="P151" style:parent-style-name="Normal" style:family="paragraph">
      <style:paragraph-properties fo:text-align="start" fo:margin-bottom="0.009in" fo:line-height="101%" fo:margin-left="0.7833in" fo:margin-right="2.4111in">
        <style:tab-stops/>
      </style:paragraph-properties>
    </style:style>
    <style:style style:name="T15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5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154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155" style:parent-style-name="DefaultParagraphFont" style:family="text">
      <style:text-properties fo:font-size="8pt" style:font-size-asian="8pt" fo:language="pt" fo:country="PT"/>
    </style:style>
    <style:style style:name="TableColumn157" style:family="table-column">
      <style:table-column-properties style:column-width="1.0166in"/>
    </style:style>
    <style:style style:name="TableColumn158" style:family="table-column">
      <style:table-column-properties style:column-width="1.018in"/>
    </style:style>
    <style:style style:name="TableColumn159" style:family="table-column">
      <style:table-column-properties style:column-width="1.0166in"/>
    </style:style>
    <style:style style:name="TableColumn160" style:family="table-column">
      <style:table-column-properties style:column-width="1.0131in"/>
    </style:style>
    <style:style style:name="TableColumn161" style:family="table-column">
      <style:table-column-properties style:column-width="1.0152in"/>
    </style:style>
    <style:style style:name="TableColumn162" style:family="table-column">
      <style:table-column-properties style:column-width="1.0166in"/>
    </style:style>
    <style:style style:name="Table156" style:family="table">
      <style:table-properties style:width="6.0965in" fo:margin-left="0.3965in" table:align="left"/>
    </style:style>
    <style:style style:name="TableRow163" style:family="table-row">
      <style:table-row-properties style:min-row-height="0.1631in"/>
    </style:style>
    <style:style style:name="TableCell164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65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166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167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68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169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170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71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172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173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74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175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176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77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178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179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80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181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Row182" style:family="table-row">
      <style:table-row-properties style:min-row-height="0.1986in"/>
    </style:style>
    <style:style style:name="TableCell183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84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185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186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87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188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189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90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Cell191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9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Cell193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94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ableCell195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96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Row197" style:family="table-row">
      <style:table-row-properties style:min-row-height="0.1986in"/>
    </style:style>
    <style:style style:name="TableCell198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199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200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201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0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203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204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05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Cell206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07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Cell208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0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ableCell210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11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Row212" style:family="table-row">
      <style:table-row-properties style:min-row-height="0.2in"/>
    </style:style>
    <style:style style:name="TableCell213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14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215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216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17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218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219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20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Cell221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2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Cell223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24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ableCell225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226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P227" style:parent-style-name="Normal" style:family="paragraph">
      <style:paragraph-properties fo:text-align="start" fo:margin-bottom="0.1215in" fo:line-height="105%" fo:margin-left="0in" fo:text-indent="0in">
        <style:tab-stops/>
      </style:paragraph-properties>
    </style:style>
    <style:style style:name="T228" style:parent-style-name="DefaultParagraphFont" style:family="text">
      <style:text-properties fo:font-size="8pt" style:font-size-asian="8pt"/>
    </style:style>
    <style:style style:name="P229" style:parent-style-name="Normal" style:list-style-name="LFO2" style:family="paragraph">
      <style:paragraph-properties fo:text-indent="-0.1965in"/>
    </style:style>
    <style:style style:name="T230" style:parent-style-name="DefaultParagraphFont" style:family="text">
      <style:text-properties fo:language="pt" fo:country="PT"/>
    </style:style>
    <style:style style:name="T231" style:parent-style-name="DefaultParagraphFont" style:family="text">
      <style:text-properties fo:language="pt" fo:country="PT"/>
    </style:style>
    <style:style style:name="T232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233" style:parent-style-name="DefaultParagraphFont" style:family="text">
      <style:text-properties fo:language="pt" fo:country="PT"/>
    </style:style>
    <style:style style:name="T234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235" style:parent-style-name="DefaultParagraphFont" style:family="text">
      <style:text-properties fo:language="pt" fo:country="PT"/>
    </style:style>
    <style:style style:name="P23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37" style:parent-style-name="DefaultParagraphFont" style:family="text">
      <style:text-properties fo:font-size="8pt" style:font-size-asian="8pt" fo:language="pt" fo:country="PT"/>
    </style:style>
    <style:style style:name="P238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39" style:parent-style-name="DefaultParagraphFont" style:family="text">
      <style:text-properties fo:font-size="8pt" style:font-size-asian="8pt" fo:language="pt" fo:country="PT"/>
    </style:style>
    <style:style style:name="TableColumn241" style:family="table-column">
      <style:table-column-properties style:column-width="1.1784in"/>
    </style:style>
    <style:style style:name="TableColumn242" style:family="table-column">
      <style:table-column-properties style:column-width="2.9534in"/>
    </style:style>
    <style:style style:name="Table240" style:family="table">
      <style:table-properties style:width="4.1319in" fo:margin-left="0.3965in" table:align="left"/>
    </style:style>
    <style:style style:name="TableRow243" style:family="table-row">
      <style:table-row-properties style:min-row-height="0.1652in"/>
    </style:style>
    <style:style style:name="TableCell244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24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46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247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248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49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Row250" style:family="table-row">
      <style:table-row-properties style:min-row-height="0.1631in"/>
    </style:style>
    <style:style style:name="TableCell251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252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53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254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25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56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Row257" style:family="table-row">
      <style:table-row-properties style:min-row-height="0.1652in"/>
    </style:style>
    <style:style style:name="TableCell258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25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60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261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262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63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Row264" style:family="table-row">
      <style:table-row-properties style:min-row-height="0.1652in"/>
    </style:style>
    <style:style style:name="TableCell265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26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67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268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26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70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271" style:parent-style-name="Normal" style:family="paragraph">
      <style:paragraph-properties fo:text-align="start" fo:margin-bottom="0.0041in" fo:line-height="105%" fo:margin-left="0in" fo:text-indent="0in">
        <style:tab-stops/>
      </style:paragraph-properties>
    </style:style>
    <style:style style:name="P272" style:parent-style-name="Normal" style:family="paragraph">
      <style:paragraph-properties fo:text-align="start" fo:margin-bottom="0.1125in" fo:line-height="105%" fo:margin-left="0in" fo:text-indent="0in">
        <style:tab-stops/>
      </style:paragraph-properties>
    </style:style>
    <style:style style:name="P273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27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75" style:parent-style-name="Normal" style:list-style-name="LFO2" style:family="paragraph">
      <style:paragraph-properties fo:margin-bottom="0.0729in" fo:text-indent="-0.25in"/>
    </style:style>
    <style:style style:name="P276" style:parent-style-name="Normal" style:list-style-name="LFO2" style:family="paragraph">
      <style:paragraph-properties fo:text-indent="-0.1965in"/>
    </style:style>
    <style:style style:name="T277" style:parent-style-name="DefaultParagraphFont" style:family="text">
      <style:text-properties fo:language="pt" fo:country="PT"/>
    </style:style>
    <style:style style:name="T278" style:parent-style-name="DefaultParagraphFont" style:family="text">
      <style:text-properties style:text-position="super 66.6%"/>
    </style:style>
    <style:style style:name="P279" style:parent-style-name="footnotedescription" style:family="paragraph">
      <style:paragraph-properties fo:margin-bottom="0.002in"/>
    </style:style>
    <style:style style:name="T280" style:parent-style-name="DefaultParagraphFont" style:family="text">
      <style:text-properties fo:language="pt" fo:country="PT"/>
    </style:style>
    <style:style style:name="T281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282" style:parent-style-name="DefaultParagraphFont" style:family="text">
      <style:text-properties fo:language="pt" fo:country="PT"/>
    </style:style>
    <style:style style:name="T283" style:parent-style-name="DefaultParagraphFont" style:family="text">
      <style:text-properties style:font-name="Courier New" style:font-name-asian="Courier New" style:font-name-complex="Courier New" fo:font-weight="bold" style:font-weight-asian="bold" fo:language="pt" fo:country="PT"/>
    </style:style>
    <style:style style:name="T284" style:parent-style-name="DefaultParagraphFont" style:family="text">
      <style:text-properties fo:language="pt" fo:country="PT"/>
    </style:style>
    <style:style style:name="T285" style:parent-style-name="DefaultParagraphFont" style:family="text">
      <style:text-properties fo:language="pt" fo:country="PT"/>
    </style:style>
    <style:style style:name="T286" style:parent-style-name="DefaultParagraphFont" style:family="text">
      <style:text-properties fo:font-style="italic" style:font-style-asian="italic" fo:language="pt" fo:country="PT"/>
    </style:style>
    <style:style style:name="T287" style:parent-style-name="DefaultParagraphFont" style:family="text">
      <style:text-properties fo:font-style="italic" style:font-style-asian="italic" fo:language="pt" fo:country="PT"/>
    </style:style>
    <style:style style:name="T288" style:parent-style-name="DefaultParagraphFont" style:family="text">
      <style:text-properties fo:language="pt" fo:country="PT"/>
    </style:style>
    <style:style style:name="T28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290" style:parent-style-name="DefaultParagraphFont" style:family="text">
      <style:text-properties fo:language="pt" fo:country="PT"/>
    </style:style>
    <style:style style:name="P291" style:parent-style-name="Normal" style:family="paragraph">
      <style:paragraph-properties fo:text-align="start" fo:margin-bottom="0.0104in" fo:line-height="105%" fo:margin-left="0in" fo:text-indent="0in">
        <style:tab-stops/>
      </style:paragraph-properties>
    </style:style>
    <style:style style:name="T292" style:parent-style-name="DefaultParagraphFont" style:family="text">
      <style:text-properties fo:font-size="8pt" style:font-size-asian="8pt" fo:language="pt" fo:country="PT"/>
    </style:style>
    <style:style style:name="P293" style:parent-style-name="Normal" style:family="paragraph">
      <style:paragraph-properties fo:text-align="start" fo:margin-bottom="0.009in" fo:line-height="101%" fo:margin-left="0.7833in" fo:margin-right="1.5409in">
        <style:tab-stops/>
      </style:paragraph-properties>
    </style:style>
    <style:style style:name="T29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29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29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29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29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299" style:parent-style-name="Normal" style:family="paragraph">
      <style:paragraph-properties fo:text-align="start" fo:margin-bottom="0.0805in" fo:line-height="105%" fo:margin-left="0in" fo:text-indent="0in">
        <style:tab-stops/>
      </style:paragraph-properties>
    </style:style>
    <style:style style:name="T300" style:parent-style-name="DefaultParagraphFont" style:family="text">
      <style:text-properties fo:font-size="8pt" style:font-size-asian="8pt"/>
    </style:style>
    <style:style style:name="P301" style:parent-style-name="Normal" style:family="paragraph">
      <style:paragraph-properties fo:margin-bottom="0.0583in" fo:margin-left="0.4986in">
        <style:tab-stops/>
      </style:paragraph-properties>
    </style:style>
    <style:style style:name="T302" style:parent-style-name="DefaultParagraphFont" style:family="text">
      <style:text-properties fo:language="pt" fo:country="PT"/>
    </style:style>
    <style:style style:name="T30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04" style:parent-style-name="DefaultParagraphFont" style:family="text">
      <style:text-properties fo:language="pt" fo:country="PT"/>
    </style:style>
    <style:style style:name="T30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06" style:parent-style-name="DefaultParagraphFont" style:family="text">
      <style:text-properties fo:language="pt" fo:country="PT"/>
    </style:style>
    <style:style style:name="T307" style:parent-style-name="DefaultParagraphFont" style:family="text">
      <style:text-properties fo:language="pt" fo:country="PT"/>
    </style:style>
    <style:style style:name="T30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09" style:parent-style-name="DefaultParagraphFont" style:family="text">
      <style:text-properties fo:language="pt" fo:country="PT"/>
    </style:style>
    <style:style style:name="T31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11" style:parent-style-name="DefaultParagraphFont" style:family="text">
      <style:text-properties fo:language="pt" fo:country="PT"/>
    </style:style>
    <style:style style:name="T31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13" style:parent-style-name="DefaultParagraphFont" style:family="text">
      <style:text-properties fo:language="pt" fo:country="PT"/>
    </style:style>
    <style:style style:name="T314" style:parent-style-name="DefaultParagraphFont" style:family="text">
      <style:text-properties style:text-underline-type="single" style:text-underline-style="solid" style:text-underline-width="auto" style:text-underline-mode="continuous" style:text-underline-color="#000000" fo:language="pt" fo:country="PT"/>
    </style:style>
    <style:style style:name="T315" style:parent-style-name="DefaultParagraphFont" style:family="text">
      <style:text-properties fo:language="pt" fo:country="PT"/>
    </style:style>
    <style:style style:name="T31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17" style:parent-style-name="DefaultParagraphFont" style:family="text">
      <style:text-properties fo:language="pt" fo:country="PT"/>
    </style:style>
    <style:style style:name="T318" style:parent-style-name="DefaultParagraphFont" style:family="text">
      <style:text-properties style:text-position="super 66.6%"/>
    </style:style>
    <style:style style:name="P319" style:parent-style-name="footnotedescription" style:family="paragraph">
      <style:paragraph-properties fo:margin-bottom="0.0451in" fo:line-height="115%"/>
    </style:style>
    <style:style style:name="T320" style:parent-style-name="DefaultParagraphFont" style:family="text">
      <style:text-properties fo:language="pt" fo:country="PT"/>
    </style:style>
    <style:style style:name="T321" style:parent-style-name="DefaultParagraphFont" style:family="text">
      <style:text-properties fo:language="pt" fo:country="PT"/>
    </style:style>
    <style:style style:name="P322" style:parent-style-name="footnotedescription" style:family="paragraph">
      <style:paragraph-properties fo:margin-bottom="0in">
        <style:tab-stops>
          <style:tab-stop style:type="center" style:position="2.884in"/>
        </style:tab-stops>
      </style:paragraph-properties>
    </style:style>
    <style:style style:name="T323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T324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T325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326" style:parent-style-name="DefaultParagraphFont" style:family="text">
      <style:text-properties fo:language="pt" fo:country="PT"/>
    </style:style>
    <style:style style:name="P327" style:parent-style-name="Normal" style:family="paragraph">
      <style:paragraph-properties fo:text-align="start" fo:margin-bottom="0.0652in" fo:line-height="101%" fo:margin-left="0in" fo:text-indent="0in">
        <style:tab-stops>
          <style:tab-stop style:type="center" style:position="1.4743in"/>
        </style:tab-stops>
      </style:paragraph-properties>
    </style:style>
    <style:style style:name="T328" style:parent-style-name="DefaultParagraphFont" style:family="text">
      <style:text-properties style:text-position="super 62.5%" fo:font-size="8pt" style:font-size-asian="8pt" fo:language="pt" fo:country="PT"/>
    </style:style>
    <style:style style:name="T329" style:parent-style-name="DefaultParagraphFont" style:family="text">
      <style:text-properties style:text-position="super 62.5%" fo:font-size="8pt" style:font-size-asian="8pt" fo:language="pt" fo:country="PT"/>
    </style:style>
    <style:style style:name="T33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31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33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33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33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35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33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37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33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39" style:parent-style-name="Normal" style:family="paragraph">
      <style:paragraph-properties fo:text-align="start" fo:margin-bottom="0in" fo:line-height="105%" fo:margin-left="0.7868in" fo:text-indent="0in">
        <style:tab-stops/>
      </style:paragraph-properties>
    </style:style>
    <style:style style:name="T34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41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1819in"/>
          <style:tab-stop style:type="center" style:position="1.8041in"/>
        </style:tab-stops>
      </style:paragraph-properties>
    </style:style>
    <style:style style:name="T342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34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4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4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46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1819in"/>
          <style:tab-stop style:type="center" style:position="1.8041in"/>
        </style:tab-stops>
      </style:paragraph-properties>
    </style:style>
    <style:style style:name="T347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34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4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5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5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52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1819in"/>
          <style:tab-stop style:type="center" style:position="2.1527in"/>
        </style:tab-stops>
      </style:paragraph-properties>
    </style:style>
    <style:style style:name="T353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35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5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5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57" style:parent-style-name="Normal" style:family="paragraph">
      <style:paragraph-properties fo:text-align="start" fo:margin-bottom="0.009in" fo:line-height="101%" fo:margin-left="0.7833in">
        <style:tab-stops/>
      </style:paragraph-properties>
    </style:style>
    <style:style style:name="T35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59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36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6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6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6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6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6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6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6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6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6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7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7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7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7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7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7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7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377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1819in"/>
          <style:tab-stop style:type="center" style:position="1.909in"/>
          <style:tab-stop style:type="center" style:position="2.7569in"/>
          <style:tab-stop style:type="center" style:position="3.15in"/>
          <style:tab-stop style:type="center" style:position="4.3229in"/>
        </style:tab-stops>
      </style:paragraph-properties>
    </style:style>
    <style:style style:name="T378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37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8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8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38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38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38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38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386" style:parent-style-name="DefaultParagraphFont" style:family="text">
      <style:text-properties style:font-name="Courier New" style:font-name-asian="Courier New" style:font-name-complex="Courier New" fo:font-size="11pt" style:font-size-asian="11pt"/>
    </style:style>
    <style:style style:name="P387" style:parent-style-name="Normal" style:family="paragraph">
      <style:paragraph-properties fo:text-align="start" fo:margin-bottom="0.0965in" fo:line-height="105%" fo:margin-left="0.7868in" fo:text-indent="0in">
        <style:tab-stops/>
      </style:paragraph-properties>
    </style:style>
    <style:style style:name="T38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389" style:parent-style-name="Normal" style:list-style-name="LFO3" style:family="paragraph">
      <style:paragraph-properties fo:text-indent="-0.1965in"/>
      <style:text-properties fo:language="pt" fo:country="PT"/>
    </style:style>
    <style:style style:name="P390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391" style:parent-style-name="DefaultParagraphFont" style:family="text">
      <style:text-properties fo:font-size="5pt" style:font-size-asian="5pt" fo:language="pt" fo:country="PT"/>
    </style:style>
    <style:style style:name="TableColumn393" style:family="table-column">
      <style:table-column-properties style:column-width="1.2305in"/>
    </style:style>
    <style:style style:name="TableColumn394" style:family="table-column">
      <style:table-column-properties style:column-width="1.2131in"/>
    </style:style>
    <style:style style:name="TableColumn395" style:family="table-column">
      <style:table-column-properties style:column-width="1.218in"/>
    </style:style>
    <style:style style:name="TableColumn396" style:family="table-column">
      <style:table-column-properties style:column-width="1.2166in"/>
    </style:style>
    <style:style style:name="TableColumn397" style:family="table-column">
      <style:table-column-properties style:column-width="1.218in"/>
    </style:style>
    <style:style style:name="Table392" style:family="table">
      <style:table-properties style:width="6.0965in" fo:margin-left="0.3965in" table:align="left"/>
    </style:style>
    <style:style style:name="TableRow398" style:family="table-row">
      <style:table-row-properties style:min-row-height="0.1652in"/>
    </style:style>
    <style:style style:name="TableCell399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00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01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02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03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04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05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06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07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08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0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10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11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1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13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Row414" style:family="table-row">
      <style:table-row-properties style:min-row-height="0.1631in"/>
    </style:style>
    <style:style style:name="TableCell415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16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17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18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19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20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21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2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23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24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2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26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27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28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29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Row430" style:family="table-row">
      <style:table-row-properties style:min-row-height="0.1652in"/>
    </style:style>
    <style:style style:name="TableCell431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3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33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34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35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36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37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38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39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40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4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42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43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44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45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Row446" style:family="table-row">
      <style:table-row-properties style:min-row-height="0.1652in"/>
    </style:style>
    <style:style style:name="TableCell447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48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49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50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51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52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53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54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Cell455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5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57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58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59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60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Row461" style:family="table-row">
      <style:table-row-properties style:min-row-height="0.1631in"/>
    </style:style>
    <style:style style:name="TableCell462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63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64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65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66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67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68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69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70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71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72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73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74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75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76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Row477" style:family="table-row">
      <style:table-row-properties style:min-row-height="0.1652in"/>
    </style:style>
    <style:style style:name="TableCell478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79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80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81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8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83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84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85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86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87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88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489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ableCell490" style:family="table-cell">
      <style:table-cell-properties fo:border="0.0069in solid #000000" style:writing-mode="lr-tb" fo:padding-top="0.0041in" fo:padding-left="0.0736in" fo:padding-bottom="0in" fo:padding-right="0.0798in"/>
    </style:style>
    <style:style style:name="P491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492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493" style:parent-style-name="Normal" style:family="paragraph">
      <style:paragraph-properties fo:text-align="start" fo:margin-bottom="0.1652in" fo:line-height="105%" fo:margin-left="0in" fo:text-indent="0in">
        <style:tab-stops/>
      </style:paragraph-properties>
    </style:style>
    <style:style style:name="T494" style:parent-style-name="DefaultParagraphFont" style:family="text">
      <style:text-properties fo:font-size="5pt" style:font-size-asian="5pt"/>
    </style:style>
    <style:style style:name="P495" style:parent-style-name="Normal" style:list-style-name="LFO3" style:family="paragraph">
      <style:paragraph-properties fo:text-indent="-0.1965in"/>
      <style:text-properties fo:language="pt" fo:country="PT"/>
    </style:style>
    <style:style style:name="P496" style:parent-style-name="Normal" style:family="paragraph">
      <style:paragraph-properties fo:text-align="start" fo:margin-bottom="0in" fo:line-height="105%" fo:margin-left="0.7868in" fo:text-indent="0in">
        <style:tab-stops/>
      </style:paragraph-properties>
    </style:style>
    <style:style style:name="T49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498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49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500" style:parent-style-name="Normal" style:family="paragraph">
      <style:paragraph-properties fo:text-align="start" fo:margin-bottom="0.0659in" fo:line-height="105%" fo:margin-left="0.7868in" fo:text-indent="0in">
        <style:tab-stops/>
      </style:paragraph-properties>
    </style:style>
    <style:style style:name="T50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502" style:parent-style-name="Normal" style:family="paragraph">
      <style:paragraph-properties fo:margin-left="0.4986in">
        <style:tab-stops/>
      </style:paragraph-properties>
    </style:style>
    <style:style style:name="T503" style:parent-style-name="DefaultParagraphFont" style:family="text">
      <style:text-properties fo:language="pt" fo:country="PT"/>
    </style:style>
    <style:style style:name="T504" style:parent-style-name="DefaultParagraphFont" style:family="text">
      <style:text-properties fo:font-style="italic" style:font-style-asian="italic" fo:language="pt" fo:country="PT"/>
    </style:style>
    <style:style style:name="T505" style:parent-style-name="DefaultParagraphFont" style:family="text">
      <style:text-properties fo:language="pt" fo:country="PT"/>
    </style:style>
    <style:style style:name="T50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07" style:parent-style-name="DefaultParagraphFont" style:family="text">
      <style:text-properties fo:language="pt" fo:country="PT"/>
    </style:style>
    <style:style style:name="T50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09" style:parent-style-name="DefaultParagraphFont" style:family="text">
      <style:text-properties fo:language="pt" fo:country="PT"/>
    </style:style>
    <style:style style:name="T51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11" style:parent-style-name="DefaultParagraphFont" style:family="text">
      <style:text-properties fo:language="pt" fo:country="PT"/>
    </style:style>
    <style:style style:name="T51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13" style:parent-style-name="DefaultParagraphFont" style:family="text">
      <style:text-properties fo:language="pt" fo:country="PT"/>
    </style:style>
    <style:style style:name="T514" style:parent-style-name="DefaultParagraphFont" style:family="text">
      <style:text-properties fo:language="pt" fo:country="PT"/>
    </style:style>
    <style:style style:name="P515" style:parent-style-name="Normal" style:family="paragraph">
      <style:paragraph-properties fo:text-align="start" fo:margin-bottom="0in" fo:line-height="105%" fo:margin-left="0in" fo:text-indent="0in">
        <style:tab-stops/>
      </style:paragraph-properties>
      <style:text-properties fo:language="pt" fo:country="PT"/>
    </style:style>
    <style:style style:name="P516" style:parent-style-name="Normal" style:family="paragraph">
      <style:paragraph-properties fo:text-align="start" fo:margin-bottom="0in" fo:line-height="105%" fo:margin-left="0in" fo:text-indent="0in">
        <style:tab-stops/>
      </style:paragraph-properties>
      <style:text-properties fo:language="pt" fo:country="PT"/>
    </style:style>
    <style:style style:name="P517" style:parent-style-name="Normal" style:family="paragraph">
      <style:paragraph-properties fo:text-align="start" fo:margin-bottom="0in" fo:line-height="105%" fo:margin-left="0in" fo:text-indent="0in">
        <style:tab-stops/>
      </style:paragraph-properties>
      <style:text-properties fo:language="pt" fo:country="PT"/>
    </style:style>
    <style:style style:name="P518" style:parent-style-name="Normal" style:family="paragraph">
      <style:paragraph-properties fo:text-align="start" fo:margin-bottom="0in" fo:line-height="105%" fo:margin-left="0in" fo:text-indent="0in">
        <style:tab-stops/>
      </style:paragraph-properties>
      <style:text-properties fo:language="pt" fo:country="PT"/>
    </style:style>
    <style:style style:name="P51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52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21" style:parent-style-name="DefaultParagraphFont" style:family="text">
      <style:text-properties fo:language="pt" fo:country="PT"/>
    </style:style>
    <style:style style:name="P522" style:parent-style-name="Normal" style:list-style-name="LFO3" style:family="paragraph">
      <style:paragraph-properties fo:text-indent="-0.1965in"/>
      <style:text-properties fo:language="pt" fo:country="PT"/>
    </style:style>
    <style:style style:name="P523" style:parent-style-name="Normal" style:family="paragraph">
      <style:paragraph-properties fo:text-align="start" fo:margin-bottom="0.009in" fo:line-height="101%" fo:margin-left="0.7833in" fo:margin-right="3.6027in">
        <style:tab-stops/>
      </style:paragraph-properties>
    </style:style>
    <style:style style:name="T52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525" style:parent-style-name="Normal" style:family="paragraph">
      <style:paragraph-properties fo:text-align="start" fo:margin-bottom="0.0638in" fo:line-height="105%" fo:margin-left="0.7868in" fo:text-indent="0in">
        <style:tab-stops/>
      </style:paragraph-properties>
    </style:style>
    <style:style style:name="T52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527" style:parent-style-name="Normal" style:family="paragraph">
      <style:paragraph-properties fo:margin-left="0.4986in">
        <style:tab-stops/>
      </style:paragraph-properties>
    </style:style>
    <style:style style:name="T528" style:parent-style-name="DefaultParagraphFont" style:family="text">
      <style:text-properties fo:language="pt" fo:country="PT"/>
    </style:style>
    <style:style style:name="T529" style:parent-style-name="DefaultParagraphFont" style:family="text">
      <style:text-properties fo:font-style="italic" style:font-style-asian="italic" fo:language="pt" fo:country="PT"/>
    </style:style>
    <style:style style:name="T530" style:parent-style-name="DefaultParagraphFont" style:family="text">
      <style:text-properties fo:language="pt" fo:country="PT"/>
    </style:style>
    <style:style style:name="T53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32" style:parent-style-name="DefaultParagraphFont" style:family="text">
      <style:text-properties fo:language="pt" fo:country="PT"/>
    </style:style>
    <style:style style:name="T53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34" style:parent-style-name="DefaultParagraphFont" style:family="text">
      <style:text-properties fo:language="pt" fo:country="PT"/>
    </style:style>
    <style:style style:name="T53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36" style:parent-style-name="DefaultParagraphFont" style:family="text">
      <style:text-properties fo:language="pt" fo:country="PT"/>
    </style:style>
    <style:style style:name="T53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38" style:parent-style-name="DefaultParagraphFont" style:family="text">
      <style:text-properties fo:language="pt" fo:country="PT"/>
    </style:style>
    <style:style style:name="T53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40" style:parent-style-name="DefaultParagraphFont" style:family="text">
      <style:text-properties fo:language="pt" fo:country="PT"/>
    </style:style>
    <style:style style:name="T54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42" style:parent-style-name="DefaultParagraphFont" style:family="text">
      <style:text-properties fo:language="pt" fo:country="PT"/>
    </style:style>
    <style:style style:name="T543" style:parent-style-name="DefaultParagraphFont" style:family="text">
      <style:text-properties fo:language="pt" fo:country="PT"/>
    </style:style>
    <style:style style:name="P544" style:parent-style-name="Normal" style:family="paragraph">
      <style:paragraph-properties fo:text-align="start" fo:margin-bottom="0.1069in" fo:line-height="105%" fo:margin-left="0in" fo:text-indent="0in">
        <style:tab-stops/>
      </style:paragraph-properties>
      <style:text-properties fo:language="pt" fo:country="PT"/>
    </style:style>
    <style:style style:name="P545" style:parent-style-name="Normal" style:family="paragraph">
      <style:paragraph-properties fo:margin-bottom="0.0326in" fo:margin-left="0.1055in">
        <style:tab-stops/>
      </style:paragraph-properties>
    </style:style>
    <style:style style:name="T546" style:parent-style-name="DefaultParagraphFont" style:family="text">
      <style:text-properties fo:font-weight="bold" style:font-weight-asian="bold" fo:language="pt" fo:country="PT"/>
    </style:style>
    <style:style style:name="T547" style:parent-style-name="DefaultParagraphFont" style:family="text">
      <style:text-properties style:font-name="Arial" style:font-name-asian="Arial" style:font-name-complex="Arial" fo:font-weight="bold" style:font-weight-asian="bold" fo:language="pt" fo:country="PT"/>
    </style:style>
    <style:style style:name="T548" style:parent-style-name="DefaultParagraphFont" style:family="text">
      <style:text-properties fo:language="pt" fo:country="PT"/>
    </style:style>
    <style:style style:name="T549" style:parent-style-name="DefaultParagraphFont" style:family="text">
      <style:text-properties fo:font-style="italic" style:font-style-asian="italic" fo:language="pt" fo:country="PT"/>
    </style:style>
    <style:style style:name="T550" style:parent-style-name="DefaultParagraphFont" style:family="text">
      <style:text-properties fo:language="pt" fo:country="PT"/>
    </style:style>
    <style:style style:name="P551" style:parent-style-name="Normal" style:family="paragraph">
      <style:paragraph-properties fo:margin-bottom="0.0333in" fo:margin-left="0.4986in">
        <style:tab-stops/>
      </style:paragraph-properties>
    </style:style>
    <style:style style:name="T552" style:parent-style-name="DefaultParagraphFont" style:family="text">
      <style:text-properties fo:language="pt" fo:country="PT"/>
    </style:style>
    <style:style style:name="T553" style:parent-style-name="DefaultParagraphFont" style:family="text">
      <style:text-properties fo:font-style="italic" style:font-style-asian="italic" fo:language="pt" fo:country="PT"/>
    </style:style>
    <style:style style:name="T554" style:parent-style-name="DefaultParagraphFont" style:family="text">
      <style:text-properties fo:language="pt" fo:country="PT"/>
    </style:style>
    <style:style style:name="T555" style:parent-style-name="DefaultParagraphFont" style:family="text">
      <style:text-properties fo:font-style="italic" style:font-style-asian="italic" fo:language="pt" fo:country="PT"/>
    </style:style>
    <style:style style:name="T556" style:parent-style-name="DefaultParagraphFont" style:family="text">
      <style:text-properties fo:language="pt" fo:country="PT"/>
    </style:style>
    <style:style style:name="T557" style:parent-style-name="DefaultParagraphFont" style:family="text">
      <style:text-properties fo:language="pt" fo:country="PT"/>
    </style:style>
    <style:style style:name="T558" style:parent-style-name="DefaultParagraphFont" style:family="text">
      <style:text-properties fo:font-style="italic" style:font-style-asian="italic" fo:language="pt" fo:country="PT"/>
    </style:style>
    <style:style style:name="T559" style:parent-style-name="DefaultParagraphFont" style:family="text">
      <style:text-properties fo:font-style="italic" style:font-style-asian="italic" fo:language="pt" fo:country="PT"/>
    </style:style>
    <style:style style:name="T560" style:parent-style-name="DefaultParagraphFont" style:family="text">
      <style:text-properties fo:language="pt" fo:country="PT"/>
    </style:style>
    <style:style style:name="P561" style:parent-style-name="Normal" style:family="paragraph">
      <style:paragraph-properties fo:margin-bottom="0.0534in" fo:margin-left="0.4986in">
        <style:tab-stops/>
      </style:paragraph-properties>
    </style:style>
    <style:style style:name="T562" style:parent-style-name="DefaultParagraphFont" style:family="text">
      <style:text-properties fo:language="pt" fo:country="PT"/>
    </style:style>
    <style:style style:name="T563" style:parent-style-name="DefaultParagraphFont" style:family="text">
      <style:text-properties fo:font-style="italic" style:font-style-asian="italic" fo:language="pt" fo:country="PT"/>
    </style:style>
    <style:style style:name="T564" style:parent-style-name="DefaultParagraphFont" style:family="text">
      <style:text-properties fo:language="pt" fo:country="PT"/>
    </style:style>
    <style:style style:name="T56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66" style:parent-style-name="DefaultParagraphFont" style:family="text">
      <style:text-properties fo:language="pt" fo:country="PT"/>
    </style:style>
    <style:style style:name="T567" style:parent-style-name="DefaultParagraphFont" style:family="text">
      <style:text-properties fo:language="pt" fo:country="PT"/>
    </style:style>
    <style:style style:name="T56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69" style:parent-style-name="DefaultParagraphFont" style:family="text">
      <style:text-properties fo:language="pt" fo:country="PT"/>
    </style:style>
    <style:style style:name="T57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71" style:parent-style-name="DefaultParagraphFont" style:family="text">
      <style:text-properties fo:language="pt" fo:country="PT"/>
    </style:style>
    <style:style style:name="P572" style:parent-style-name="Normal" style:family="paragraph">
      <style:paragraph-properties fo:margin-bottom="0.0319in" fo:margin-left="0.4986in">
        <style:tab-stops/>
      </style:paragraph-properties>
    </style:style>
    <style:style style:name="T573" style:parent-style-name="DefaultParagraphFont" style:family="text">
      <style:text-properties fo:language="pt" fo:country="PT"/>
    </style:style>
    <style:style style:name="T57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75" style:parent-style-name="DefaultParagraphFont" style:family="text">
      <style:text-properties fo:language="pt" fo:country="PT"/>
    </style:style>
    <style:style style:name="T57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77" style:parent-style-name="DefaultParagraphFont" style:family="text">
      <style:text-properties fo:language="pt" fo:country="PT"/>
    </style:style>
    <style:style style:name="T578" style:parent-style-name="DefaultParagraphFont" style:family="text">
      <style:text-properties fo:language="pt" fo:country="PT"/>
    </style:style>
    <style:style style:name="T579" style:parent-style-name="DefaultParagraphFont" style:family="text">
      <style:text-properties fo:font-style="italic" style:font-style-asian="italic" fo:language="pt" fo:country="PT"/>
    </style:style>
    <style:style style:name="T580" style:parent-style-name="DefaultParagraphFont" style:family="text">
      <style:text-properties fo:language="pt" fo:country="PT"/>
    </style:style>
    <style:style style:name="T581" style:parent-style-name="DefaultParagraphFont" style:family="text">
      <style:text-properties fo:font-style="italic" style:font-style-asian="italic" fo:language="pt" fo:country="PT"/>
    </style:style>
    <style:style style:name="T582" style:parent-style-name="DefaultParagraphFont" style:family="text">
      <style:text-properties fo:language="pt" fo:country="PT"/>
    </style:style>
    <style:style style:name="P583" style:parent-style-name="Normal" style:family="paragraph">
      <style:paragraph-properties fo:margin-left="0.4986in">
        <style:tab-stops/>
      </style:paragraph-properties>
    </style:style>
    <style:style style:name="T584" style:parent-style-name="DefaultParagraphFont" style:family="text">
      <style:text-properties fo:language="pt" fo:country="PT"/>
    </style:style>
    <style:style style:name="T585" style:parent-style-name="DefaultParagraphFont" style:family="text">
      <style:text-properties fo:font-style="italic" style:font-style-asian="italic" fo:language="pt" fo:country="PT"/>
    </style:style>
    <style:style style:name="T586" style:parent-style-name="DefaultParagraphFont" style:family="text">
      <style:text-properties fo:language="pt" fo:country="PT"/>
    </style:style>
    <style:style style:name="T58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88" style:parent-style-name="DefaultParagraphFont" style:family="text">
      <style:text-properties fo:language="pt" fo:country="PT"/>
    </style:style>
    <style:style style:name="T589" style:parent-style-name="DefaultParagraphFont" style:family="text">
      <style:text-properties fo:font-style="italic" style:font-style-asian="italic" fo:language="pt" fo:country="PT"/>
    </style:style>
    <style:style style:name="T590" style:parent-style-name="DefaultParagraphFont" style:family="text">
      <style:text-properties fo:language="pt" fo:country="PT"/>
    </style:style>
    <style:style style:name="T59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92" style:parent-style-name="DefaultParagraphFont" style:family="text">
      <style:text-properties fo:language="pt" fo:country="PT"/>
    </style:style>
    <style:style style:name="T593" style:parent-style-name="DefaultParagraphFont" style:family="text">
      <style:text-properties fo:language="pt" fo:country="PT"/>
    </style:style>
    <style:style style:name="P594" style:parent-style-name="Normal" style:family="paragraph">
      <style:paragraph-properties fo:text-align="start" fo:margin-bottom="0.0104in" fo:line-height="105%" fo:margin-left="0in" fo:text-indent="0in">
        <style:tab-stops/>
      </style:paragraph-properties>
    </style:style>
    <style:style style:name="T595" style:parent-style-name="DefaultParagraphFont" style:family="text">
      <style:text-properties fo:font-size="8pt" style:font-size-asian="8pt" fo:language="pt" fo:country="PT"/>
    </style:style>
    <style:style style:name="P596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509in"/>
        </style:tab-stops>
      </style:paragraph-properties>
    </style:style>
    <style:style style:name="T597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59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59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600" style:parent-style-name="Normal" style:family="paragraph">
      <style:paragraph-properties fo:margin-bottom="0.0395in" fo:margin-left="0.4916in" fo:text-indent="0.2951in">
        <style:tab-stops/>
      </style:paragraph-properties>
    </style:style>
    <style:style style:name="T60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02" style:parent-style-name="DefaultParagraphFont" style:family="text">
      <style:text-properties fo:language="pt" fo:country="PT"/>
    </style:style>
    <style:style style:name="T60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04" style:parent-style-name="DefaultParagraphFont" style:family="text">
      <style:text-properties fo:language="pt" fo:country="PT"/>
    </style:style>
    <style:style style:name="T605" style:parent-style-name="DefaultParagraphFont" style:family="text">
      <style:text-properties fo:font-style="italic" style:font-style-asian="italic" fo:language="pt" fo:country="PT"/>
    </style:style>
    <style:style style:name="T606" style:parent-style-name="DefaultParagraphFont" style:family="text">
      <style:text-properties fo:language="pt" fo:country="PT"/>
    </style:style>
    <style:style style:name="T607" style:parent-style-name="DefaultParagraphFont" style:family="text">
      <style:text-properties fo:font-style="italic" style:font-style-asian="italic" fo:language="pt" fo:country="PT"/>
    </style:style>
    <style:style style:name="T608" style:parent-style-name="DefaultParagraphFont" style:family="text">
      <style:text-properties fo:language="pt" fo:country="PT"/>
    </style:style>
    <style:style style:name="P609" style:parent-style-name="Normal" style:family="paragraph">
      <style:paragraph-properties fo:margin-bottom="0.1138in" fo:margin-left="0.4986in">
        <style:tab-stops/>
      </style:paragraph-properties>
    </style:style>
    <style:style style:name="T610" style:parent-style-name="DefaultParagraphFont" style:family="text">
      <style:text-properties fo:language="pt" fo:country="PT"/>
    </style:style>
    <style:style style:name="T61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12" style:parent-style-name="DefaultParagraphFont" style:family="text">
      <style:text-properties fo:language="pt" fo:country="PT"/>
    </style:style>
    <style:style style:name="T613" style:parent-style-name="DefaultParagraphFont" style:family="text">
      <style:text-properties fo:language="pt" fo:country="PT"/>
    </style:style>
    <style:style style:name="T614" style:parent-style-name="DefaultParagraphFont" style:family="text">
      <style:text-properties fo:font-style="italic" style:font-style-asian="italic" fo:language="pt" fo:country="PT"/>
    </style:style>
    <style:style style:name="T615" style:parent-style-name="DefaultParagraphFont" style:family="text">
      <style:text-properties fo:language="pt" fo:country="PT"/>
    </style:style>
    <style:style style:name="T616" style:parent-style-name="DefaultParagraphFont" style:family="text">
      <style:text-properties fo:font-style="italic" style:font-style-asian="italic" fo:language="pt" fo:country="PT"/>
    </style:style>
    <style:style style:name="T617" style:parent-style-name="DefaultParagraphFont" style:family="text">
      <style:text-properties fo:language="pt" fo:country="PT"/>
    </style:style>
    <style:style style:name="T618" style:parent-style-name="DefaultParagraphFont" style:family="text">
      <style:text-properties fo:font-style="italic" style:font-style-asian="italic" fo:language="pt" fo:country="PT"/>
    </style:style>
    <style:style style:name="T619" style:parent-style-name="DefaultParagraphFont" style:family="text">
      <style:text-properties fo:language="pt" fo:country="PT"/>
    </style:style>
    <style:style style:name="T62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21" style:parent-style-name="DefaultParagraphFont" style:family="text">
      <style:text-properties fo:language="pt" fo:country="PT"/>
    </style:style>
    <style:style style:name="T622" style:parent-style-name="DefaultParagraphFont" style:family="text">
      <style:text-properties fo:font-style="italic" style:font-style-asian="italic" fo:language="pt" fo:country="PT"/>
    </style:style>
    <style:style style:name="T623" style:parent-style-name="DefaultParagraphFont" style:family="text">
      <style:text-properties fo:language="pt" fo:country="PT"/>
    </style:style>
    <style:style style:name="T62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25" style:parent-style-name="DefaultParagraphFont" style:family="text">
      <style:text-properties fo:language="pt" fo:country="PT"/>
    </style:style>
    <style:style style:name="T626" style:parent-style-name="DefaultParagraphFont" style:family="text">
      <style:text-properties fo:language="pt" fo:country="PT"/>
    </style:style>
    <style:style style:name="T627" style:parent-style-name="DefaultParagraphFont" style:family="text">
      <style:text-properties fo:font-style="italic" style:font-style-asian="italic" fo:language="pt" fo:country="PT"/>
    </style:style>
    <style:style style:name="T628" style:parent-style-name="DefaultParagraphFont" style:family="text">
      <style:text-properties fo:language="pt" fo:country="PT"/>
    </style:style>
    <style:style style:name="P629" style:parent-style-name="Normal" style:list-style-name="LFO4" style:family="paragraph">
      <style:paragraph-properties fo:text-indent="-0.1965in"/>
      <style:text-properties fo:language="pt" fo:country="PT"/>
    </style:style>
    <style:style style:name="P630" style:parent-style-name="Normal" style:family="paragraph">
      <style:paragraph-properties fo:text-align="start" fo:margin-bottom="0.0104in" fo:line-height="105%" fo:margin-left="0in" fo:text-indent="0in">
        <style:tab-stops/>
      </style:paragraph-properties>
    </style:style>
    <style:style style:name="T631" style:parent-style-name="DefaultParagraphFont" style:family="text">
      <style:text-properties fo:font-size="8pt" style:font-size-asian="8pt" fo:language="pt" fo:country="PT"/>
    </style:style>
    <style:style style:name="P632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509in"/>
        </style:tab-stops>
      </style:paragraph-properties>
    </style:style>
    <style:style style:name="T633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63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3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636" style:parent-style-name="Normal" style:family="paragraph">
      <style:paragraph-properties fo:text-align="start" fo:margin-bottom="0.009in" fo:line-height="101%" fo:margin-left="0.7833in" fo:margin-right="2.0541in">
        <style:tab-stops/>
      </style:paragraph-properties>
    </style:style>
    <style:style style:name="T63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638" style:parent-style-name="Normal" style:family="paragraph">
      <style:paragraph-properties fo:text-align="start" fo:margin-bottom="0.0611in" fo:line-height="105%" fo:margin-left="0.7868in" fo:text-indent="0in">
        <style:tab-stops/>
      </style:paragraph-properties>
    </style:style>
    <style:style style:name="T639" style:parent-style-name="DefaultParagraphFont" style:family="text">
      <style:text-properties style:font-name="Courier New" style:font-name-asian="Courier New" style:font-name-complex="Courier New" fo:font-weight="bold" style:font-weight-asian="bold" fo:font-size="5pt" style:font-size-asian="5pt" fo:language="pt" fo:country="PT"/>
    </style:style>
    <style:style style:name="P640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509in"/>
        </style:tab-stops>
      </style:paragraph-properties>
    </style:style>
    <style:style style:name="T641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64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4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4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645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8076in"/>
        </style:tab-stops>
      </style:paragraph-properties>
    </style:style>
    <style:style style:name="T64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4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64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649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65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651" style:parent-style-name="Normal" style:master-page-name="MP1" style:list-style-name="LFO4" style:family="paragraph">
      <style:paragraph-properties fo:break-before="page" fo:text-indent="-0.1965in"/>
    </style:style>
    <style:style style:name="T682" style:parent-style-name="DefaultParagraphFont" style:family="text">
      <style:text-properties fo:language="pt" fo:country="PT"/>
    </style:style>
    <style:style style:name="T683" style:parent-style-name="DefaultParagraphFont" style:family="text">
      <style:text-properties fo:language="pt" fo:country="PT"/>
    </style:style>
    <style:style style:name="T68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85" style:parent-style-name="DefaultParagraphFont" style:family="text">
      <style:text-properties fo:language="pt" fo:country="PT"/>
    </style:style>
    <style:style style:name="T686" style:parent-style-name="DefaultParagraphFont" style:family="text">
      <style:text-properties fo:font-style="italic" style:font-style-asian="italic" fo:language="pt" fo:country="PT"/>
    </style:style>
    <style:style style:name="T687" style:parent-style-name="DefaultParagraphFont" style:family="text">
      <style:text-properties fo:language="pt" fo:country="PT"/>
    </style:style>
    <style:style style:name="T68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89" style:parent-style-name="DefaultParagraphFont" style:family="text">
      <style:text-properties fo:language="pt" fo:country="PT"/>
    </style:style>
    <style:style style:name="T690" style:parent-style-name="DefaultParagraphFont" style:family="text">
      <style:text-properties fo:language="pt" fo:country="PT"/>
    </style:style>
    <style:style style:name="T691" style:parent-style-name="DefaultParagraphFont" style:family="text">
      <style:text-properties fo:font-style="italic" style:font-style-asian="italic" fo:language="pt" fo:country="PT"/>
    </style:style>
    <style:style style:name="T692" style:parent-style-name="DefaultParagraphFont" style:family="text">
      <style:text-properties fo:language="pt" fo:country="PT"/>
    </style:style>
    <style:style style:name="T69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94" style:parent-style-name="DefaultParagraphFont" style:family="text">
      <style:text-properties fo:language="pt" fo:country="PT"/>
    </style:style>
    <style:style style:name="T695" style:parent-style-name="DefaultParagraphFont" style:family="text">
      <style:text-properties fo:language="pt" fo:country="PT"/>
    </style:style>
    <style:style style:name="T69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697" style:parent-style-name="DefaultParagraphFont" style:family="text">
      <style:text-properties fo:language="pt" fo:country="PT"/>
    </style:style>
    <style:style style:name="T698" style:parent-style-name="DefaultParagraphFont" style:family="text">
      <style:text-properties fo:font-style="italic" style:font-style-asian="italic" fo:language="pt" fo:country="PT"/>
    </style:style>
    <style:style style:name="T699" style:parent-style-name="DefaultParagraphFont" style:family="text">
      <style:text-properties fo:language="pt" fo:country="PT"/>
    </style:style>
    <style:style style:name="P700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01" style:parent-style-name="DefaultParagraphFont" style:family="text">
      <style:text-properties fo:font-size="8pt" style:font-size-asian="8pt" fo:language="pt" fo:country="PT"/>
    </style:style>
    <style:style style:name="TableColumn703" style:family="table-column">
      <style:table-column-properties style:column-width="1.5375in"/>
    </style:style>
    <style:style style:name="TableColumn704" style:family="table-column">
      <style:table-column-properties style:column-width="1.5236in"/>
    </style:style>
    <style:style style:name="TableColumn705" style:family="table-column">
      <style:table-column-properties style:column-width="1.5333in"/>
    </style:style>
    <style:style style:name="TableColumn706" style:family="table-column">
      <style:table-column-properties style:column-width="1.5236in"/>
    </style:style>
    <style:style style:name="Table702" style:family="table">
      <style:table-properties style:width="6.118in" fo:margin-left="0.375in" table:align="left"/>
    </style:style>
    <style:style style:name="TableRow707" style:family="table-row">
      <style:table-row-properties style:min-row-height="0.1798in"/>
    </style:style>
    <style:style style:name="TableCell708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0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1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11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1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1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14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15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1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17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18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1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Row720" style:family="table-row">
      <style:table-row-properties style:min-row-height="0.1798in"/>
    </style:style>
    <style:style style:name="TableCell721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22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2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2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2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26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27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2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2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30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31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3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3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34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3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3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3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Row738" style:family="table-row">
      <style:table-row-properties style:min-row-height="0.1798in"/>
    </style:style>
    <style:style style:name="TableCell739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40" style:parent-style-name="Normal" style:family="paragraph">
      <style:paragraph-properties fo:text-align="start" fo:margin-bottom="0in" fo:line-height="105%" fo:margin-left="0in" fo:text-indent="0in">
        <style:tab-stops/>
      </style:paragraph-properties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41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4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4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4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45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46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4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4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49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50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5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5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Row753" style:family="table-row">
      <style:table-row-properties style:min-row-height="0.1798in"/>
    </style:style>
    <style:style style:name="TableCell754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55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5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57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58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5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6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61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6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6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6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65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6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6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6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Row769" style:family="table-row">
      <style:table-row-properties style:min-row-height="0.1798in"/>
    </style:style>
    <style:style style:name="TableCell770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71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7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73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74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7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7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77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78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7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8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81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82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8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8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Row785" style:family="table-row">
      <style:table-row-properties style:min-row-height="0.1798in"/>
    </style:style>
    <style:style style:name="TableCell786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87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8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89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90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ableCell791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92" style:parent-style-name="Normal" style:family="paragraph">
      <style:paragraph-properties fo:text-align="start" fo:margin-bottom="0in" fo:line-height="105%" fo:margin-left="0.0013in" fo:text-indent="0in">
        <style:tab-stops/>
      </style:paragraph-properties>
    </style:style>
    <style:style style:name="T79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9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ableCell795" style:family="table-cell">
      <style:table-cell-properties fo:border="0.0069in solid #000000" style:writing-mode="lr-tb" fo:padding-top="0.0034in" fo:padding-left="0.0736in" fo:padding-bottom="0in" fo:padding-right="0.0798in"/>
    </style:style>
    <style:style style:name="P796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79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79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799" style:parent-style-name="Normal" style:family="paragraph">
      <style:paragraph-properties fo:text-align="start" fo:margin-bottom="0.1215in" fo:line-height="105%" fo:margin-left="0in" fo:text-indent="0in">
        <style:tab-stops/>
      </style:paragraph-properties>
    </style:style>
    <style:style style:name="T800" style:parent-style-name="DefaultParagraphFont" style:family="text">
      <style:text-properties fo:font-size="8pt" style:font-size-asian="8pt"/>
    </style:style>
    <style:style style:name="P801" style:parent-style-name="Normal" style:list-style-name="LFO4" style:family="paragraph">
      <style:paragraph-properties fo:margin-bottom="0.0402in" fo:text-indent="-0.1965in"/>
    </style:style>
    <style:style style:name="T802" style:parent-style-name="DefaultParagraphFont" style:family="text">
      <style:text-properties fo:language="pt" fo:country="PT"/>
    </style:style>
    <style:style style:name="T803" style:parent-style-name="DefaultParagraphFont" style:family="text">
      <style:text-properties fo:font-style="italic" style:font-style-asian="italic" fo:language="pt" fo:country="PT"/>
    </style:style>
    <style:style style:name="T804" style:parent-style-name="DefaultParagraphFont" style:family="text">
      <style:text-properties fo:language="pt" fo:country="PT"/>
    </style:style>
    <style:style style:name="T805" style:parent-style-name="DefaultParagraphFont" style:family="text">
      <style:text-properties fo:font-style="italic" style:font-style-asian="italic" fo:language="pt" fo:country="PT"/>
    </style:style>
    <style:style style:name="T806" style:parent-style-name="DefaultParagraphFont" style:family="text">
      <style:text-properties fo:language="pt" fo:country="PT"/>
    </style:style>
    <style:style style:name="T807" style:parent-style-name="DefaultParagraphFont" style:family="text">
      <style:text-properties fo:font-style="italic" style:font-style-asian="italic" fo:language="pt" fo:country="PT"/>
    </style:style>
    <style:style style:name="T808" style:parent-style-name="DefaultParagraphFont" style:family="text">
      <style:text-properties fo:language="pt" fo:country="PT"/>
    </style:style>
    <style:style style:name="T809" style:parent-style-name="DefaultParagraphFont" style:family="text">
      <style:text-properties fo:language="pt" fo:country="PT"/>
    </style:style>
    <style:style style:name="T810" style:parent-style-name="DefaultParagraphFont" style:family="text">
      <style:text-properties fo:font-style="italic" style:font-style-asian="italic" fo:language="pt" fo:country="PT"/>
    </style:style>
    <style:style style:name="T811" style:parent-style-name="DefaultParagraphFont" style:family="text">
      <style:text-properties fo:language="pt" fo:country="PT"/>
    </style:style>
    <style:style style:name="T812" style:parent-style-name="DefaultParagraphFont" style:family="text">
      <style:text-properties fo:font-style="italic" style:font-style-asian="italic" fo:language="pt" fo:country="PT"/>
    </style:style>
    <style:style style:name="T81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14" style:parent-style-name="DefaultParagraphFont" style:family="text">
      <style:text-properties fo:language="pt" fo:country="PT"/>
    </style:style>
    <style:style style:name="T81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16" style:parent-style-name="DefaultParagraphFont" style:family="text">
      <style:text-properties fo:language="pt" fo:country="PT"/>
    </style:style>
    <style:style style:name="T817" style:parent-style-name="DefaultParagraphFont" style:family="text">
      <style:text-properties fo:font-style="italic" style:font-style-asian="italic" fo:language="pt" fo:country="PT"/>
    </style:style>
    <style:style style:name="T818" style:parent-style-name="DefaultParagraphFont" style:family="text">
      <style:text-properties fo:language="pt" fo:country="PT"/>
    </style:style>
    <style:style style:name="T819" style:parent-style-name="DefaultParagraphFont" style:family="text">
      <style:text-properties fo:language="pt" fo:country="PT"/>
    </style:style>
    <style:style style:name="T820" style:parent-style-name="DefaultParagraphFont" style:family="text">
      <style:text-properties fo:font-style="italic" style:font-style-asian="italic" fo:language="pt" fo:country="PT"/>
    </style:style>
    <style:style style:name="T821" style:parent-style-name="DefaultParagraphFont" style:family="text">
      <style:text-properties fo:language="pt" fo:country="PT"/>
    </style:style>
    <style:style style:name="T82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23" style:parent-style-name="DefaultParagraphFont" style:family="text">
      <style:text-properties fo:language="pt" fo:country="PT"/>
    </style:style>
    <style:style style:name="T824" style:parent-style-name="DefaultParagraphFont" style:family="text">
      <style:text-properties fo:font-style="italic" style:font-style-asian="italic" fo:language="pt" fo:country="PT"/>
    </style:style>
    <style:style style:name="T825" style:parent-style-name="DefaultParagraphFont" style:family="text">
      <style:text-properties fo:language="pt" fo:country="PT"/>
    </style:style>
    <style:style style:name="P826" style:parent-style-name="Normal" style:family="paragraph">
      <style:paragraph-properties fo:margin-left="0.4986in">
        <style:tab-stops/>
      </style:paragraph-properties>
    </style:style>
    <style:style style:name="T827" style:parent-style-name="DefaultParagraphFont" style:family="text">
      <style:text-properties fo:language="pt" fo:country="PT"/>
    </style:style>
    <style:style style:name="T82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29" style:parent-style-name="DefaultParagraphFont" style:family="text">
      <style:text-properties fo:language="pt" fo:country="PT"/>
    </style:style>
    <style:style style:name="T830" style:parent-style-name="DefaultParagraphFont" style:family="text">
      <style:text-properties fo:font-style="italic" style:font-style-asian="italic" fo:language="pt" fo:country="PT"/>
    </style:style>
    <style:style style:name="T831" style:parent-style-name="DefaultParagraphFont" style:family="text">
      <style:text-properties fo:language="pt" fo:country="PT"/>
    </style:style>
    <style:style style:name="T83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33" style:parent-style-name="DefaultParagraphFont" style:family="text">
      <style:text-properties fo:language="pt" fo:country="PT"/>
    </style:style>
    <style:style style:name="P834" style:parent-style-name="Normal" style:family="paragraph">
      <style:paragraph-properties fo:text-align="start" fo:margin-bottom="0.0104in" fo:line-height="105%" fo:margin-left="0in" fo:text-indent="0in">
        <style:tab-stops/>
      </style:paragraph-properties>
    </style:style>
    <style:style style:name="T835" style:parent-style-name="DefaultParagraphFont" style:family="text">
      <style:text-properties fo:font-size="8pt" style:font-size-asian="8pt" fo:language="pt" fo:country="PT"/>
    </style:style>
    <style:style style:name="P836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509in"/>
        </style:tab-stops>
      </style:paragraph-properties>
    </style:style>
    <style:style style:name="T837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83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3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840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84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842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84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4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845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4631in"/>
          <style:tab-stop style:type="center" style:position="2.7083in"/>
        </style:tab-stops>
      </style:paragraph-properties>
    </style:style>
    <style:style style:name="T84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4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4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4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850" style:parent-style-name="Normal" style:family="paragraph">
      <style:paragraph-properties fo:text-align="start" fo:margin-bottom="0.0229in" fo:line-height="105%" fo:margin-left="0.7868in" fo:text-indent="0in">
        <style:tab-stops/>
      </style:paragraph-properties>
    </style:style>
    <style:style style:name="T851" style:parent-style-name="DefaultParagraphFont" style:family="text">
      <style:text-properties style:font-name="Courier New" style:font-name-asian="Courier New" style:font-name-complex="Courier New" fo:font-weight="bold" style:font-weight-asian="bold" fo:font-size="8pt" style:font-size-asian="8pt"/>
    </style:style>
    <style:style style:name="P852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509in"/>
        </style:tab-stops>
      </style:paragraph-properties>
    </style:style>
    <style:style style:name="T85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5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5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5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857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8569in"/>
        </style:tab-stops>
      </style:paragraph-properties>
    </style:style>
    <style:style style:name="T858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85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6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861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1.5965in"/>
          <style:tab-stop style:type="right" style:position="6.4972in"/>
        </style:tab-stops>
      </style:paragraph-properties>
    </style:style>
    <style:style style:name="T862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86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6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865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2798in"/>
          <style:tab-stop style:type="center" style:position="1.6736in"/>
          <style:tab-stop style:type="center" style:position="2.0666in"/>
          <style:tab-stop style:type="center" style:position="2.7569in"/>
          <style:tab-stop style:type="right" style:position="6.4972in"/>
        </style:tab-stops>
      </style:paragraph-properties>
    </style:style>
    <style:style style:name="T866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86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6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6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7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7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7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873" style:parent-style-name="Normal" style:family="paragraph">
      <style:paragraph-properties fo:text-align="start" fo:margin-bottom="0.0645in" fo:line-height="101%" fo:margin-left="0.7833in" fo:margin-right="1.3951in">
        <style:tab-stops/>
      </style:paragraph-properties>
    </style:style>
    <style:style style:name="T87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7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87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7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7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7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8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8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8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88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884" style:parent-style-name="Normal" style:family="paragraph">
      <style:paragraph-properties fo:text-align="start" fo:margin-bottom="0.025in" fo:line-height="105%" fo:margin-left="0.5in" fo:text-indent="0in">
        <style:tab-stops/>
      </style:paragraph-properties>
    </style:style>
    <style:style style:name="P885" style:parent-style-name="Normal" style:family="paragraph">
      <style:paragraph-properties fo:margin-left="0.5069in">
        <style:tab-stops/>
      </style:paragraph-properties>
      <style:text-properties fo:language="pt" fo:country="PT"/>
    </style:style>
    <style:style style:name="P886" style:parent-style-name="Normal" style:family="paragraph">
      <style:paragraph-properties fo:margin-bottom="0.0284in" fo:margin-left="0.7763in" fo:margin-right="0.9041in" fo:text-indent="-0.4916in">
        <style:tab-stops/>
      </style:paragraph-properties>
    </style:style>
    <style:style style:name="T887" style:parent-style-name="DefaultParagraphFont" style:family="text">
      <style:text-properties fo:font-weight="bold" style:font-weight-asian="bold" fo:language="pt" fo:country="PT"/>
    </style:style>
    <style:style style:name="T888" style:parent-style-name="DefaultParagraphFont" style:family="text">
      <style:text-properties fo:language="pt" fo:country="PT"/>
    </style:style>
    <style:style style:name="T889" style:parent-style-name="DefaultParagraphFont" style:family="text">
      <style:text-properties fo:font-style="italic" style:font-style-asian="italic" fo:language="pt" fo:country="PT"/>
    </style:style>
    <style:style style:name="T890" style:parent-style-name="DefaultParagraphFont" style:family="text">
      <style:text-properties fo:language="pt" fo:country="PT"/>
    </style:style>
    <style:style style:name="T891" style:parent-style-name="DefaultParagraphFont" style:family="text">
      <style:text-properties style:font-name="Courier New" style:font-name-asian="Courier New" style:font-name-complex="Courier New" fo:font-weight="bold" style:font-weight-asian="bold" fo:font-size="8pt" style:font-size-asian="8pt" fo:language="pt" fo:country="PT"/>
    </style:style>
    <style:style style:name="P892" style:parent-style-name="Normal" style:family="paragraph">
      <style:paragraph-properties fo:text-align="start" fo:margin-bottom="0.009in" fo:line-height="101%" fo:margin-left="0.7833in" fo:margin-right="2.3187in">
        <style:tab-stops/>
      </style:paragraph-properties>
    </style:style>
    <style:style style:name="T89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894" style:parent-style-name="Normal" style:family="paragraph">
      <style:paragraph-properties fo:text-align="start" fo:margin-bottom="0.0645in" fo:line-height="101%" fo:margin-left="0.7833in" fo:margin-right="0.302in">
        <style:tab-stops/>
      </style:paragraph-properties>
    </style:style>
    <style:style style:name="T89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896" style:parent-style-name="Normal" style:family="paragraph">
      <style:paragraph-properties fo:text-align="start" fo:margin-bottom="0.025in" fo:line-height="105%" fo:margin-left="0.5in" fo:text-indent="0in">
        <style:tab-stops/>
      </style:paragraph-properties>
      <style:text-properties fo:language="pt" fo:country="PT"/>
    </style:style>
    <style:style style:name="P897" style:parent-style-name="Normal" style:family="paragraph">
      <style:paragraph-properties fo:margin-left="0.5069in">
        <style:tab-stops/>
      </style:paragraph-properties>
    </style:style>
    <style:style style:name="T898" style:parent-style-name="DefaultParagraphFont" style:family="text">
      <style:text-properties fo:language="pt" fo:country="PT"/>
    </style:style>
    <style:style style:name="T899" style:parent-style-name="DefaultParagraphFont" style:family="text">
      <style:text-properties fo:font-style="italic" style:font-style-asian="italic" fo:language="pt" fo:country="PT"/>
    </style:style>
    <style:style style:name="T900" style:parent-style-name="DefaultParagraphFont" style:family="text">
      <style:text-properties fo:language="pt" fo:country="PT"/>
    </style:style>
    <style:style style:name="P901" style:parent-style-name="Normal" style:family="paragraph">
      <style:paragraph-properties fo:text-align="start" fo:margin-bottom="0in" fo:line-height="105%" fo:margin-left="0in" fo:text-indent="0in">
        <style:tab-stops/>
      </style:paragraph-properties>
      <style:text-properties fo:language="pt" fo:country="PT"/>
    </style:style>
    <style:style style:name="P902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509in"/>
        </style:tab-stops>
      </style:paragraph-properties>
    </style:style>
    <style:style style:name="T903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90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0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906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90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908" style:parent-style-name="Normal" style:family="paragraph">
      <style:paragraph-properties fo:margin-bottom="0in" fo:line-height="97%" fo:margin-left="0.7833in" fo:margin-right="1.6805in">
        <style:tab-stops/>
      </style:paragraph-properties>
    </style:style>
    <style:style style:name="T90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910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4631in"/>
          <style:tab-stop style:type="center" style:position="2.7083in"/>
        </style:tab-stops>
      </style:paragraph-properties>
    </style:style>
    <style:style style:name="T911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91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13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1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91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916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917" style:parent-style-name="Normal" style:family="paragraph">
      <style:paragraph-properties fo:text-align="start" fo:margin-bottom="0in" fo:line-height="105%" fo:margin-left="0.7868in" fo:text-indent="0in">
        <style:tab-stops/>
      </style:paragraph-properties>
    </style:style>
    <style:style style:name="T91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919" style:parent-style-name="Normal" style:family="paragraph">
      <style:paragraph-properties fo:text-align="start" fo:margin-bottom="0.009in" fo:line-height="101%" fo:margin-left="0.7833in" fo:margin-right="4.0638in">
        <style:tab-stops/>
      </style:paragraph-properties>
    </style:style>
    <style:style style:name="T92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92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92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923" style:parent-style-name="Normal" style:family="paragraph">
      <style:paragraph-properties fo:margin-bottom="0in" fo:line-height="97%" fo:margin-left="0.7833in" fo:margin-right="1.4118in">
        <style:tab-stops/>
      </style:paragraph-properties>
    </style:style>
    <style:style style:name="T92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P925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2.1645in"/>
        </style:tab-stops>
      </style:paragraph-properties>
    </style:style>
    <style:style style:name="T92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27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92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T92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930" style:parent-style-name="Normal" style:family="paragraph">
      <style:paragraph-properties fo:text-align="start" fo:margin-bottom="0.009in" fo:line-height="101%" fo:margin-left="0.7833in" fo:margin-right="0.302in">
        <style:tab-stops/>
      </style:paragraph-properties>
    </style:style>
    <style:style style:name="T93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932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509in"/>
        </style:tab-stops>
      </style:paragraph-properties>
    </style:style>
    <style:style style:name="T933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93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35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936" style:parent-style-name="Normal" style:family="paragraph">
      <style:paragraph-properties fo:text-align="start" fo:margin-bottom="0.009in" fo:line-height="101%" fo:margin-left="0in" fo:text-indent="0in">
        <style:tab-stops>
          <style:tab-stop style:type="center" style:position="0.7868in"/>
          <style:tab-stop style:type="center" style:position="1.6145in"/>
          <style:tab-stop style:type="center" style:position="2.7569in"/>
          <style:tab-stop style:type="center" style:position="3.9291in"/>
        </style:tab-stops>
      </style:paragraph-properties>
    </style:style>
    <style:style style:name="T937" style:parent-style-name="DefaultParagraphFont" style:family="text">
      <style:text-properties style:font-name="Calibri" style:font-name-asian="Calibri" style:font-name-complex="Calibri" fo:font-size="11pt" style:font-size-asian="11pt" fo:language="pt" fo:country="PT"/>
    </style:style>
    <style:style style:name="T938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39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40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4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94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943" style:parent-style-name="Normal" style:family="paragraph">
      <style:paragraph-properties fo:text-align="start" fo:margin-bottom="0.0555in" fo:line-height="105%" fo:margin-left="0.7868in" fo:text-indent="0in">
        <style:tab-stops/>
      </style:paragraph-properties>
    </style:style>
    <style:style style:name="T944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P945" style:parent-style-name="Normal" style:family="paragraph">
      <style:paragraph-properties fo:text-align="start" fo:margin-bottom="0.025in" fo:line-height="105%" fo:margin-left="0in" fo:text-indent="0in">
        <style:tab-stops/>
      </style:paragraph-properties>
    </style:style>
    <style:style style:name="T946" style:parent-style-name="DefaultParagraphFont" style:family="text">
      <style:text-properties fo:font-weight="bold" style:font-weight-asian="bold" fo:language="pt" fo:country="PT"/>
    </style:style>
    <style:style style:name="P947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948" style:parent-style-name="DefaultParagraphFont" style:family="text">
      <style:text-properties fo:font-weight="bold" style:font-weight-asian="bold"/>
    </style:style>
    <style:style style:name="P94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ableColumn951" style:family="table-column">
      <style:table-column-properties style:column-width="0.3937in"/>
    </style:style>
    <style:style style:name="TableColumn952" style:family="table-column">
      <style:table-column-properties style:column-width="0.3951in"/>
    </style:style>
    <style:style style:name="TableColumn953" style:family="table-column">
      <style:table-column-properties style:column-width="1.3784in"/>
    </style:style>
    <style:style style:name="TableColumn954" style:family="table-column">
      <style:table-column-properties style:column-width="0.393in"/>
    </style:style>
    <style:style style:name="TableColumn955" style:family="table-column">
      <style:table-column-properties style:column-width="0.393in"/>
    </style:style>
    <style:style style:name="TableColumn956" style:family="table-column">
      <style:table-column-properties style:column-width="0.393in"/>
    </style:style>
    <style:style style:name="TableColumn957" style:family="table-column">
      <style:table-column-properties style:column-width="1.3798in"/>
    </style:style>
    <style:style style:name="Table950" style:family="table">
      <style:table-properties style:width="4.7263in" fo:margin-left="0.8847in" table:align="left"/>
    </style:style>
    <style:style style:name="TableRow958" style:family="table-row">
      <style:table-row-properties style:min-row-height="0.1951in"/>
    </style:style>
    <style:style style:name="TableCell959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960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961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962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963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964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965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966" style:parent-style-name="Normal" style:family="paragraph">
      <style:paragraph-properties fo:text-align="start" fo:margin-bottom="0in" fo:line-height="105%" fo:margin-left="0.1131in" fo:text-indent="0in">
        <style:tab-stops/>
      </style:paragraph-properties>
    </style:style>
    <style:style style:name="T967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968" style:family="table-cell">
      <style:table-cell-properties fo:border-top="none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96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T970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971" style:parent-style-name="Normal" style:family="paragraph">
      <style:paragraph-properties fo:text-align="start" fo:margin-bottom="0in" fo:line-height="105%" fo:margin-left="0.1215in" fo:text-indent="0in">
        <style:tab-stops/>
      </style:paragraph-properties>
    </style:style>
    <style:style style:name="T972" style:parent-style-name="DefaultParagraphFont" style:family="text">
      <style:text-properties style:font-name="Courier New" style:font-name-asian="Courier New" style:font-name-complex="Courier New"/>
    </style:style>
    <style:style style:name="TableCell973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97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975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976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97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978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979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980" style:parent-style-name="Normal" style:family="paragraph">
      <style:paragraph-properties fo:text-align="start" fo:margin-bottom="0in" fo:line-height="105%" fo:margin-left="0.1131in" fo:text-indent="0in">
        <style:tab-stops/>
      </style:paragraph-properties>
    </style:style>
    <style:style style:name="T981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Row982" style:family="table-row">
      <style:table-row-properties style:min-row-height="0.1868in"/>
    </style:style>
    <style:style style:name="TableCell983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98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985" style:parent-style-name="DefaultParagraphFont" style:family="text">
      <style:text-properties style:font-name="Courier New" style:font-name-asian="Courier New" style:font-name-complex="Courier New"/>
    </style:style>
    <style:style style:name="TableCell986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98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988" style:parent-style-name="DefaultParagraphFont" style:family="text">
      <style:text-properties style:font-name="Courier New" style:font-name-asian="Courier New" style:font-name-complex="Courier New"/>
    </style:style>
    <style:style style:name="TableCell989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990" style:parent-style-name="Normal" style:family="paragraph">
      <style:paragraph-properties fo:text-align="center" fo:margin-bottom="0in" fo:line-height="105%" fo:margin-left="0in" fo:margin-right="0.0368in" fo:text-indent="0in">
        <style:tab-stops/>
      </style:paragraph-properties>
    </style:style>
    <style:style style:name="T991" style:parent-style-name="DefaultParagraphFont" style:family="text">
      <style:text-properties style:font-name="Courier New" style:font-name-asian="Courier New" style:font-name-complex="Courier New"/>
    </style:style>
    <style:style style:name="P992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993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99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995" style:parent-style-name="DefaultParagraphFont" style:family="text">
      <style:text-properties style:font-name="Courier New" style:font-name-asian="Courier New" style:font-name-complex="Courier New"/>
    </style:style>
    <style:style style:name="TableCell996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99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998" style:parent-style-name="DefaultParagraphFont" style:family="text">
      <style:text-properties style:font-name="Courier New" style:font-name-asian="Courier New" style:font-name-complex="Courier New"/>
    </style:style>
    <style:style style:name="TableCell999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000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001" style:parent-style-name="DefaultParagraphFont" style:family="text">
      <style:text-properties style:font-name="Courier New" style:font-name-asian="Courier New" style:font-name-complex="Courier New"/>
    </style:style>
    <style:style style:name="TableRow1002" style:family="table-row">
      <style:table-row-properties style:min-row-height="0.1979in"/>
    </style:style>
    <style:style style:name="TableCell1003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0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05" style:parent-style-name="DefaultParagraphFont" style:family="text">
      <style:text-properties style:font-name="Courier New" style:font-name-asian="Courier New" style:font-name-complex="Courier New"/>
    </style:style>
    <style:style style:name="TableCell1006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0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08" style:parent-style-name="DefaultParagraphFont" style:family="text">
      <style:text-properties style:font-name="Courier New" style:font-name-asian="Courier New" style:font-name-complex="Courier New"/>
    </style:style>
    <style:style style:name="TableCell1009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10" style:parent-style-name="Normal" style:family="paragraph">
      <style:paragraph-properties fo:text-align="center" fo:margin-bottom="0in" fo:line-height="105%" fo:margin-left="0in" fo:margin-right="0.0368in" fo:text-indent="0in">
        <style:tab-stops/>
      </style:paragraph-properties>
    </style:style>
    <style:style style:name="T1011" style:parent-style-name="DefaultParagraphFont" style:family="text">
      <style:text-properties style:font-name="Courier New" style:font-name-asian="Courier New" style:font-name-complex="Courier New"/>
    </style:style>
    <style:style style:name="TableCell1012" style:family="table-cell">
      <style:table-cell-properties fo:border-top="none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013" style:parent-style-name="Normal" style:family="paragraph">
      <style:paragraph-properties fo:text-align="start" fo:margin-bottom="0in" fo:line-height="105%" fo:margin-left="0.1215in" fo:text-indent="0in">
        <style:tab-stops/>
      </style:paragraph-properties>
    </style:style>
    <style:style style:name="T1014" style:parent-style-name="DefaultParagraphFont" style:family="text">
      <style:text-properties style:font-name="Courier New" style:font-name-asian="Courier New" style:font-name-complex="Courier New"/>
    </style:style>
    <style:style style:name="P1015" style:parent-style-name="Normal" style:family="paragraph">
      <style:paragraph-properties fo:margin-bottom="0in" fo:line-height="105%" fo:margin-left="0.1215in" fo:margin-right="0.0569in" fo:text-indent="0in">
        <style:tab-stops/>
      </style:paragraph-properties>
    </style:style>
    <style:style style:name="T1016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1017" style:parent-style-name="DefaultParagraphFont" style:family="text">
      <style:text-properties style:font-name="Courier New" style:font-name-asian="Courier New" style:font-name-complex="Courier New"/>
    </style:style>
    <style:style style:name="TableCell1018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1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20" style:parent-style-name="DefaultParagraphFont" style:family="text">
      <style:text-properties style:font-name="Courier New" style:font-name-asian="Courier New" style:font-name-complex="Courier New"/>
    </style:style>
    <style:style style:name="TableCell1021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2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23" style:parent-style-name="DefaultParagraphFont" style:family="text">
      <style:text-properties style:font-name="Courier New" style:font-name-asian="Courier New" style:font-name-complex="Courier New"/>
    </style:style>
    <style:style style:name="TableCell1024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25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026" style:parent-style-name="DefaultParagraphFont" style:family="text">
      <style:text-properties style:font-name="Courier New" style:font-name-asian="Courier New" style:font-name-complex="Courier New"/>
    </style:style>
    <style:style style:name="TableRow1027" style:family="table-row">
      <style:table-row-properties style:min-row-height="0.1951in"/>
    </style:style>
    <style:style style:name="TableCell1028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02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30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031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03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33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034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035" style:parent-style-name="Normal" style:family="paragraph">
      <style:paragraph-properties fo:text-align="start" fo:margin-bottom="0in" fo:line-height="105%" fo:margin-left="0.0631in" fo:text-indent="0in">
        <style:tab-stops/>
      </style:paragraph-properties>
    </style:style>
    <style:style style:name="T1036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1037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1038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03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40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041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04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43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044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045" style:parent-style-name="Normal" style:family="paragraph">
      <style:paragraph-properties fo:text-align="start" fo:margin-bottom="0in" fo:line-height="105%" fo:margin-left="0.0631in" fo:text-indent="0in">
        <style:tab-stops/>
      </style:paragraph-properties>
    </style:style>
    <style:style style:name="T1046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Row1047" style:family="table-row">
      <style:table-row-properties style:min-row-height="0.1875in"/>
    </style:style>
    <style:style style:name="TableCell1048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04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50" style:parent-style-name="DefaultParagraphFont" style:family="text">
      <style:text-properties style:font-name="Courier New" style:font-name-asian="Courier New" style:font-name-complex="Courier New"/>
    </style:style>
    <style:style style:name="TableCell1051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05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53" style:parent-style-name="DefaultParagraphFont" style:family="text">
      <style:text-properties style:font-name="Courier New" style:font-name-asian="Courier New" style:font-name-complex="Courier New"/>
    </style:style>
    <style:style style:name="TableCell1054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055" style:parent-style-name="Normal" style:family="paragraph">
      <style:paragraph-properties fo:text-align="center" fo:margin-bottom="0in" fo:line-height="105%" fo:margin-left="0in" fo:margin-right="0.0368in" fo:text-indent="0in">
        <style:tab-stops/>
      </style:paragraph-properties>
    </style:style>
    <style:style style:name="T1056" style:parent-style-name="DefaultParagraphFont" style:family="text">
      <style:text-properties style:font-name="Courier New" style:font-name-asian="Courier New" style:font-name-complex="Courier New"/>
    </style:style>
    <style:style style:name="P1057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1058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05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60" style:parent-style-name="DefaultParagraphFont" style:family="text">
      <style:text-properties style:font-name="Courier New" style:font-name-asian="Courier New" style:font-name-complex="Courier New"/>
    </style:style>
    <style:style style:name="TableCell1061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06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63" style:parent-style-name="DefaultParagraphFont" style:family="text">
      <style:text-properties style:font-name="Courier New" style:font-name-asian="Courier New" style:font-name-complex="Courier New"/>
    </style:style>
    <style:style style:name="TableCell1064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065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066" style:parent-style-name="DefaultParagraphFont" style:family="text">
      <style:text-properties style:font-name="Courier New" style:font-name-asian="Courier New" style:font-name-complex="Courier New"/>
    </style:style>
    <style:style style:name="TableRow1067" style:family="table-row">
      <style:table-row-properties style:min-row-height="0.1972in"/>
    </style:style>
    <style:style style:name="TableCell1068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6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70" style:parent-style-name="DefaultParagraphFont" style:family="text">
      <style:text-properties style:font-name="Courier New" style:font-name-asian="Courier New" style:font-name-complex="Courier New"/>
    </style:style>
    <style:style style:name="TableCell1071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7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73" style:parent-style-name="DefaultParagraphFont" style:family="text">
      <style:text-properties style:font-name="Courier New" style:font-name-asian="Courier New" style:font-name-complex="Courier New"/>
    </style:style>
    <style:style style:name="TableCell1074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75" style:parent-style-name="Normal" style:family="paragraph">
      <style:paragraph-properties fo:text-align="center" fo:margin-bottom="0in" fo:line-height="105%" fo:margin-left="0in" fo:margin-right="0.0368in" fo:text-indent="0in">
        <style:tab-stops/>
      </style:paragraph-properties>
    </style:style>
    <style:style style:name="T1076" style:parent-style-name="DefaultParagraphFont" style:family="text">
      <style:text-properties style:font-name="Courier New" style:font-name-asian="Courier New" style:font-name-complex="Courier New"/>
    </style:style>
    <style:style style:name="TableCell1077" style:family="table-cell">
      <style:table-cell-properties fo:border-top="none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078" style:parent-style-name="Normal" style:family="paragraph">
      <style:paragraph-properties fo:text-align="start" fo:margin-bottom="0in" fo:line-height="105%" fo:margin-left="0.1215in" fo:text-indent="0in">
        <style:tab-stops/>
      </style:paragraph-properties>
    </style:style>
    <style:style style:name="T1079" style:parent-style-name="DefaultParagraphFont" style:family="text">
      <style:text-properties style:font-name="Courier New" style:font-name-asian="Courier New" style:font-name-complex="Courier New"/>
    </style:style>
    <style:style style:name="P1080" style:parent-style-name="Normal" style:family="paragraph">
      <style:paragraph-properties fo:margin-bottom="0in" fo:line-height="105%" fo:margin-left="0.1215in" fo:margin-right="0.0569in" fo:text-indent="0in">
        <style:tab-stops/>
      </style:paragraph-properties>
    </style:style>
    <style:style style:name="T1081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1082" style:parent-style-name="DefaultParagraphFont" style:family="text">
      <style:text-properties style:font-name="Courier New" style:font-name-asian="Courier New" style:font-name-complex="Courier New"/>
    </style:style>
    <style:style style:name="TableCell1083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8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85" style:parent-style-name="DefaultParagraphFont" style:family="text">
      <style:text-properties style:font-name="Courier New" style:font-name-asian="Courier New" style:font-name-complex="Courier New"/>
    </style:style>
    <style:style style:name="TableCell1086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8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88" style:parent-style-name="DefaultParagraphFont" style:family="text">
      <style:text-properties style:font-name="Courier New" style:font-name-asian="Courier New" style:font-name-complex="Courier New"/>
    </style:style>
    <style:style style:name="TableCell1089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090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091" style:parent-style-name="DefaultParagraphFont" style:family="text">
      <style:text-properties style:font-name="Courier New" style:font-name-asian="Courier New" style:font-name-complex="Courier New"/>
    </style:style>
    <style:style style:name="TableRow1092" style:family="table-row">
      <style:table-row-properties style:min-row-height="0.1951in"/>
    </style:style>
    <style:style style:name="TableCell1093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09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95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096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09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098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099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00" style:parent-style-name="Normal" style:family="paragraph">
      <style:paragraph-properties fo:text-align="start" fo:margin-bottom="0in" fo:line-height="105%" fo:margin-left="0.0631in" fo:text-indent="0in">
        <style:tab-stops/>
      </style:paragraph-properties>
    </style:style>
    <style:style style:name="T1101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1102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1103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0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05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106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0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08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109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10" style:parent-style-name="Normal" style:family="paragraph">
      <style:paragraph-properties fo:text-align="start" fo:margin-bottom="0in" fo:line-height="105%" fo:margin-left="0.0631in" fo:text-indent="0in">
        <style:tab-stops/>
      </style:paragraph-properties>
    </style:style>
    <style:style style:name="T1111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Row1112" style:family="table-row">
      <style:table-row-properties style:min-row-height="0.1875in"/>
    </style:style>
    <style:style style:name="TableCell1113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1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15" style:parent-style-name="DefaultParagraphFont" style:family="text">
      <style:text-properties style:font-name="Courier New" style:font-name-asian="Courier New" style:font-name-complex="Courier New"/>
    </style:style>
    <style:style style:name="TableCell1116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1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18" style:parent-style-name="DefaultParagraphFont" style:family="text">
      <style:text-properties style:font-name="Courier New" style:font-name-asian="Courier New" style:font-name-complex="Courier New"/>
    </style:style>
    <style:style style:name="TableCell1119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20" style:parent-style-name="Normal" style:family="paragraph">
      <style:paragraph-properties fo:text-align="center" fo:margin-bottom="0in" fo:line-height="105%" fo:margin-left="0in" fo:margin-right="0.0368in" fo:text-indent="0in">
        <style:tab-stops/>
      </style:paragraph-properties>
    </style:style>
    <style:style style:name="T1121" style:parent-style-name="DefaultParagraphFont" style:family="text">
      <style:text-properties style:font-name="Courier New" style:font-name-asian="Courier New" style:font-name-complex="Courier New"/>
    </style:style>
    <style:style style:name="P1122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1123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2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25" style:parent-style-name="DefaultParagraphFont" style:family="text">
      <style:text-properties style:font-name="Courier New" style:font-name-asian="Courier New" style:font-name-complex="Courier New"/>
    </style:style>
    <style:style style:name="TableCell1126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2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28" style:parent-style-name="DefaultParagraphFont" style:family="text">
      <style:text-properties style:font-name="Courier New" style:font-name-asian="Courier New" style:font-name-complex="Courier New"/>
    </style:style>
    <style:style style:name="TableCell1129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30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131" style:parent-style-name="DefaultParagraphFont" style:family="text">
      <style:text-properties style:font-name="Courier New" style:font-name-asian="Courier New" style:font-name-complex="Courier New"/>
    </style:style>
    <style:style style:name="TableRow1132" style:family="table-row">
      <style:table-row-properties style:min-row-height="0.1972in"/>
    </style:style>
    <style:style style:name="TableCell1133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13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35" style:parent-style-name="DefaultParagraphFont" style:family="text">
      <style:text-properties style:font-name="Courier New" style:font-name-asian="Courier New" style:font-name-complex="Courier New"/>
    </style:style>
    <style:style style:name="TableCell1136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137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38" style:parent-style-name="DefaultParagraphFont" style:family="text">
      <style:text-properties style:font-name="Courier New" style:font-name-asian="Courier New" style:font-name-complex="Courier New"/>
    </style:style>
    <style:style style:name="TableCell1139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140" style:parent-style-name="Normal" style:family="paragraph">
      <style:paragraph-properties fo:text-align="center" fo:margin-bottom="0in" fo:line-height="105%" fo:margin-left="0in" fo:margin-right="0.0368in" fo:text-indent="0in">
        <style:tab-stops/>
      </style:paragraph-properties>
    </style:style>
    <style:style style:name="T1141" style:parent-style-name="DefaultParagraphFont" style:family="text">
      <style:text-properties style:font-name="Courier New" style:font-name-asian="Courier New" style:font-name-complex="Courier New"/>
    </style:style>
    <style:style style:name="TableCell1142" style:family="table-cell">
      <style:table-cell-properties fo:border-top="none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43" style:parent-style-name="Normal" style:family="paragraph">
      <style:paragraph-properties fo:text-align="start" fo:margin-bottom="0in" fo:line-height="105%" fo:margin-left="0.1215in" fo:text-indent="0in">
        <style:tab-stops/>
      </style:paragraph-properties>
    </style:style>
    <style:style style:name="T1144" style:parent-style-name="DefaultParagraphFont" style:family="text">
      <style:text-properties style:font-name="Courier New" style:font-name-asian="Courier New" style:font-name-complex="Courier New"/>
    </style:style>
    <style:style style:name="P1145" style:parent-style-name="Normal" style:family="paragraph">
      <style:paragraph-properties fo:margin-bottom="0in" fo:line-height="105%" fo:margin-left="0.1215in" fo:margin-right="0.0569in" fo:text-indent="0in">
        <style:tab-stops/>
      </style:paragraph-properties>
    </style:style>
    <style:style style:name="T1146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1147" style:parent-style-name="DefaultParagraphFont" style:family="text">
      <style:text-properties style:font-name="Courier New" style:font-name-asian="Courier New" style:font-name-complex="Courier New"/>
    </style:style>
    <style:style style:name="TableCell1148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14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50" style:parent-style-name="DefaultParagraphFont" style:family="text">
      <style:text-properties style:font-name="Courier New" style:font-name-asian="Courier New" style:font-name-complex="Courier New"/>
    </style:style>
    <style:style style:name="TableCell1151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15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53" style:parent-style-name="DefaultParagraphFont" style:family="text">
      <style:text-properties style:font-name="Courier New" style:font-name-asian="Courier New" style:font-name-complex="Courier New"/>
    </style:style>
    <style:style style:name="TableCell1154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155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156" style:parent-style-name="DefaultParagraphFont" style:family="text">
      <style:text-properties style:font-name="Courier New" style:font-name-asian="Courier New" style:font-name-complex="Courier New"/>
    </style:style>
    <style:style style:name="TableRow1157" style:family="table-row">
      <style:table-row-properties style:min-row-height="0.1965in"/>
    </style:style>
    <style:style style:name="TableCell1158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5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60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161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6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63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164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65" style:parent-style-name="Normal" style:family="paragraph">
      <style:paragraph-properties fo:text-align="start" fo:margin-bottom="0in" fo:line-height="105%" fo:margin-left="0.0631in" fo:text-indent="0in">
        <style:tab-stops/>
      </style:paragraph-properties>
    </style:style>
    <style:style style:name="T1166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1167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1168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6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70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171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7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73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Cell1174" style:family="table-cell">
      <style:table-cell-properties fo:border="0.0069in solid #000000" style:writing-mode="lr-tb" fo:padding-top="0.0041in" fo:padding-left="0.075in" fo:padding-bottom="0in" fo:padding-right="0.0402in"/>
    </style:style>
    <style:style style:name="P1175" style:parent-style-name="Normal" style:family="paragraph">
      <style:paragraph-properties fo:text-align="start" fo:margin-bottom="0in" fo:line-height="105%" fo:margin-left="0.0631in" fo:text-indent="0in">
        <style:tab-stops/>
      </style:paragraph-properties>
    </style:style>
    <style:style style:name="T1176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ableRow1177" style:family="table-row">
      <style:table-row-properties style:min-row-height="0.1868in"/>
    </style:style>
    <style:style style:name="TableCell1178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7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80" style:parent-style-name="DefaultParagraphFont" style:family="text">
      <style:text-properties style:font-name="Courier New" style:font-name-asian="Courier New" style:font-name-complex="Courier New"/>
    </style:style>
    <style:style style:name="TableCell1181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8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83" style:parent-style-name="DefaultParagraphFont" style:family="text">
      <style:text-properties style:font-name="Courier New" style:font-name-asian="Courier New" style:font-name-complex="Courier New"/>
    </style:style>
    <style:style style:name="TableCell1184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85" style:parent-style-name="Normal" style:family="paragraph">
      <style:paragraph-properties fo:text-align="center" fo:margin-bottom="0in" fo:line-height="105%" fo:margin-left="0in" fo:margin-right="0.0368in" fo:text-indent="0in">
        <style:tab-stops/>
      </style:paragraph-properties>
    </style:style>
    <style:style style:name="T1186" style:parent-style-name="DefaultParagraphFont" style:family="text">
      <style:text-properties style:font-name="Courier New" style:font-name-asian="Courier New" style:font-name-complex="Courier New"/>
    </style:style>
    <style:style style:name="P1187" style:parent-style-name="Normal" style:family="paragraph">
      <style:paragraph-properties fo:text-align="start" fo:margin-bottom="0.1111in" fo:line-height="105%" fo:margin-left="0in" fo:text-indent="0in">
        <style:tab-stops/>
      </style:paragraph-properties>
    </style:style>
    <style:style style:name="TableCell1188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8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90" style:parent-style-name="DefaultParagraphFont" style:family="text">
      <style:text-properties style:font-name="Courier New" style:font-name-asian="Courier New" style:font-name-complex="Courier New"/>
    </style:style>
    <style:style style:name="TableCell1191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9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193" style:parent-style-name="DefaultParagraphFont" style:family="text">
      <style:text-properties style:font-name="Courier New" style:font-name-asian="Courier New" style:font-name-complex="Courier New"/>
    </style:style>
    <style:style style:name="TableCell1194" style:family="table-cell">
      <style:table-cell-properties fo:border-top="0.0069in solid #000000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195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196" style:parent-style-name="DefaultParagraphFont" style:family="text">
      <style:text-properties style:font-name="Courier New" style:font-name-asian="Courier New" style:font-name-complex="Courier New"/>
    </style:style>
    <style:style style:name="TableRow1197" style:family="table-row">
      <style:table-row-properties style:min-row-height="0.1965in"/>
    </style:style>
    <style:style style:name="TableCell1198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199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200" style:parent-style-name="DefaultParagraphFont" style:family="text">
      <style:text-properties style:font-name="Courier New" style:font-name-asian="Courier New" style:font-name-complex="Courier New"/>
    </style:style>
    <style:style style:name="TableCell1201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202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203" style:parent-style-name="DefaultParagraphFont" style:family="text">
      <style:text-properties style:font-name="Courier New" style:font-name-asian="Courier New" style:font-name-complex="Courier New"/>
    </style:style>
    <style:style style:name="TableCell1204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205" style:parent-style-name="Normal" style:family="paragraph">
      <style:paragraph-properties fo:text-align="center" fo:margin-bottom="0in" fo:line-height="105%" fo:margin-left="0in" fo:margin-right="0.0368in" fo:text-indent="0in">
        <style:tab-stops/>
      </style:paragraph-properties>
    </style:style>
    <style:style style:name="T1206" style:parent-style-name="DefaultParagraphFont" style:family="text">
      <style:text-properties style:font-name="Courier New" style:font-name-asian="Courier New" style:font-name-complex="Courier New"/>
    </style:style>
    <style:style style:name="TableCell1207" style:family="table-cell">
      <style:table-cell-properties fo:border-top="none" fo:border-left="0.0069in solid #000000" fo:border-bottom="none" fo:border-right="0.0069in solid #000000" style:writing-mode="lr-tb" fo:padding-top="0.0041in" fo:padding-left="0.075in" fo:padding-bottom="0in" fo:padding-right="0.0402in"/>
    </style:style>
    <style:style style:name="P1208" style:parent-style-name="Normal" style:family="paragraph">
      <style:paragraph-properties fo:text-align="start" fo:margin-bottom="0in" fo:line-height="105%" fo:margin-left="0.1215in" fo:text-indent="0in">
        <style:tab-stops/>
      </style:paragraph-properties>
    </style:style>
    <style:style style:name="T1209" style:parent-style-name="DefaultParagraphFont" style:family="text">
      <style:text-properties style:font-name="Courier New" style:font-name-asian="Courier New" style:font-name-complex="Courier New"/>
    </style:style>
    <style:style style:name="TableCell1210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211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212" style:parent-style-name="DefaultParagraphFont" style:family="text">
      <style:text-properties style:font-name="Courier New" style:font-name-asian="Courier New" style:font-name-complex="Courier New"/>
    </style:style>
    <style:style style:name="TableCell1213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214" style:parent-style-name="Normal" style:family="paragraph">
      <style:paragraph-properties fo:text-align="start" fo:margin-bottom="0in" fo:line-height="105%" fo:margin-left="0.0715in" fo:text-indent="0in">
        <style:tab-stops/>
      </style:paragraph-properties>
    </style:style>
    <style:style style:name="T1215" style:parent-style-name="DefaultParagraphFont" style:family="text">
      <style:text-properties style:font-name="Courier New" style:font-name-asian="Courier New" style:font-name-complex="Courier New"/>
    </style:style>
    <style:style style:name="TableCell1216" style:family="table-cell">
      <style:table-cell-properties fo:border-top="none" fo:border-left="0.0069in solid #000000" fo:border-bottom="0.0069in solid #000000" fo:border-right="0.0069in solid #000000" style:writing-mode="lr-tb" fo:padding-top="0.0041in" fo:padding-left="0.075in" fo:padding-bottom="0in" fo:padding-right="0.0402in"/>
    </style:style>
    <style:style style:name="P1217" style:parent-style-name="Normal" style:family="paragraph">
      <style:paragraph-properties fo:text-align="center" fo:margin-bottom="0in" fo:line-height="105%" fo:margin-left="0in" fo:margin-right="0.0381in" fo:text-indent="0in">
        <style:tab-stops/>
      </style:paragraph-properties>
    </style:style>
    <style:style style:name="T1218" style:parent-style-name="DefaultParagraphFont" style:family="text">
      <style:text-properties style:font-name="Courier New" style:font-name-asian="Courier New" style:font-name-complex="Courier New"/>
    </style:style>
    <style:style style:name="P1219" style:parent-style-name="Normal" style:family="paragraph">
      <style:paragraph-properties fo:text-align="start" fo:margin-bottom="0in" fo:line-height="105%" fo:margin-left="0in" fo:text-indent="0in">
        <style:tab-stops/>
      </style:paragraph-properties>
    </style:style>
    <style:style style:name="P1220" style:parent-style-name="Normal" style:family="paragraph">
      <style:paragraph-properties fo:margin-left="0.0069in">
        <style:tab-stops/>
      </style:paragraph-properties>
    </style:style>
    <style:style style:name="P1221" style:parent-style-name="Normal" style:list-style-name="LFO5" style:family="paragraph">
      <style:paragraph-properties fo:text-align="start" fo:margin-right="0.0006in" fo:text-indent="-0.25in"/>
    </style:style>
    <style:style style:name="T1222" style:parent-style-name="DefaultParagraphFont" style:family="text">
      <style:text-properties fo:language="pt" fo:country="PT"/>
    </style:style>
    <style:style style:name="T1223" style:parent-style-name="DefaultParagraphFont" style:family="text">
      <style:text-properties fo:font-weight="bold" style:font-weight-asian="bold" fo:language="pt" fo:country="PT"/>
    </style:style>
    <style:style style:name="T1224" style:parent-style-name="DefaultParagraphFont" style:family="text">
      <style:text-properties fo:language="pt" fo:country="PT"/>
    </style:style>
    <style:style style:name="T1225" style:parent-style-name="DefaultParagraphFont" style:family="text">
      <style:text-properties fo:language="pt" fo:country="PT"/>
    </style:style>
    <style:style style:name="P1226" style:parent-style-name="Normal" style:family="paragraph">
      <style:paragraph-properties fo:text-align="start" fo:margin-bottom="0in" fo:line-height="105%" fo:margin-left="0.25in" fo:text-indent="0in">
        <style:tab-stops/>
      </style:paragraph-properties>
      <style:text-properties fo:language="pt" fo:country="PT"/>
    </style:style>
    <style:style style:name="P1227" style:parent-style-name="Normal" style:list-style-name="LFO5" style:family="paragraph">
      <style:paragraph-properties fo:text-align="start" fo:margin-bottom="0.0062in" fo:line-height="100%" fo:margin-right="0.0006in" fo:text-indent="-0.25in"/>
    </style:style>
    <style:style style:name="T1228" style:parent-style-name="DefaultParagraphFont" style:family="text">
      <style:text-properties fo:language="pt" fo:country="PT"/>
    </style:style>
    <style:style style:name="T1229" style:parent-style-name="DefaultParagraphFont" style:family="text">
      <style:text-properties fo:font-weight="bold" style:font-weight-asian="bold" fo:language="pt" fo:country="PT"/>
    </style:style>
    <style:style style:name="T1230" style:parent-style-name="DefaultParagraphFont" style:family="text">
      <style:text-properties fo:language="pt" fo:country="PT"/>
    </style:style>
    <style:style style:name="T1231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32" style:parent-style-name="DefaultParagraphFont" style:family="text">
      <style:text-properties style:font-name="Courier New" style:font-name-asian="Courier New" style:font-name-complex="Courier New" fo:font-weight="bold" style:font-weight-asian="bold" fo:font-size="11pt" style:font-size-asian="11pt" fo:language="pt" fo:country="PT"/>
    </style:style>
    <style:style style:name="T1233" style:parent-style-name="DefaultParagraphFont" style:family="text">
      <style:text-properties fo:language="pt" fo:country="PT"/>
    </style:style>
    <style:style style:name="P1234" style:parent-style-name="Normal" style:family="paragraph">
      <style:paragraph-properties fo:text-align="start" fo:margin-bottom="0in" fo:line-height="105%" fo:margin-left="0in" fo:text-indent="0in">
        <style:tab-stops/>
      </style:paragraph-properties>
      <style:text-properties fo:language="pt" fo:country="PT"/>
    </style:style>
    <style:style style:name="P1235" style:parent-style-name="Normal" style:family="paragraph">
      <style:paragraph-properties fo:text-align="start" fo:margin-bottom="0in" fo:line-height="105%" fo:margin-left="0in" fo:text-indent="0in">
        <style:tab-stops/>
      </style:paragraph-properties>
      <style:text-properties fo:language="pt" fo:country="PT"/>
    </style:style>
    <style:style style:name="P1236" style:parent-style-name="Normal" style:family="paragraph">
      <style:paragraph-properties fo:text-align="end" fo:margin-bottom="0in" fo:line-height="105%" fo:margin-left="0in" fo:text-indent="0in">
        <style:tab-stops/>
      </style:paragraph-properties>
    </style:style>
    <style:style style:name="T1237" style:parent-style-name="DefaultParagraphFont" style:family="text">
      <style:text-properties fo:font-weight="bold" style:font-weight-asian="bold" fo:font-size="10pt" style:font-size-asian="10pt"/>
    </style:style>
    <style:style style:family="graphic" style:name="a18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9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40">AULA PRÁTICA N.º 2<text:s/></text:span></text:p>
      <text:p text:style-name="P41"><text:span text:style-name="T42">Objetivos:<text:s/></text:span></text:p>
      <text:p text:style-name="P43"><text:span text:style-name="T44">Utilização de instruções lógicas e de deslocamento sobre inteiros no MIPS.<text:s/></text:span>Utilização das diretivas do<text:s/><text:span text:style-name="T45">assembler</text:span><text:s/>do MARS.<text:s/></text:p>
      <text:p text:style-name="P46"><text:span text:style-name="T47">Conceitos básicos:<text:s/></text:span></text:p>
      <text:list text:style-name="LFO1" text:continue-numbering="true">
        <text:list-item>
          <text:p text:style-name="P48"><text:span text:style-name="T49">Lógica<text:s/></text:span><text:span text:style-name="T50">bitwise</text:span><text:span text:style-name="T51"><text:s/>e operações com máscaras.<text:s/></text:span>Instruções<text:s/>lógicas.<text:s/></text:p>
        </text:list-item>
        <text:list-item>
          <text:p text:style-name="P52"><text:span text:style-name="T53">Deslocamento (</text:span><text:span text:style-name="T54">shift</text:span><text:span text:style-name="T55">) lógico e aritmético.<text:s/></text:span>Instruções de deslocamento.<text:s/></text:p>
        </text:list-item>
        <text:list-item>
          <text:p text:style-name="P56"><text:span text:style-name="T57">Diretivas do<text:s/></text:span><text:span text:style-name="T58">assembler</text:span><text:span text:style-name="T59"><text:s/>do MARS.<text:s/></text:span></text:p>
        </text:list-item>
      </text:list>
      <text:p text:style-name="P60"><text:span text:style-name="T61">Guião:<text:s/></text:span></text:p>
      <text:list text:style-name="LFO2" text:continue-numbering="true">
        <text:list-item>
          <text:p text:style-name="P62">Instruções lógicas.<text:s/></text:p>
          <text:list text:continue-numbering="true">
            <text:list-item>
              <text:p text:style-name="P63"><text:span text:style-name="T64">Codifique um programa em<text:s/></text:span><text:span text:style-name="T65">assembly</text:span><text:span text:style-name="T66"><text:s/>do MIPS que determine o resultado das operações lógicas bit a bit (</text:span><text:span text:style-name="T67">bitwise</text:span><text:span text:style-name="T68">) AND</text:span><text:span text:style-name="T69"><text:note text:note-class="footnote" text:id="_ftn0"><text:note-citation>1</text:note-citation><text:note-body><text:p text:style-name="P70"><text:span text:style-name="T71"><text:s/>Em linguagem C, os operadores lógicos<text:s/></text:span><text:span text:style-name="T72">bitwise</text:span><text:span text:style-name="T73"><text:s/>representam-se por:<text:s/></text:span><text:span text:style-name="T74">&amp;</text:span><text:span text:style-name="T75"><text:s/>(</text:span><text:span text:style-name="T76">and</text:span><text:span text:style-name="T77">);<text:s/></text:span><text:span text:style-name="T78">|</text:span><text:span text:style-name="T79"><text:s/></text:span><text:span text:style-name="T80">(or)</text:span><text:span text:style-name="T81">;<text:s/></text:span><text:span text:style-name="T82">^</text:span><text:span text:style-name="T83"><text:s/>(</text:span><text:span text:style-name="T84">xor</text:span><text:span text:style-name="T85">);<text:s/></text:span><text:span text:style-name="T86">~</text:span><text:span text:style-name="T87"><text:s/>(</text:span><text:span text:style-name="T88">not</text:span><text:span text:style-name="T89">)<text:s/></text:span></text:p></text:note-body></text:note></text:span><text:span text:style-name="T90">, OR, NOR e XOR, considerando como operandos os valores armazenados nos registos<text:s/></text:span><text:span text:style-name="T91">$t0</text:span><text:span text:style-name="T92"><text:s/>e<text:s/></text:span><text:span text:style-name="T93">$t1</text:span><text:span text:style-name="T94">; os resultados devem ser armazenados nos<text:s/></text:span><text:span text:style-name="T95">registos<text:s/></text:span><text:span text:style-name="T96">$t2</text:span><text:span text:style-name="T97">,<text:s/></text:span><text:span text:style-name="T98">$t3</text:span><text:span text:style-name="T99">,<text:s/></text:span><text:span text:style-name="T100">$t4</text:span><text:span text:style-name="T101"><text:s/>e<text:s/></text:span><text:span text:style-name="T102">$t5</text:span><text:span text:style-name="T103">, respetivamente.<text:s/></text:span></text:p>
            </text:list-item>
          </text:list>
        </text:list-item>
      </text:list>
      <text:p text:style-name="P104"><text:s/></text:p>
      <text:p text:style-name="P105"><text:span text:style-name="T106"><text:tab/></text:span><text:span text:style-name="T107"><text:s/></text:span><text:span text:style-name="T108"><text:tab/><text:s/></text:span><text:span text:style-name="T109"><text:tab/>.data<text:s/></text:span></text:p>
      <text:p text:style-name="P110"><text:span text:style-name="T111"><text:tab/></text:span><text:span text:style-name="T112"><text:s/></text:span><text:span text:style-name="T113"><text:tab/><text:s/></text:span><text:span text:style-name="T114"><text:tab/>.text<text:s/></text:span></text:p>
      <text:p text:style-name="P115"><text:span text:style-name="T116"><text:tab/></text:span><text:span text:style-name="T117"><text:s/></text:span><text:span text:style-name="T118"><text:tab/><text:s/></text:span><text:span text:style-name="T119"><text:tab/>.globl main<text:s/></text:span></text:p>
      <text:p text:style-name="P120"><text:span text:style-name="T121">main: ori $t0,$0,val_1 # substituir val_1 e val_2 pelos <text:s/></text:span><text:span text:style-name="T122"><text:tab/><text:s/></text:span><text:span text:style-name="T123"><text:tab/>ori $t1,$0,val_2 # <text:s/>valores de entrada desejados <text:s/></text:span><text:span text:style-name="T124"><text:tab/><text:s/></text:span><text:span text:style-name="T125"><text:tab/>and $t2,$t0,$t1 # $t2 = $t0 &amp; $t1 (and bit a bit) <text:s/></text:span><text:span text:style-name="T126"><text:tab/></text:span><text:span text:style-name="T127"><text:s/></text:span><text:span text:style-name="T128"><text:tab/>or ... <text:s/></text:span><text:span text:style-name="T129"><text:tab/><text:s/></text:span><text:span text:style-name="T130"><text:tab/></text:span><text:span text:style-name="T131"># $t3 = $t0 | $t1 (or <text:s/>bit a bit)<text:s/></text:span></text:p>
      <text:p text:style-name="P132"><text:span text:style-name="T133"><text:tab/></text:span><text:span text:style-name="T134"><text:s/></text:span><text:span text:style-name="T135"><text:tab/><text:s/></text:span><text:span text:style-name="T136"><text:tab/>(...) <text:s/></text:span><text:span text:style-name="T137"><text:tab/><text:s/></text:span><text:span text:style-name="T138"><text:tab/>#<text:s/></text:span></text:p>
      <text:p text:style-name="P139"><text:span text:style-name="T140"><text:tab/></text:span><text:span text:style-name="T141"><text:s/></text:span><text:span text:style-name="T142"><text:tab/><text:s/></text:span><text:span text:style-name="T143"><text:tab/>jr $ra <text:s/></text:span><text:span text:style-name="T144"><text:tab/><text:s/></text:span><text:span text:style-name="T145"><text:tab/># fim do programa</text:span><text:span text:style-name="T146"><text:s/></text:span></text:p>
      <text:p text:style-name="P147"><text:s/></text:p>
      <text:list text:style-name="LFO2" text:continue-numbering="true">
        <text:list-item>
          <text:list>
            <text:list-item>
              <text:p text:style-name="P148">Execute o programa no MARS, preencha a tabela e confirme (calculando manualmente) os resultados para os seguintes pares de valores: <text:s/></text:p>
            </text:list-item>
          </text:list>
        </text:list-item>
      </text:list>
      <text:p text:style-name="P149"><text:span text:style-name="T150"><text:s/></text:span></text:p>
      <text:p text:style-name="P151"><text:span text:style-name="T152">val_1 =<text:s/></text:span><text:span text:style-name="T153">0x1234, val_2 = 0x000F val_1 = 0x1234, val_2 = 0xF0F0 val_1 = 0x5C1B, val_2 = 0xA3E4<text:s/></text:span></text:p>
      <text:p text:style-name="P154"><text:span text:style-name="T155"><text:s/></text:span>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<text:span text:style-name="T166">$t0<text:s/></text:span></text:p>
          </table:table-cell>
          <table:table-cell table:style-name="TableCell167">
            <text:p text:style-name="P168"><text:span text:style-name="T169">$t1<text:s/></text:span></text:p>
          </table:table-cell>
          <table:table-cell table:style-name="TableCell170">
            <text:p text:style-name="P171"><text:span text:style-name="T172">$t2 (AND)<text:s/></text:span></text:p>
          </table:table-cell>
          <table:table-cell table:style-name="TableCell173">
            <text:p text:style-name="P174"><text:span text:style-name="T175">$t3 (OR)<text:s/></text:span></text:p>
          </table:table-cell>
          <table:table-cell table:style-name="TableCell176">
            <text:p text:style-name="P177"><text:span text:style-name="T178">$t4 (NOR)<text:s/></text:span></text:p>
          </table:table-cell>
          <table:table-cell table:style-name="TableCell179">
            <text:p text:style-name="P180"><text:span text:style-name="T181">$t5 (XOR)<text:s/></text:span></text:p>
          </table:table-cell>
        </table:table-row>
        <table:table-row table:style-name="TableRow182">
          <table:table-cell table:style-name="TableCell183">
            <text:p text:style-name="P184"><text:span text:style-name="T185">0x1234<text:s/></text:span></text:p>
          </table:table-cell>
          <table:table-cell table:style-name="TableCell186">
            <text:p text:style-name="P187"><text:span text:style-name="T188">0x000F<text:s/></text:span></text:p>
          </table:table-cell>
          <table:table-cell table:style-name="TableCell189">
            <text:p text:style-name="P190"><text:s/>00000004</text:p>
          </table:table-cell>
          <table:table-cell table:style-name="TableCell191">
            <text:p text:style-name="P192"><text:s/>0000123f</text:p>
          </table:table-cell>
          <table:table-cell table:style-name="TableCell193">
            <text:p text:style-name="P194"><text:s/>ffffedc0</text:p>
          </table:table-cell>
          <table:table-cell table:style-name="TableCell195">
            <text:p text:style-name="P196"><text:s/>0000123b</text:p>
          </table:table-cell>
        </table:table-row>
        <table:table-row table:style-name="TableRow197">
          <table:table-cell table:style-name="TableCell198">
            <text:p text:style-name="P199"><text:span text:style-name="T200">0x1234<text:s/></text:span></text:p>
          </table:table-cell>
          <table:table-cell table:style-name="TableCell201">
            <text:p text:style-name="P202"><text:span text:style-name="T203">0xF0F0<text:s/></text:span></text:p>
          </table:table-cell>
          <table:table-cell table:style-name="TableCell204">
            <text:p text:style-name="P205"><text:s/>00001030</text:p>
          </table:table-cell>
          <table:table-cell table:style-name="TableCell206">
            <text:p text:style-name="P207">0000f2f4</text:p>
          </table:table-cell>
          <table:table-cell table:style-name="TableCell208">
            <text:p text:style-name="P209">ffff0d0b</text:p>
          </table:table-cell>
          <table:table-cell table:style-name="TableCell210">
            <text:p text:style-name="P211">0000e2c4</text:p>
          </table:table-cell>
        </table:table-row>
        <table:table-row table:style-name="TableRow212">
          <table:table-cell table:style-name="TableCell213">
            <text:p text:style-name="P214"><text:span text:style-name="T215">0x5C1B<text:s/></text:span></text:p>
          </table:table-cell>
          <table:table-cell table:style-name="TableCell216">
            <text:p text:style-name="P217"><text:span text:style-name="T218">0xA3E4<text:s/></text:span></text:p>
          </table:table-cell>
          <table:table-cell table:style-name="TableCell219">
            <text:p text:style-name="P220"><text:s/>00000000</text:p>
          </table:table-cell>
          <table:table-cell table:style-name="TableCell221">
            <text:p text:style-name="P222">0000ffff</text:p>
          </table:table-cell>
          <table:table-cell table:style-name="TableCell223">
            <text:p text:style-name="P224">ffff0000</text:p>
          </table:table-cell>
          <table:table-cell table:style-name="TableCell225">
            <text:p text:style-name="P226">0000ffff</text:p>
          </table:table-cell>
        </table:table-row>
      </table:table>
      <text:p text:style-name="P227"><text:span text:style-name="T228"><text:s/></text:span></text:p>
      <text:list text:style-name="LFO2" text:continue-numbering="true">
        <text:list-item>
          <text:list>
            <text:list-item>
              <text:p text:style-name="P229"><text:span text:style-name="T230">O ISA do MIPS não disponibiliza uma instrução de negação bit a bit. Usando as instruções lógicas disponíveis, sugira uma forma de efetuar a negação bit a bit do conteúdo de um registo e<text:s/></text:span><text:span text:style-name="T231">implemente-a (registo de entrada<text:s/></text:span><text:span text:style-name="T232">$t0</text:span><text:span text:style-name="T233">, registo de saída<text:s/></text:span><text:span text:style-name="T234">$t1</text:span><text:span text:style-name="T235">). Teste o seu programa com os seguintes valores e confirme manualmente os resultados obtidos:<text:s/></text:span></text:p>
            </text:list-item>
          </text:list>
        </text:list-item>
      </text:list>
      <text:p text:style-name="P236"><text:span text:style-name="T237"><text:s/></text:span></text:p>
      <text:soft-page-break/>
      <text:p text:style-name="P238"><text:span text:style-name="T239"><text:s/></text:span></text:p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<text:span text:style-name="T246">$t0 (Val)<text:s/></text:span></text:p>
          </table:table-cell>
          <table:table-cell table:style-name="TableCell247">
            <text:p text:style-name="P248"><text:span text:style-name="T249">$t1 (Val\)<text:s/></text:span></text:p>
          </table:table-cell>
        </table:table-row>
        <table:table-row table:style-name="TableRow250">
          <table:table-cell table:style-name="TableCell251">
            <text:p text:style-name="P252"><text:span text:style-name="T253">0x0F1E<text:s/></text:span></text:p>
          </table:table-cell>
          <table:table-cell table:style-name="TableCell254">
            <text:p text:style-name="P255"><text:span text:style-name="T256"><text:s/>fffff0e1</text:span></text:p>
          </table:table-cell>
        </table:table-row>
        <table:table-row table:style-name="TableRow257">
          <table:table-cell table:style-name="TableCell258">
            <text:p text:style-name="P259"><text:span text:style-name="T260">0x0614<text:s/></text:span></text:p>
          </table:table-cell>
          <table:table-cell table:style-name="TableCell261">
            <text:p text:style-name="P262"><text:span text:style-name="T263"><text:s/>fffff9eb</text:span></text:p>
          </table:table-cell>
        </table:table-row>
        <table:table-row table:style-name="TableRow264">
          <table:table-cell table:style-name="TableCell265">
            <text:p text:style-name="P266"><text:span text:style-name="T267">0xE543<text:s/></text:span></text:p>
          </table:table-cell>
          <table:table-cell table:style-name="TableCell268">
            <text:p text:style-name="P269"><text:span text:style-name="T270"><text:s/>Ffff1abc</text:span></text:p>
          </table:table-cell>
        </table:table-row>
      </table:table>
      <text:p text:style-name="P271"><text:s/></text:p>
      <text:p text:style-name="P272"><text:s/><text:tab/><text:s/></text:p>
      <text:p text:style-name="P273"><text:span text:style-name="T274"><draw:custom-shape svg:x="0in" svg:y="0in" svg:width="2in" svg:height="0.00903in" draw:z-index="251657216" draw:id="id18" draw:style-name="a18" draw:name="Group 13324" text:anchor-type="paragraph"><svg:title/><svg:desc/><draw:enhanced-geometry draw:type="non-primitive" svg:viewBox="0 0 1828800 9144" draw:enhanced-path="M ?f0 ?f0 L ?f1 ?f0 ?f1 ?f2 ?f0 ?f2 ?f0 ?f0 N" draw:text-areas="?f7 ?f9 ?f8 ?f10"><draw:equation draw:name="f0" draw:formula="0"/><draw:equation draw:name="f1" draw:formula="1828800"/><draw:equation draw:name="f2" draw:formula="9144"/><draw:equation draw:name="f3" draw:formula="?f2 - ?f0"/><draw:equation draw:name="f4" draw:formula="?f1 - ?f0"/><draw:equation draw:name="f5" draw:formula="?f4 / 1828800"/><draw:equation draw:name="f6" draw:formula="?f3 / 9144"/><draw:equation draw:name="f7" draw:formula="0 / ?f5"/><draw:equation draw:name="f8" draw:formula="1828800 / ?f5"/><draw:equation draw:name="f9" draw:formula="0 / ?f6"/><draw:equation draw:name="f10" draw:formula="9144 / ?f6"/></draw:enhanced-geometry></draw:custom-shape></text:span><text:s/></text:p>
      <text:list text:style-name="LFO2" text:continue-numbering="true">
        <text:list-item>
          <text:p text:style-name="P275">Instruções de deslocamento.<text:s/></text:p>
          <text:list text:continue-numbering="true">
            <text:list-item>
              <text:p text:style-name="P276"><text:span text:style-name="T277">Para além das instruções que implementam operações lógicas bit a bit, o MIPS disponibiliza ainda operações de deslocamento</text:span><text:span text:style-name="T278"><text:note text:note-class="footnote" text:id="_ftn1"><text:note-citation>2</text:note-citation><text:note-body><text:p text:style-name="P279"><text:span text:style-name="T280"><text:s/>Em linguagem C o deslocamento à direita representa-se por<text:s/></text:span><text:span text:style-name="T281">&gt;&gt;</text:span><text:span text:style-name="T282"><text:s/>e o deslocamento à esquerda por<text:s/></text:span><text:span text:style-name="T283">&lt;&lt;</text:span><text:span text:style-name="T284"><text:s/></text:span></text:p></text:note-body></text:note></text:span><text:span text:style-name="T285"><text:s/>(</text:span><text:span text:style-name="T286">sh</text:span><text:span text:style-name="T287">ift</text:span><text:span text:style-name="T288">), nomeadamente, deslocamento à esquerda lógico, deslocamento à direita lógico e deslocamento à direita aritmético. Em todas estas instruções o número de bits a deslocar é especificado na instrução (campo<text:s/></text:span><text:span text:style-name="T289">Imm</text:span><text:span text:style-name="T290">):<text:s/></text:span></text:p>
            </text:list-item>
          </text:list>
        </text:list-item>
      </text:list>
      <text:p text:style-name="P291"><text:span text:style-name="T292"><text:s/></text:span></text:p>
      <text:p text:style-name="P293"><text:span text:style-name="T294">sll Rdst,Rsrc,Imm<text:s/></text:span><text:span text:style-name="T295"><text:tab/># Shift left<text:s/></text:span><text:span text:style-name="T296">logical srl Rdst,Rsrc,Imm<text:s/></text:span><text:span text:style-name="T297"><text:tab/># Shift right logical sra Rdst,Rsrc,Imm<text:s/></text:span><text:span text:style-name="T298"><text:tab/># Shift right arithmetic<text:s/></text:span></text:p>
      <text:p text:style-name="P299"><text:span text:style-name="T300"><text:s/></text:span></text:p>
      <text:p text:style-name="P301"><text:span text:style-name="T302">Escreva um programa que efetue as 3 operações de deslocamento, considerando como operandos os registos<text:s/></text:span><text:span text:style-name="T303">$t0</text:span><text:span text:style-name="T304"><text:s/>e a constante<text:s/></text:span><text:span text:style-name="T305">Imm</text:span><text:span text:style-name="T306"><text:s/>(valor e número de bits a deslocar,</text:span><text:span text:style-name="T307"><text:s/>respetivamente) e colocando os resultados nos registos<text:s/></text:span><text:span text:style-name="T308">$t2</text:span><text:span text:style-name="T309">,<text:s/></text:span><text:span text:style-name="T310">$t3</text:span><text:span text:style-name="T311"><text:s/>e<text:s/></text:span><text:span text:style-name="T312">$t4</text:span><text:span text:style-name="T313">. Execute o programa para os seguintes pares de valores (</text:span><text:span text:style-name="T314">a instrução virtual</text:span><text:span text:style-name="T315"><text:s/>"</text:span><text:span text:style-name="T316">li</text:span><text:span text:style-name="T317">" permite a inicialização de um registo com uma constante de 32 bits)</text:span><text:span text:style-name="T318"><text:note text:note-class="footnote" text:id="_ftn2"><text:note-citation>3</text:note-citation><text:note-body><text:p text:style-name="P319"><text:span text:style-name="T320"><text:s/>O MIPS não disponibiliza, por ra</text:span><text:span text:style-name="T321">zões que serão compreendidas mais tarde, uma única instrução que permita o preenchimento de uma quantidade de 32 bits num registo do CPU).<text:s/></text:span></text:p><text:p text:style-name="P322"><text:span text:style-name="T323"><text:s/></text:span><text:span text:style-name="T324"><text:tab/></text:span><text:span text:style-name="T325">2<text:s/></text:span></text:p></text:note-body></text:note></text:span><text:span text:style-name="T326">:<text:s/></text:span></text:p>
      <text:p text:style-name="P327"><text:span text:style-name="T328"><text:s/></text:span><text:span text:style-name="T329"><text:tab/></text:span><text:span text:style-name="T330">(0x12345678, 1)<text:s/></text:span></text:p>
      <text:p text:style-name="P331"><text:span text:style-name="T332">(0x12345678, 4)<text:s/></text:span></text:p>
      <text:p text:style-name="P333"><text:span text:style-name="T334">(0x12345678, 16)<text:s/></text:span></text:p>
      <text:p text:style-name="P335"><text:span text:style-name="T336">(0x862A5C1B, 2)<text:s/></text:span></text:p>
      <text:p text:style-name="P337"><text:span text:style-name="T338">(0x862A5C1B, 4)<text:s/></text:span></text:p>
      <text:p text:style-name="P339"><text:span text:style-name="T340"><text:s/></text:span></text:p>
      <text:p text:style-name="P341"><text:span text:style-name="T342"><text:tab/></text:span><text:span text:style-name="T343"><text:s/></text:span><text:span text:style-name="T344"><text:tab/><text:s/></text:span><text:span text:style-name="T345"><text:tab/>.data<text:s/></text:span></text:p>
      <text:p text:style-name="P346"><text:span text:style-name="T347"><text:tab/></text:span><text:span text:style-name="T348"><text:s/></text:span><text:span text:style-name="T349"><text:tab/><text:s/></text:span><text:span text:style-name="T350"><text:tab/></text:span><text:span text:style-name="T351">.text<text:s/></text:span></text:p>
      <text:p text:style-name="P352"><text:span text:style-name="T353"><text:tab/></text:span><text:span text:style-name="T354"><text:s/></text:span><text:span text:style-name="T355"><text:tab/><text:s/></text:span><text:span text:style-name="T356"><text:tab/>.globl main<text:s/></text:span></text:p>
      <text:p text:style-name="P357"><text:span text:style-name="T358">main: li $t0,0x12345678 # instrução virtual (decomposta<text:s/></text:span></text:p>
      <text:p text:style-name="P359"><text:span text:style-name="T360"><text:s/></text:span><text:span text:style-name="T361"><text:tab/><text:s/></text:span><text:span text:style-name="T362"><text:tab/><text:s/></text:span><text:span text:style-name="T363"><text:tab/><text:s/></text:span><text:span text:style-name="T364"><text:tab/><text:s/></text:span><text:span text:style-name="T365"><text:tab/><text:s/></text:span><text:span text:style-name="T366"><text:tab/><text:s/></text:span><text:span text:style-name="T367"><text:tab/># em duas instruções nativas) <text:s/></text:span><text:span text:style-name="T368"><text:tab/><text:s/></text:span><text:span text:style-name="T369"><text:tab/>sll $t2,$t0,1 <text:s/></text:span><text:span text:style-name="T370"><text:tab/># <text:s/></text:span><text:span text:style-name="T371"><text:tab/><text:s/></text:span><text:span text:style-name="T372"><text:tab/>srl $t3,$t0,1 <text:s/></text:span><text:span text:style-name="T373"><text:tab/># <text:s/></text:span><text:span text:style-name="T374"><text:tab/><text:s/></text:span><text:span text:style-name="T375"><text:tab/>sra $t4,$t0,1 <text:s/></text:span><text:span text:style-name="T376"><text:tab/>#<text:s/></text:span></text:p>
      <text:p text:style-name="P377"><text:span text:style-name="T378"><text:tab/></text:span><text:span text:style-name="T379"><text:s/></text:span><text:span text:style-name="T380"><text:tab/><text:s/></text:span><text:span text:style-name="T381"><text:tab/></text:span><text:span text:style-name="T382">jr $ra <text:s/></text:span><text:span text:style-name="T383"><text:tab/><text:s/></text:span><text:span text:style-name="T384"><text:tab/><text:s/></text:span><text:span text:style-name="T385"><text:tab/># fim do programa</text:span><text:span text:style-name="T386"><text:s/></text:span></text:p>
      <text:p text:style-name="P387"><text:span text:style-name="T388"><text:s/></text:span></text:p>
      <text:list text:style-name="LFO3" text:continue-numbering="true">
        <text:list-item>
          <text:p text:style-name="P389">Preencha a tabela seguinte e confirme manualmente os resultados para cada um dos pares de valores de entrada.<text:s/></text:p>
        </text:list-item>
      </text:list>
      <text:p text:style-name="P390"><text:span text:style-name="T391"><text:s/></text:span></text:p>
      <table:table table:style-name="Table392">
        <table:table-columns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<text:span text:style-name="T401">$t0<text:s/></text:span></text:p>
          </table:table-cell>
          <table:table-cell table:style-name="TableCell402">
            <text:p text:style-name="P403"><text:span text:style-name="T404">Imm<text:s/></text:span></text:p>
          </table:table-cell>
          <table:table-cell table:style-name="TableCell405">
            <text:p text:style-name="P406"><text:span text:style-name="T407">$t2 (sll)<text:s/></text:span></text:p>
          </table:table-cell>
          <table:table-cell table:style-name="TableCell408">
            <text:p text:style-name="P409"><text:span text:style-name="T410">$t3 (srl)<text:s/></text:span></text:p>
          </table:table-cell>
          <table:table-cell table:style-name="TableCell411">
            <text:p text:style-name="P412"><text:span text:style-name="T413">$t4 (sra)<text:s/></text:span></text:p>
          </table:table-cell>
        </table:table-row>
        <table:table-row table:style-name="TableRow414">
          <table:table-cell table:style-name="TableCell415">
            <text:p text:style-name="P416"><text:span text:style-name="T417">0x12345678<text:s/></text:span></text:p>
          </table:table-cell>
          <table:table-cell table:style-name="TableCell418">
            <text:p text:style-name="P419"><text:span text:style-name="T420">1<text:s/></text:span></text:p>
          </table:table-cell>
          <table:table-cell table:style-name="TableCell421">
            <text:p text:style-name="P422"><text:span text:style-name="T423"><text:s/>0x2468acf0</text:span></text:p>
          </table:table-cell>
          <table:table-cell table:style-name="TableCell424">
            <text:p text:style-name="P425"><text:span text:style-name="T426"><text:s/>0x091a2b3c</text:span></text:p>
          </table:table-cell>
          <table:table-cell table:style-name="TableCell427">
            <text:p text:style-name="P428"><text:span text:style-name="T429"><text:s/>0x091a2b3c</text:span></text:p>
          </table:table-cell>
        </table:table-row>
        <table:table-row table:style-name="TableRow430">
          <table:table-cell table:style-name="TableCell431">
            <text:p text:style-name="P432"><text:span text:style-name="T433">0x12345678<text:s/></text:span></text:p>
          </table:table-cell>
          <table:table-cell table:style-name="TableCell434">
            <text:p text:style-name="P435"><text:span text:style-name="T436">4<text:s/></text:span></text:p>
          </table:table-cell>
          <table:table-cell table:style-name="TableCell437">
            <text:p text:style-name="P438"><text:span text:style-name="T439"><text:s/>0x23456780</text:span></text:p>
          </table:table-cell>
          <table:table-cell table:style-name="TableCell440">
            <text:p text:style-name="P441"><text:span text:style-name="T442"><text:s text:c="2"/>0x01234567</text:span></text:p>
          </table:table-cell>
          <table:table-cell table:style-name="TableCell443">
            <text:p text:style-name="P444"><text:span text:style-name="T445"><text:s text:c="2"/>0x01234567</text:span></text:p>
          </table:table-cell>
        </table:table-row>
        <text:soft-page-break/>
        <table:table-row table:style-name="TableRow446">
          <table:table-cell table:style-name="TableCell447">
            <text:p text:style-name="P448"><text:span text:style-name="T449">0x12345678<text:s/></text:span></text:p>
          </table:table-cell>
          <table:table-cell table:style-name="TableCell450">
            <text:p text:style-name="P451"><text:span text:style-name="T452">16<text:s/></text:span></text:p>
          </table:table-cell>
          <table:table-cell table:style-name="TableCell453">
            <text:p text:style-name="P454">0x56780000</text:p>
          </table:table-cell>
          <table:table-cell table:style-name="TableCell455">
            <text:p text:style-name="P456"><text:span text:style-name="T457"><text:s/>0x00001234</text:span></text:p>
          </table:table-cell>
          <table:table-cell table:style-name="TableCell458">
            <text:p text:style-name="P459"><text:span text:style-name="T460"><text:s/>0x00001234</text:span></text:p>
          </table:table-cell>
        </table:table-row>
        <table:table-row table:style-name="TableRow461">
          <table:table-cell table:style-name="TableCell462">
            <text:p text:style-name="P463"><text:span text:style-name="T464">0x862A5C1B<text:s/></text:span></text:p>
          </table:table-cell>
          <table:table-cell table:style-name="TableCell465">
            <text:p text:style-name="P466"><text:span text:style-name="T467">2<text:s/></text:span></text:p>
          </table:table-cell>
          <table:table-cell table:style-name="TableCell468">
            <text:p text:style-name="P469"><text:span text:style-name="T470"><text:s/>0x18a9706c</text:span></text:p>
          </table:table-cell>
          <table:table-cell table:style-name="TableCell471">
            <text:p text:style-name="P472"><text:span text:style-name="T473"><text:s/>0x218a9706</text:span></text:p>
          </table:table-cell>
          <table:table-cell table:style-name="TableCell474">
            <text:p text:style-name="P475"><text:span text:style-name="T476"><text:s/>0xe18a9706</text:span></text:p>
          </table:table-cell>
        </table:table-row>
        <table:table-row table:style-name="TableRow477">
          <table:table-cell table:style-name="TableCell478">
            <text:p text:style-name="P479"><text:span text:style-name="T480">0x862A5C1B<text:s/></text:span></text:p>
          </table:table-cell>
          <table:table-cell table:style-name="TableCell481">
            <text:p text:style-name="P482"><text:span text:style-name="T483">4<text:s/></text:span></text:p>
          </table:table-cell>
          <table:table-cell table:style-name="TableCell484">
            <text:p text:style-name="P485"><text:span text:style-name="T486"><text:s/>0x62a5c1b0</text:span></text:p>
          </table:table-cell>
          <table:table-cell table:style-name="TableCell487">
            <text:p text:style-name="P488"><text:span text:style-name="T489"><text:s/>0x0862a5c1</text:span></text:p>
          </table:table-cell>
          <table:table-cell table:style-name="TableCell490">
            <text:p text:style-name="P491"><text:span text:style-name="T492"><text:s/>0xf862a5c1</text:span></text:p>
          </table:table-cell>
        </table:table-row>
      </table:table>
      <text:p text:style-name="P493"><text:span text:style-name="T494"><text:s/></text:span></text:p>
      <text:list text:style-name="LFO3" text:continue-numbering="true">
        <text:list-item>
          <text:p text:style-name="P495">A conversão de uma quantidade codificada em binário natural para o equivalente em código Gray<text:s/>poder ser feita do seguinte modo:<text:s/></text:p>
        </text:list-item>
      </text:list>
      <text:p text:style-name="P496"><text:span text:style-name="T497"><text:s/></text:span></text:p>
      <text:p text:style-name="P498"><text:span text:style-name="T499">gray = bin ^ (bin &gt;&gt; 1);<text:s/></text:span></text:p>
      <text:p text:style-name="P500"><text:span text:style-name="T501"><text:s/></text:span></text:p>
      <text:p text:style-name="P502"><text:span text:style-name="T503">Traduza para<text:s/></text:span><text:span text:style-name="T504">assembly<text:s/></text:span><text:span text:style-name="T505">a expressão anterior, usando os registos<text:s/></text:span><text:span text:style-name="T506">$t0</text:span><text:span text:style-name="T507"><text:s/>e<text:s/></text:span><text:span text:style-name="T508">$t1</text:span><text:span text:style-name="T509"><text:s/>para o armazenamento das variáveis "</text:span><text:span text:style-name="T510">bin</text:span><text:span text:style-name="T511">" e "</text:span><text:span text:style-name="T512">gray</text:span><text:span text:style-name="T513">", respetivamente. Teste o seu programa para diferentes valores de ent</text:span><text:span text:style-name="T514">rada (por exemplo 2, 4, 5, …).<text:s/></text:span></text:p>
      <text:p text:style-name="P515"><text:s/></text:p>
      <text:p text:style-name="P516"><text:s/></text:p>
      <text:p text:style-name="P517"><text:s/></text:p>
      <text:p text:style-name="P518"><text:s/></text:p>
      <text:p text:style-name="P519"><text:span text:style-name="T520"><draw:custom-shape svg:x="0in" svg:y="0in" svg:width="2in" svg:height="0.00903in" draw:z-index="251658240" draw:id="id19" draw:style-name="a19" draw:name="Group 12876" text:anchor-type="paragraph"><svg:title/><svg:desc/><draw:enhanced-geometry draw:type="non-primitive" svg:viewBox="0 0 1828800 9144" draw:enhanced-path="M ?f0 ?f0 L ?f1 ?f0 ?f1 ?f2 ?f0 ?f2 ?f0 ?f0 N" draw:text-areas="?f7 ?f9 ?f8 ?f10"><draw:equation draw:name="f0" draw:formula="0"/><draw:equation draw:name="f1" draw:formula="1828800"/><draw:equation draw:name="f2" draw:formula="9144"/><draw:equation draw:name="f3" draw:formula="?f2 - ?f0"/><draw:equation draw:name="f4" draw:formula="?f1 - ?f0"/><draw:equation draw:name="f5" draw:formula="?f4 / 1828800"/><draw:equation draw:name="f6" draw:formula="?f3 / 9144"/><draw:equation draw:name="f7" draw:formula="0 / ?f5"/><draw:equation draw:name="f8" draw:formula="1828800 / ?f5"/><draw:equation draw:name="f9" draw:formula="0 / ?f6"/><draw:equation draw:name="f10" draw:formula="9144 / ?f6"/></draw:enhanced-geometry></draw:custom-shape></text:span><text:span text:style-name="T521"><text:s/></text:span></text:p>
      <text:list text:style-name="LFO3" text:continue-numbering="true">
        <text:list-item>
          <text:p text:style-name="P522">A conversão de uma quantidade codificada em código Gray para binário natural (a operação inversa da descrita na alínea anterior) pode ser feita, de forma não iterativa e para quantidades de 8 bits, do<text:s/>seguinte modo:<text:s/></text:p>
        </text:list-item>
      </text:list>
      <text:p text:style-name="P523"><text:span text:style-name="T524"><text:s/>num = gray; num = num ^ (num &gt;&gt; 4); num = num ^ (num &gt;&gt; 2); num = num ^ (num &gt;&gt; 1); bin = num;<text:s/></text:span></text:p>
      <text:p text:style-name="P525"><text:span text:style-name="T526"><text:s/></text:span></text:p>
      <text:p text:style-name="P527"><text:span text:style-name="T528">Traduza para<text:s/></text:span><text:span text:style-name="T529">assembly<text:s/></text:span><text:span text:style-name="T530">o programa anterior, usando os registos<text:s/></text:span><text:span text:style-name="T531">$t0</text:span><text:span text:style-name="T532">,<text:s/></text:span><text:span text:style-name="T533">$t1</text:span><text:span text:style-name="T534"><text:s/>e<text:s/></text:span><text:span text:style-name="T535">$t2</text:span><text:span text:style-name="T536"><text:s/>para o armazenamento das variáveis "</text:span><text:span text:style-name="T537">gray</text:span><text:span text:style-name="T538">" "</text:span><text:span text:style-name="T539">num</text:span><text:span text:style-name="T540">" e "</text:span><text:span text:style-name="T541">bin</text:span><text:span text:style-name="T542">", respeti</text:span><text:span text:style-name="T543">vamente. Teste o seu programa para diferentes valores de entrada (por exemplo 2, 7, 13, 15, …).<text:s/></text:span></text:p>
      <text:p text:style-name="P544"><text:s/></text:p>
      <text:p text:style-name="P545"><text:span text:style-name="T546">3.</text:span><text:span text:style-name="T547"><text:s/></text:span><text:span text:style-name="T548">Diretivas do<text:s/></text:span><text:span text:style-name="T549">assembler.</text:span><text:span text:style-name="T550"><text:s/></text:span></text:p>
      <text:p text:style-name="P551"><text:span text:style-name="T552">Os programas que efetuam a tradução de código<text:s/></text:span><text:span text:style-name="T553">assembly</text:span><text:span text:style-name="T554"><text:s/>para código máquina (designados em inglês por<text:s/></text:span><text:span text:style-name="T555">assemblers</text:span><text:span text:style-name="T556">)<text:s/></text:span><text:span text:style-name="T557">disponibilizam um conjunto de instruções que permitem ao programador controlar alguns aspetos do processo de tradução. Estas instruções (não confundir com as instruções do CPU) são normalmente designadas por diretivas e são executadas exclusivamente pelo<text:s/></text:span><text:span text:style-name="T558">a</text:span><text:span text:style-name="T559">ssembler<text:s/></text:span><text:span text:style-name="T560">durante o processo de tradução do código.<text:s/></text:span></text:p>
      <text:p text:style-name="P561"><text:span text:style-name="T562">No caso do<text:s/></text:span><text:span text:style-name="T563">assembler</text:span><text:span text:style-name="T564"><text:s/>para o MIPS usado no MARS, as diretivas são constituídas por um identificador, cujo primeiro carater é sempre o símbolo "</text:span><text:span text:style-name="T565">.</text:span><text:span text:style-name="T566">", e, em alguns casos, por um ou mais parâmetros. Exemplos de</text:span><text:span text:style-name="T567"><text:s/>diretivas:<text:s/></text:span><text:span text:style-name="T568">.text</text:span><text:span text:style-name="T569">, para definir o início da zona de código do programa;<text:s/></text:span><text:span text:style-name="T570">.data</text:span><text:span text:style-name="T571">, para definir o início da zona de dados do programa.<text:s/></text:span></text:p>
      <text:p text:style-name="P572"><text:span text:style-name="T573">A diretiva<text:s/></text:span><text:span text:style-name="T574">.eqv</text:span><text:span text:style-name="T575"><text:s/>permite atribuir a um identificador literal uma quantidade numérica (por exemplo:<text:s/></text:span><text:span text:style-name="T576">.eqv print_string,4</text:span><text:span text:style-name="T577">). A ut</text:span><text:span text:style-name="T578">ilização desta diretiva tem como objetivo melhorar a legibilidade do código<text:s/></text:span><text:span text:style-name="T579">assembly</text:span><text:span text:style-name="T580">, ao permitir utilizar o identificador literal em vez de um número (cabe ao<text:s/></text:span><text:span text:style-name="T581">assembler</text:span><text:span text:style-name="T582"><text:s/>a tarefa de substituir o identificador pelo valor que lhe foi atribuído na diretiva).<text:s/></text:span></text:p>
      <text:soft-page-break/>
      <text:p text:style-name="P583"><text:span text:style-name="T584">Para além das diretivas anteriores há uma outra que será usada com frequência e que permite a declaração de<text:s/></text:span><text:span text:style-name="T585">strings</text:span><text:span text:style-name="T586"><text:s/>(sequências de carateres alfanuméricos delimitadas pelo carater “</text:span><text:span text:style-name="T587">"</text:span><text:span text:style-name="T588">”). Por exemplo, a<text:s/></text:span><text:span text:style-name="T589">string</text:span><text:span text:style-name="T590"><text:s/></text:span><text:span text:style-name="T591">"AC1 – P"</text:span><text:span text:style-name="T592">, pode ser declarada do<text:s/></text:span><text:span text:style-name="T593">seguinte modo:<text:s/></text:span></text:p>
      <text:p text:style-name="P594"><text:span text:style-name="T595"><text:s/></text:span></text:p>
      <text:p text:style-name="P596"><text:span text:style-name="T597"><text:tab/></text:span><text:span text:style-name="T598"><text:s/></text:span><text:span text:style-name="T599"><text:tab/>.data<text:s/></text:span></text:p>
      <text:p text:style-name="P600"><text:span text:style-name="T601">str1: .asciiz "AC1 – P" <text:s/></text:span><text:span text:style-name="T602">em que<text:s/></text:span><text:span text:style-name="T603">str1</text:span><text:span text:style-name="T604"><text:s/>é um identificador (</text:span><text:span text:style-name="T605">label</text:span><text:span text:style-name="T606">). Um<text:s/></text:span><text:span text:style-name="T607">label</text:span><text:span text:style-name="T608"><text:s/>é uma sequência de carateres alfanuméricos, cujo primeiro carater não pode ser um algarismo, sempre terminado pelo carater ":". <text:s text:c="2"/></text:span></text:p>
      <text:p text:style-name="P609"><text:span text:style-name="T610">A diretiva<text:s/></text:span><text:span text:style-name="T611">.asciiz</text:span><text:span text:style-name="T612"><text:s/>rese</text:span><text:span text:style-name="T613">rva, em memória, espaço para alojar todos os carateres da<text:s/></text:span><text:span text:style-name="T614">string</text:span><text:span text:style-name="T615">, e ainda para um carater especial que explicita o fim da<text:s/></text:span><text:span text:style-name="T616">string</text:span><text:span text:style-name="T617">, designado por terminador. Em<text:s/></text:span><text:span text:style-name="T618">assembly</text:span><text:span text:style-name="T619"><text:s/>e em linguagem C o terminador é o carater<text:s/></text:span><text:span text:style-name="T620">'\0'</text:span><text:span text:style-name="T621">, isto é, o<text:s/></text:span><text:span text:style-name="T622">byte</text:span><text:span text:style-name="T623"><text:s/></text:span><text:span text:style-name="T624">0x00</text:span><text:span text:style-name="T625">. De referir ainda qu</text:span><text:span text:style-name="T626">e cada carater é codificado, de acordo com o código ASCII, com 1<text:s/></text:span><text:span text:style-name="T627">byte</text:span><text:span text:style-name="T628">.<text:s/></text:span></text:p>
      <text:list text:style-name="LFO4" text:continue-numbering="true">
        <text:list-item>
          <text:p text:style-name="P629">Edite e compile no MARS, o seguinte código:<text:s/></text:p>
        </text:list-item>
      </text:list>
      <text:p text:style-name="P630"><text:span text:style-name="T631"><text:s/></text:span></text:p>
      <text:p text:style-name="P632"><text:span text:style-name="T633"><text:tab/></text:span><text:span text:style-name="T634"><text:s/></text:span><text:span text:style-name="T635"><text:tab/>.data<text:s/></text:span></text:p>
      <text:p text:style-name="P636"><text:span text:style-name="T637">str1: .asciiz "Uma string qualquer" str2: .asciiz "AC1 – P"<text:s/></text:span></text:p>
      <text:p text:style-name="P638"><text:span text:style-name="T639"><text:s/></text:span></text:p>
      <text:p text:style-name="P640"><text:span text:style-name="T641"><text:tab/></text:span><text:span text:style-name="T642"><text:s/></text:span><text:span text:style-name="T643"><text:tab/></text:span><text:span text:style-name="T644">.text<text:s/></text:span></text:p>
      <text:p text:style-name="P645"><text:span text:style-name="T646"><text:tab/></text:span><text:span text:style-name="T647"><text:s/></text:span><text:span text:style-name="T648"><text:tab/>.globl main<text:s/></text:span></text:p>
      <text:p text:style-name="P649"><text:span text:style-name="T650">main: jr $ra<text:s/></text:span></text:p>
      <text:soft-page-break/>
      <text:list text:style-name="LFO4" text:continue-numbering="true">
        <text:list-item>
          <text:p text:style-name="P651"><text:span text:style-name="T682">Sabendo que o<text:s/></text:span><text:span text:style-name="T683">segmento de dados tem início no endereço<text:s/></text:span><text:span text:style-name="T684">0x10010000</text:span><text:span text:style-name="T685"><text:s/>da memória (os endereços no MIPS são quantidades de 32 bits), preencha a tabela seguinte com o código ASCII e o endereço onde está armazenado cada um dos carateres da<text:s/></text:span><text:span text:style-name="T686">string</text:span><text:span text:style-name="T687"><text:s/></text:span><text:span text:style-name="T688">str2</text:span><text:span text:style-name="T689">. Confirme os<text:s/></text:span><text:span text:style-name="T690">códigos dos carateres numa tabela ASCII e verifique a sua localização na memória através da janela de dados do MARS. Preencha a tabela seguinte com todos os endereços de memória ocupados pela<text:s/></text:span><text:span text:style-name="T691">string</text:span><text:span text:style-name="T692"><text:s/></text:span><text:span text:style-name="T693">str2</text:span><text:span text:style-name="T694"><text:s/>e respetivos valores (não se esqueça que o terminado</text:span><text:span text:style-name="T695">r, '</text:span><text:span text:style-name="T696">\0</text:span><text:span text:style-name="T697">', faz parte integrante da<text:s/></text:span><text:span text:style-name="T698">string</text:span><text:span text:style-name="T699">).<text:s/></text:span></text:p>
        </text:list-item>
      </text:list>
      <text:p text:style-name="P700"><text:span text:style-name="T701"><text:s/></text:span></text:p>
      <table:table table:style-name="Table702">
        <table:table-columns>
          <table:table-column table:style-name="TableColumn703"/>
          <table:table-column table:style-name="TableColumn704"/>
          <table:table-column table:style-name="TableColumn705"/>
          <table:table-column table:style-name="TableColumn706"/>
        </table:table-columns>
        <table:table-row table:style-name="TableRow707">
          <table:table-cell table:style-name="TableCell708">
            <text:p text:style-name="P709"><text:span text:style-name="T710">Endereço<text:s/></text:span></text:p>
          </table:table-cell>
          <table:table-cell table:style-name="TableCell711">
            <text:p text:style-name="P712"><text:span text:style-name="T713">Valor<text:s/></text:span></text:p>
          </table:table-cell>
          <table:table-cell table:style-name="TableCell714">
            <text:p text:style-name="P715"><text:span text:style-name="T716">Endereço<text:s/></text:span></text:p>
          </table:table-cell>
          <table:table-cell table:style-name="TableCell717">
            <text:p text:style-name="P718"><text:span text:style-name="T719">Valor<text:s/></text:span></text:p>
          </table:table-cell>
        </table:table-row>
        <table:table-row table:style-name="TableRow720">
          <table:table-cell table:style-name="TableCell721">
            <text:p text:style-name="P722"><text:span text:style-name="T723">0x100100</text:span><text:span text:style-name="T724">14</text:span><text:span text:style-name="T725"><text:s/></text:span></text:p>
          </table:table-cell>
          <table:table-cell table:style-name="TableCell726">
            <text:p text:style-name="P727"><text:span text:style-name="T728">0x41<text:s/></text:span><text:span text:style-name="T729">A</text:span></text:p>
          </table:table-cell>
          <table:table-cell table:style-name="TableCell730">
            <text:p text:style-name="P731"><text:span text:style-name="T732"><text:s/></text:span><text:span text:style-name="T733">0x10010000</text:span></text:p>
          </table:table-cell>
          <table:table-cell table:style-name="TableCell734">
            <text:p text:style-name="P735"><text:span text:style-name="T736"><text:s/></text:span><text:span text:style-name="T737">0x85 U</text:span></text:p>
          </table:table-cell>
        </table:table-row>
        <table:table-row table:style-name="TableRow738">
          <table:table-cell table:style-name="TableCell739">
            <text:p text:style-name="P740">0x10010015<text:s/></text:p>
          </table:table-cell>
          <table:table-cell table:style-name="TableCell741">
            <text:p text:style-name="P742"><text:span text:style-name="T743">0x43<text:s/></text:span><text:span text:style-name="T744">C</text:span></text:p>
          </table:table-cell>
          <table:table-cell table:style-name="TableCell745">
            <text:p text:style-name="P746"><text:span text:style-name="T747"><text:s/></text:span><text:span text:style-name="T748">0x10010001</text:span></text:p>
          </table:table-cell>
          <table:table-cell table:style-name="TableCell749">
            <text:p text:style-name="P750"><text:span text:style-name="T751"><text:s/></text:span><text:span text:style-name="T752">0x109 m</text:span></text:p>
          </table:table-cell>
        </table:table-row>
        <table:table-row table:style-name="TableRow753">
          <table:table-cell table:style-name="TableCell754">
            <text:p text:style-name="P755"><text:span text:style-name="T756">0x10010016</text:span></text:p>
          </table:table-cell>
          <table:table-cell table:style-name="TableCell757">
            <text:p text:style-name="P758"><text:span text:style-name="T759">0x31<text:s/></text:span><text:span text:style-name="T760">1</text:span></text:p>
          </table:table-cell>
          <table:table-cell table:style-name="TableCell761">
            <text:p text:style-name="P762"><text:span text:style-name="T763"><text:s/></text:span><text:span text:style-name="T764">0x10010002</text:span></text:p>
          </table:table-cell>
          <table:table-cell table:style-name="TableCell765">
            <text:p text:style-name="P766"><text:span text:style-name="T767"><text:s/></text:span><text:span text:style-name="T768">0x97 a</text:span></text:p>
          </table:table-cell>
        </table:table-row>
        <table:table-row table:style-name="TableRow769">
          <table:table-cell table:style-name="TableCell770">
            <text:p text:style-name="P771"><text:span text:style-name="T772">0x10010017</text:span></text:p>
          </table:table-cell>
          <table:table-cell table:style-name="TableCell773">
            <text:p text:style-name="P774"><text:span text:style-name="T775">0x20<text:s/></text:span><text:span text:style-name="T776">‘ ‘</text:span></text:p>
          </table:table-cell>
          <table:table-cell table:style-name="TableCell777">
            <text:p text:style-name="P778"><text:span text:style-name="T779"><text:s/></text:span><text:span text:style-name="T780">0x10010003</text:span></text:p>
          </table:table-cell>
          <table:table-cell table:style-name="TableCell781">
            <text:p text:style-name="P782"><text:span text:style-name="T783"><text:s/></text:span><text:span text:style-name="T784">0x20 ‘ ‘</text:span></text:p>
          </table:table-cell>
        </table:table-row>
        <table:table-row table:style-name="TableRow785">
          <table:table-cell table:style-name="TableCell786">
            <text:p text:style-name="P787"><text:span text:style-name="T788">0x10010018</text:span></text:p>
          </table:table-cell>
          <table:table-cell table:style-name="TableCell789">
            <text:p text:style-name="P790">0x45 -</text:p>
          </table:table-cell>
          <table:table-cell table:style-name="TableCell791">
            <text:p text:style-name="P792"><text:span text:style-name="T793"><text:s/></text:span><text:span text:style-name="T794">0x10010004</text:span></text:p>
          </table:table-cell>
          <table:table-cell table:style-name="TableCell795">
            <text:p text:style-name="P796"><text:span text:style-name="T797"><text:s/></text:span><text:span text:style-name="T798">0x115 s</text:span></text:p>
          </table:table-cell>
        </table:table-row>
      </table:table>
      <text:p text:style-name="P799"><text:span text:style-name="T800"><text:s/></text:span></text:p>
      <text:list text:style-name="LFO4" text:continue-numbering="true">
        <text:list-item>
          <text:p text:style-name="P801"><text:span text:style-name="T802">O identificador da<text:s/></text:span><text:span text:style-name="T803">string</text:span><text:span text:style-name="T804"><text:s/>(</text:span><text:span text:style-name="T805">label</text:span><text:span text:style-name="T806">) permite que o endereço inicial dessa<text:s/></text:span><text:span text:style-name="T807">string</text:span><text:span text:style-name="T808"><text:s/>seja<text:s/></text:span><text:span text:style-name="T809">referenciado por uma instrução<text:s/></text:span><text:span text:style-name="T810">assembly</text:span><text:span text:style-name="T811">. Por exemplo, a utilização da<text:s/></text:span><text:span text:style-name="T812">system call<text:s/></text:span><text:span text:style-name="T813">print_string()</text:span><text:span text:style-name="T814"><text:s/>requer que, antes da sua chamada, o registo<text:s/></text:span><text:span text:style-name="T815">$a0</text:span><text:span text:style-name="T816"><text:s/>do CPU seja preenchido com o endereço inicial da<text:s/></text:span><text:span text:style-name="T817">string</text:span><text:span text:style-name="T818"><text:s/>a imprimir. No MIPS, a obtenção do endereço a que<text:s/></text:span><text:span text:style-name="T819">corresponde o identificador da<text:s/></text:span><text:span text:style-name="T820">string</text:span><text:span text:style-name="T821"><text:s/>pode ser feita através da instrução virtual "</text:span><text:span text:style-name="T822">la</text:span><text:span text:style-name="T823">", iniciais de<text:s/></text:span><text:span text:style-name="T824">load address</text:span><text:span text:style-name="T825">. <text:s/></text:span></text:p>
        </text:list-item>
      </text:list>
      <text:p text:style-name="P826"><text:span text:style-name="T827">O programa para imprimir a string<text:s/></text:span><text:span text:style-name="T828">str2</text:span><text:span text:style-name="T829">, usando a<text:s/></text:span><text:span text:style-name="T830">system call</text:span><text:span text:style-name="T831"><text:s/></text:span><text:span text:style-name="T832">print_string()</text:span><text:span text:style-name="T833">, fica então:<text:s/></text:span></text:p>
      <text:p text:style-name="P834"><text:span text:style-name="T835"><text:s/></text:span></text:p>
      <text:p text:style-name="P836"><text:span text:style-name="T837"><text:tab/></text:span><text:span text:style-name="T838"><text:s/></text:span><text:span text:style-name="T839"><text:tab/>.data<text:s/></text:span></text:p>
      <text:p text:style-name="P840"><text:span text:style-name="T841">str1: .asciiz "So para chatear"<text:s/></text:span></text:p>
      <text:p text:style-name="P842"><text:span text:style-name="T843">str2:</text:span><text:span text:style-name="T844"><text:s/>.asciiz "AC1 – P"<text:s/></text:span></text:p>
      <text:p text:style-name="P845"><text:span text:style-name="T846"><text:tab/></text:span><text:span text:style-name="T847"><text:s/></text:span><text:span text:style-name="T848"><text:tab/>.eqv <text:s/></text:span><text:span text:style-name="T849"><text:tab/>print_string,4<text:s/></text:span></text:p>
      <text:p text:style-name="P850"><text:span text:style-name="T851"><text:s/></text:span></text:p>
      <text:p text:style-name="P852"><text:span text:style-name="T853"><text:tab/></text:span><text:span text:style-name="T854"><text:s/></text:span><text:span text:style-name="T855"><text:tab/></text:span><text:span text:style-name="T856">.text<text:s/></text:span></text:p>
      <text:p text:style-name="P857"><text:span text:style-name="T858"><text:tab/></text:span><text:span text:style-name="T859"><text:s/></text:span><text:span text:style-name="T860"><text:tab/>.globl main<text:s/></text:span></text:p>
      <text:p text:style-name="P861"><text:span text:style-name="T862"><text:tab/></text:span><text:span text:style-name="T863">main: la $a0,str2 <text:s/></text:span><text:span text:style-name="T864"><text:tab/># instrução virtual, decomposta pelo<text:s/></text:span></text:p>
      <text:p text:style-name="P865"><text:span text:style-name="T866"><text:tab/></text:span><text:span text:style-name="T867"><text:s/></text:span><text:span text:style-name="T868"><text:tab/><text:s/></text:span><text:span text:style-name="T869"><text:tab/><text:s/></text:span><text:span text:style-name="T870"><text:tab/><text:s text:c="2"/></text:span><text:span text:style-name="T871"><text:tab/><text:s/></text:span><text:span text:style-name="T872"><text:tab/># assembler em 2 instruções nativas<text:s/></text:span></text:p>
      <text:p text:style-name="P873"><text:span text:style-name="T874"><text:s/></text:span><text:span text:style-name="T875"><text:tab/></text:span><text:span text:style-name="T876">ori $v0,$0,print_string # $v0 = 4 <text:s/></text:span><text:span text:style-name="T877"><text:tab/>syscall <text:s text:c="2"/></text:span><text:span text:style-name="T878"><text:tab/><text:s/></text:span><text:span text:style-name="T879"><text:tab/>#<text:s/></text:span><text:span text:style-name="T880">print_string(str2); <text:s/></text:span><text:span text:style-name="T881"><text:tab/>jr $ra <text:s text:c="2"/></text:span><text:span text:style-name="T882"><text:tab/><text:s/></text:span><text:span text:style-name="T883"><text:tab/># fim do programa<text:s/></text:span></text:p>
      <text:p text:style-name="P884"><text:s/></text:p>
      <text:p text:style-name="P885">Edite, compile e execute este código.<text:s/></text:p>
      <text:p text:style-name="P886"><text:span text:style-name="T887">d)<text:s/></text:span><text:span text:style-name="T888">Traduza para<text:s/></text:span><text:span text:style-name="T889">assembly</text:span><text:span text:style-name="T890">, e teste no MARS a seguinte sequência de código C:<text:s/></text:span><text:span text:style-name="T891"><text:s/></text:span></text:p>
      <text:p text:style-name="P892"><text:span text:style-name="T893">print_string("Introduza 2 numeros "); a = read_int(); b = read_int();<text:s/></text:span></text:p>
      <text:p text:style-name="P894"><text:span text:style-name="T895">print_string("A soma dos dois numeros e': "); print_int10(a + b);<text:s/></text:span></text:p>
      <text:p text:style-name="P896"><text:s/></text:p>
      <text:p text:style-name="P897"><text:span text:style-name="T898">Tradução incompleta para<text:s/></text:span><text:span text:style-name="T899">assembly</text:span><text:span text:style-name="T900">:<text:s/></text:span></text:p>
      <text:p text:style-name="P901"><text:s/></text:p>
      <text:p text:style-name="P902"><text:span text:style-name="T903"><text:tab/></text:span><text:span text:style-name="T904"><text:s/></text:span><text:span text:style-name="T905"><text:tab/>.data<text:s/></text:span></text:p>
      <text:soft-page-break/>
      <text:p text:style-name="P906"><text:span text:style-name="T907">str1: .asciiz "Introduza 2 numeros\n"<text:s/></text:span></text:p>
      <text:p text:style-name="P908"><text:span text:style-name="T909">str2: .asciiz "A soma dos dois numeros e': " <text:s/>.eqv <text:s/>print_string,4 <text:s/>.eqv <text:s/>read_int,??<text:s/></text:span></text:p>
      <text:p text:style-name="P910"><text:span text:style-name="T911"><text:tab/></text:span><text:span text:style-name="T912"><text:s/></text:span><text:span text:style-name="T913"><text:tab/></text:span><text:span text:style-name="T914">.eqv <text:s/></text:span><text:span text:style-name="T915"><text:tab/></text:span><text:span text:style-name="T916">print_int10,??<text:s/></text:span></text:p>
      <text:p text:style-name="P917"><text:span text:style-name="T918"><text:s/></text:span></text:p>
      <text:p text:style-name="P919"><text:span text:style-name="T920"><text:s/></text:span><text:span text:style-name="T921"><text:tab/>.text <text:s/></text:span><text:span text:style-name="T922"><text:tab/>.globl main<text:s/></text:span></text:p>
      <text:p text:style-name="P923"><text:span text:style-name="T924">main: la $a0,str1 <text:s/>ori $v0,$0,print_string <text:s/>syscall <text:s text:c="2"/># print_string(str1);<text:s/></text:span></text:p>
      <text:p text:style-name="P925"><text:span text:style-name="T926"><text:tab/></text:span><text:span text:style-name="T927"><text:s/></text:span><text:span text:style-name="T928"><text:tab/></text:span><text:span text:style-name="T929">ori $v0,$0,read_int<text:s/></text:span></text:p>
      <text:p text:style-name="P930"><text:span text:style-name="T931"><text:s/>syscall <text:s text:c="2"/># valor lido e' retornado em $v0 <text:s/>or $t0,$v0,$0 <text:s/># $t0=read_int()<text:s/></text:span></text:p>
      <text:p text:style-name="P932"><text:span text:style-name="T933"><text:tab/></text:span><text:span text:style-name="T934"><text:s/></text:span><text:span text:style-name="T935"><text:tab/>(...)<text:s/></text:span></text:p>
      <text:p text:style-name="P936"><text:span text:style-name="T937"><text:tab/></text:span><text:span text:style-name="T938"><text:s/></text:span><text:span text:style-name="T939"><text:tab/>jr $ra <text:s/></text:span><text:span text:style-name="T940"><text:tab/><text:s/></text:span><text:span text:style-name="T941"><text:tab/># fim do<text:s/></text:span><text:span text:style-name="T942">programa<text:s/></text:span></text:p>
      <text:p text:style-name="P943"><text:span text:style-name="T944"><text:s/></text:span></text:p>
      <text:p text:style-name="P945"><text:span text:style-name="T946"><text:s/></text:span></text:p>
      <text:p text:style-name="P947"><text:span text:style-name="T948">Anexo</text:span>:<text:s/></text:p>
      <text:p text:style-name="P949"><text:s/></text:p>
      <table:table table:style-name="Table950">
        <table:table-columns>
          <table:table-column table:style-name="TableColumn951"/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</table:table-columns>
        <table:table-row table:style-name="TableRow958">
          <table:table-cell table:style-name="TableCell959">
            <text:p text:style-name="P960"><text:span text:style-name="T961">u<text:s/></text:span></text:p>
          </table:table-cell>
          <table:table-cell table:style-name="TableCell962">
            <text:p text:style-name="P963"><text:span text:style-name="T964">v<text:s/></text:span></text:p>
          </table:table-cell>
          <table:table-cell table:style-name="TableCell965">
            <text:p text:style-name="P966"><text:span text:style-name="T967">w = u or v<text:s/></text:span></text:p>
          </table:table-cell>
          <table:table-cell table:style-name="TableCell968" table:number-rows-spanned="2">
            <text:p text:style-name="P969"><text:span text:style-name="T970"><text:s/></text:span></text:p>
            <text:p text:style-name="P971"><text:span text:style-name="T972"><text:s/></text:span></text:p>
          </table:table-cell>
          <table:table-cell table:style-name="TableCell973">
            <text:p text:style-name="P974"><text:span text:style-name="T975">U<text:s/></text:span></text:p>
          </table:table-cell>
          <table:table-cell table:style-name="TableCell976">
            <text:p text:style-name="P977"><text:span text:style-name="T978">V<text:s/></text:span></text:p>
          </table:table-cell>
          <table:table-cell table:style-name="TableCell979">
            <text:p text:style-name="P980"><text:span text:style-name="T981">W = U or V<text:s/></text:span></text:p>
          </table:table-cell>
        </table:table-row>
        <table:table-row table:style-name="TableRow982">
          <table:table-cell table:style-name="TableCell983">
            <text:p text:style-name="P984"><text:span text:style-name="T985">0<text:s/></text:span></text:p>
          </table:table-cell>
          <table:table-cell table:style-name="TableCell986">
            <text:p text:style-name="P987"><text:span text:style-name="T988">x<text:s/></text:span></text:p>
          </table:table-cell>
          <table:table-cell table:style-name="TableCell989">
            <text:p text:style-name="P990"><text:span text:style-name="T991">x<text:s/></text:span></text:p>
          </table:table-cell>
          <table:covered-table-cell>
            <text:p text:style-name="P992"/>
          </table:covered-table-cell>
          <table:table-cell table:style-name="TableCell993">
            <text:p text:style-name="P994"><text:span text:style-name="T995">0<text:s/></text:span></text:p>
          </table:table-cell>
          <table:table-cell table:style-name="TableCell996">
            <text:p text:style-name="P997"><text:span text:style-name="T998">X<text:s/></text:span></text:p>
          </table:table-cell>
          <table:table-cell table:style-name="TableCell999">
            <text:p text:style-name="P1000"><text:span text:style-name="T1001">X<text:s/></text:span></text:p>
          </table:table-cell>
        </table:table-row>
        <table:table-row table:style-name="TableRow1002">
          <table:table-cell table:style-name="TableCell1003">
            <text:p text:style-name="P1004"><text:span text:style-name="T1005">1<text:s/></text:span></text:p>
          </table:table-cell>
          <table:table-cell table:style-name="TableCell1006">
            <text:p text:style-name="P1007"><text:span text:style-name="T1008">x<text:s/></text:span></text:p>
          </table:table-cell>
          <table:table-cell table:style-name="TableCell1009">
            <text:p text:style-name="P1010"><text:span text:style-name="T1011">1<text:s/></text:span></text:p>
          </table:table-cell>
          <table:table-cell table:style-name="TableCell1012" table:number-rows-spanned="3">
            <text:p text:style-name="P1013"><text:span text:style-name="T1014"><text:s/></text:span></text:p>
            <text:p text:style-name="P1015"><text:span text:style-name="T1016"><text:s/></text:span><text:span text:style-name="T1017"><text:s/></text:span></text:p>
          </table:table-cell>
          <table:table-cell table:style-name="TableCell1018">
            <text:p text:style-name="P1019"><text:span text:style-name="T1020">F<text:s/></text:span></text:p>
          </table:table-cell>
          <table:table-cell table:style-name="TableCell1021">
            <text:p text:style-name="P1022"><text:span text:style-name="T1023">X<text:s/></text:span></text:p>
          </table:table-cell>
          <table:table-cell table:style-name="TableCell1024">
            <text:p text:style-name="P1025"><text:span text:style-name="T1026">F<text:s/></text:span></text:p>
          </table:table-cell>
        </table:table-row>
        <table:table-row table:style-name="TableRow1027">
          <table:table-cell table:style-name="TableCell1028">
            <text:p text:style-name="P1029"><text:span text:style-name="T1030">u<text:s/></text:span></text:p>
          </table:table-cell>
          <table:table-cell table:style-name="TableCell1031">
            <text:p text:style-name="P1032"><text:span text:style-name="T1033">V<text:s/></text:span></text:p>
          </table:table-cell>
          <table:table-cell table:style-name="TableCell1034">
            <text:p text:style-name="P1035"><text:span text:style-name="T1036">w = u and v<text:s/></text:span></text:p>
          </table:table-cell>
          <table:covered-table-cell>
            <text:p text:style-name="P1037"/>
          </table:covered-table-cell>
          <table:table-cell table:style-name="TableCell1038">
            <text:p text:style-name="P1039"><text:span text:style-name="T1040">U<text:s/></text:span></text:p>
          </table:table-cell>
          <table:table-cell table:style-name="TableCell1041">
            <text:p text:style-name="P1042"><text:span text:style-name="T1043">V<text:s/></text:span></text:p>
          </table:table-cell>
          <table:table-cell table:style-name="TableCell1044">
            <text:p text:style-name="P1045"><text:span text:style-name="T1046">W = U and V<text:s/></text:span></text:p>
          </table:table-cell>
        </table:table-row>
        <table:table-row table:style-name="TableRow1047">
          <table:table-cell table:style-name="TableCell1048">
            <text:p text:style-name="P1049"><text:span text:style-name="T1050">0<text:s/></text:span></text:p>
          </table:table-cell>
          <table:table-cell table:style-name="TableCell1051">
            <text:p text:style-name="P1052"><text:span text:style-name="T1053">x<text:s/></text:span></text:p>
          </table:table-cell>
          <table:table-cell table:style-name="TableCell1054">
            <text:p text:style-name="P1055"><text:span text:style-name="T1056">0<text:s/></text:span></text:p>
          </table:table-cell>
          <table:covered-table-cell>
            <text:p text:style-name="P1057"/>
          </table:covered-table-cell>
          <table:table-cell table:style-name="TableCell1058">
            <text:p text:style-name="P1059"><text:span text:style-name="T1060">0<text:s/></text:span></text:p>
          </table:table-cell>
          <table:table-cell table:style-name="TableCell1061">
            <text:p text:style-name="P1062"><text:span text:style-name="T1063">X<text:s/></text:span></text:p>
          </table:table-cell>
          <table:table-cell table:style-name="TableCell1064">
            <text:p text:style-name="P1065"><text:span text:style-name="T1066">0<text:s/></text:span></text:p>
          </table:table-cell>
        </table:table-row>
        <table:table-row table:style-name="TableRow1067">
          <table:table-cell table:style-name="TableCell1068">
            <text:p text:style-name="P1069"><text:span text:style-name="T1070">1<text:s/></text:span></text:p>
          </table:table-cell>
          <table:table-cell table:style-name="TableCell1071">
            <text:p text:style-name="P1072"><text:span text:style-name="T1073">x<text:s/></text:span></text:p>
          </table:table-cell>
          <table:table-cell table:style-name="TableCell1074">
            <text:p text:style-name="P1075"><text:span text:style-name="T1076">x<text:s/></text:span></text:p>
          </table:table-cell>
          <table:table-cell table:style-name="TableCell1077" table:number-rows-spanned="3">
            <text:p text:style-name="P1078"><text:span text:style-name="T1079"><text:s/></text:span></text:p>
            <text:p text:style-name="P1080"><text:span text:style-name="T1081"><text:s/></text:span><text:span text:style-name="T1082"><text:s/></text:span></text:p>
          </table:table-cell>
          <table:table-cell table:style-name="TableCell1083">
            <text:p text:style-name="P1084"><text:span text:style-name="T1085">F<text:s/></text:span></text:p>
          </table:table-cell>
          <table:table-cell table:style-name="TableCell1086">
            <text:p text:style-name="P1087"><text:span text:style-name="T1088">X<text:s/></text:span></text:p>
          </table:table-cell>
          <table:table-cell table:style-name="TableCell1089">
            <text:p text:style-name="P1090"><text:span text:style-name="T1091">X<text:s/></text:span></text:p>
          </table:table-cell>
        </table:table-row>
        <table:table-row table:style-name="TableRow1092">
          <table:table-cell table:style-name="TableCell1093">
            <text:p text:style-name="P1094"><text:span text:style-name="T1095">u<text:s/></text:span></text:p>
          </table:table-cell>
          <table:table-cell table:style-name="TableCell1096">
            <text:p text:style-name="P1097"><text:span text:style-name="T1098">v<text:s/></text:span></text:p>
          </table:table-cell>
          <table:table-cell table:style-name="TableCell1099">
            <text:p text:style-name="P1100"><text:span text:style-name="T1101">w = u xor v<text:s/></text:span></text:p>
          </table:table-cell>
          <table:covered-table-cell>
            <text:p text:style-name="P1102"/>
          </table:covered-table-cell>
          <table:table-cell table:style-name="TableCell1103">
            <text:p text:style-name="P1104"><text:span text:style-name="T1105">U<text:s/></text:span></text:p>
          </table:table-cell>
          <table:table-cell table:style-name="TableCell1106">
            <text:p text:style-name="P1107"><text:span text:style-name="T1108">V<text:s/></text:span></text:p>
          </table:table-cell>
          <table:table-cell table:style-name="TableCell1109">
            <text:p text:style-name="P1110"><text:span text:style-name="T1111">W = U xor V<text:s/></text:span></text:p>
          </table:table-cell>
        </table:table-row>
        <table:table-row table:style-name="TableRow1112">
          <table:table-cell table:style-name="TableCell1113">
            <text:p text:style-name="P1114"><text:span text:style-name="T1115">0<text:s/></text:span></text:p>
          </table:table-cell>
          <table:table-cell table:style-name="TableCell1116">
            <text:p text:style-name="P1117"><text:span text:style-name="T1118">x<text:s/></text:span></text:p>
          </table:table-cell>
          <table:table-cell table:style-name="TableCell1119">
            <text:p text:style-name="P1120"><text:span text:style-name="T1121">x<text:s/></text:span></text:p>
          </table:table-cell>
          <table:covered-table-cell>
            <text:p text:style-name="P1122"/>
          </table:covered-table-cell>
          <table:table-cell table:style-name="TableCell1123">
            <text:p text:style-name="P1124"><text:span text:style-name="T1125">0<text:s/></text:span></text:p>
          </table:table-cell>
          <table:table-cell table:style-name="TableCell1126">
            <text:p text:style-name="P1127"><text:span text:style-name="T1128">X<text:s/></text:span></text:p>
          </table:table-cell>
          <table:table-cell table:style-name="TableCell1129">
            <text:p text:style-name="P1130"><text:span text:style-name="T1131">X<text:s/></text:span></text:p>
          </table:table-cell>
        </table:table-row>
        <table:table-row table:style-name="TableRow1132">
          <table:table-cell table:style-name="TableCell1133">
            <text:p text:style-name="P1134"><text:span text:style-name="T1135">1<text:s/></text:span></text:p>
          </table:table-cell>
          <table:table-cell table:style-name="TableCell1136">
            <text:p text:style-name="P1137"><text:span text:style-name="T1138">x<text:s/></text:span></text:p>
          </table:table-cell>
          <table:table-cell table:style-name="TableCell1139">
            <text:p text:style-name="P1140"><text:span text:style-name="T1141">x\<text:s/></text:span></text:p>
          </table:table-cell>
          <table:table-cell table:style-name="TableCell1142" table:number-rows-spanned="3">
            <text:p text:style-name="P1143"><text:span text:style-name="T1144"><text:s/></text:span></text:p>
            <text:p text:style-name="P1145"><text:span text:style-name="T1146"><text:s/></text:span><text:span text:style-name="T1147"><text:s/></text:span></text:p>
          </table:table-cell>
          <table:table-cell table:style-name="TableCell1148">
            <text:p text:style-name="P1149"><text:span text:style-name="T1150">F<text:s/></text:span></text:p>
          </table:table-cell>
          <table:table-cell table:style-name="TableCell1151">
            <text:p text:style-name="P1152"><text:span text:style-name="T1153">X<text:s/></text:span></text:p>
          </table:table-cell>
          <table:table-cell table:style-name="TableCell1154">
            <text:p text:style-name="P1155"><text:span text:style-name="T1156">X\<text:s/></text:span></text:p>
          </table:table-cell>
        </table:table-row>
        <table:table-row table:style-name="TableRow1157">
          <table:table-cell table:style-name="TableCell1158">
            <text:p text:style-name="P1159"><text:span text:style-name="T1160">u<text:s/></text:span></text:p>
          </table:table-cell>
          <table:table-cell table:style-name="TableCell1161">
            <text:p text:style-name="P1162"><text:span text:style-name="T1163">v<text:s/></text:span></text:p>
          </table:table-cell>
          <table:table-cell table:style-name="TableCell1164">
            <text:p text:style-name="P1165"><text:span text:style-name="T1166">w = u nor v<text:s/></text:span></text:p>
          </table:table-cell>
          <table:covered-table-cell>
            <text:p text:style-name="P1167"/>
          </table:covered-table-cell>
          <table:table-cell table:style-name="TableCell1168">
            <text:p text:style-name="P1169"><text:span text:style-name="T1170">U<text:s/></text:span></text:p>
          </table:table-cell>
          <table:table-cell table:style-name="TableCell1171">
            <text:p text:style-name="P1172"><text:span text:style-name="T1173">V<text:s/></text:span></text:p>
          </table:table-cell>
          <table:table-cell table:style-name="TableCell1174">
            <text:p text:style-name="P1175"><text:span text:style-name="T1176">W = U nor V<text:s/></text:span></text:p>
          </table:table-cell>
        </table:table-row>
        <table:table-row table:style-name="TableRow1177">
          <table:table-cell table:style-name="TableCell1178">
            <text:p text:style-name="P1179"><text:span text:style-name="T1180">0<text:s/></text:span></text:p>
          </table:table-cell>
          <table:table-cell table:style-name="TableCell1181">
            <text:p text:style-name="P1182"><text:span text:style-name="T1183">x<text:s/></text:span></text:p>
          </table:table-cell>
          <table:table-cell table:style-name="TableCell1184">
            <text:p text:style-name="P1185"><text:span text:style-name="T1186">x\<text:s/></text:span></text:p>
          </table:table-cell>
          <table:covered-table-cell>
            <text:p text:style-name="P1187"/>
          </table:covered-table-cell>
          <table:table-cell table:style-name="TableCell1188">
            <text:p text:style-name="P1189"><text:span text:style-name="T1190">0<text:s/></text:span></text:p>
          </table:table-cell>
          <table:table-cell table:style-name="TableCell1191">
            <text:p text:style-name="P1192"><text:span text:style-name="T1193">X<text:s/></text:span></text:p>
          </table:table-cell>
          <table:table-cell table:style-name="TableCell1194">
            <text:p text:style-name="P1195"><text:span text:style-name="T1196">X\<text:s/></text:span></text:p>
          </table:table-cell>
        </table:table-row>
        <table:table-row table:style-name="TableRow1197">
          <table:table-cell table:style-name="TableCell1198">
            <text:p text:style-name="P1199"><text:span text:style-name="T1200">1<text:s/></text:span></text:p>
          </table:table-cell>
          <table:table-cell table:style-name="TableCell1201">
            <text:p text:style-name="P1202"><text:span text:style-name="T1203">x<text:s/></text:span></text:p>
          </table:table-cell>
          <table:table-cell table:style-name="TableCell1204">
            <text:p text:style-name="P1205"><text:span text:style-name="T1206">0<text:s/></text:span></text:p>
          </table:table-cell>
          <table:table-cell table:style-name="TableCell1207">
            <text:p text:style-name="P1208"><text:span text:style-name="T1209"><text:s/></text:span></text:p>
          </table:table-cell>
          <table:table-cell table:style-name="TableCell1210">
            <text:p text:style-name="P1211"><text:span text:style-name="T1212">F<text:s/></text:span></text:p>
          </table:table-cell>
          <table:table-cell table:style-name="TableCell1213">
            <text:p text:style-name="P1214"><text:span text:style-name="T1215">X<text:s/></text:span></text:p>
          </table:table-cell>
          <table:table-cell table:style-name="TableCell1216">
            <text:p text:style-name="P1217"><text:span text:style-name="T1218">0<text:s/></text:span></text:p>
          </table:table-cell>
        </table:table-row>
      </table:table>
      <text:p text:style-name="P1219"><text:s/></text:p>
      <text:p text:style-name="P1220">Notas:<text:s/></text:p>
      <text:list text:style-name="LFO5" text:continue-numbering="true">
        <text:list-item>
          <text:p text:style-name="P1221"><text:span text:style-name="T1222">Na tabela da esquerda apresentam-se alguns casos particulares com operandos de 1 bit das operações lógicas mais comuns (o símbolo<text:s/></text:span><text:span text:style-name="T1223">\</text:span><text:span text:style-name="T1224"><text:s/></text:span><text:span text:style-name="T1225">significa negação).<text:s/></text:span></text:p>
        </text:list-item>
      </text:list>
      <text:p text:style-name="P1226"><text:s/></text:p>
      <text:list text:style-name="LFO5" text:continue-numbering="true">
        <text:list-item>
          <text:p text:style-name="P1227"><text:span text:style-name="T1228">Na tabela da direita apresentam-se alguns casos particulares com operandos de 4 bits (1 dígito hexadecimal) das operações lógicas mais comuns (o símbolo<text:s/></text:span><text:span text:style-name="T1229">\</text:span><text:span text:style-name="T1230"><text:s/>significa negação bit a bit, ou seja, complemento para 1 do operando;<text:s/></text:span><text:span text:style-name="T1231">X + X\<text:s/></text:span><text:span text:style-name="T1232">= F</text:span><text:span text:style-name="T1233">).<text:s/></text:span></text:p>
        </text:list-item>
      </text:list>
      <text:p text:style-name="P1234"><text:s/></text:p>
      <text:p text:style-name="P1235"><text:s/></text:p>
      <text:p text:style-name="P1236"><text:span text:style-name="T1237">PDF criado em 08/09/2022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0034in" fo:line-height="102%" fo:margin-left="0.302in" fo:text-indent="-0.0069in">
        <style:tab-stops/>
      </style:paragraph-properties>
      <style:text-properties style:font-name="Times New Roman" fo:color="#000000" fo:font-size="12pt" style:font-size-asian="12pt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06in"/>
      <style:text-properties style:font-name="Times New Roman" fo:color="#000000" fo:font-size="10pt" style:font-size-asian="10pt" fo:hyphenate="false"/>
    </style:style>
    <style:style style:name="footnotedescriptionChar" style:display-name="footnote description Char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footnotemark" style:display-name="footnote mark" style:family="text">
      <style:text-properties style:font-name="Times New Roman" style:font-name-asian="Times New Roman" style:font-name-complex="Times New Roman" fo:color="#000000" style:text-position="super 65%" fo:font-size="10pt" style:font-size-asian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479in"/>
          <style:tab-stop style:type="right" style:position="6.1979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fo:color="#000000" fo:font-size="12pt" style:font-size-asian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479in"/>
          <style:tab-stop style:type="right" style:position="6.1979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fo:color="#000000" fo:font-size="12pt" style:font-size-asian="12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347in" text:min-label-width="0in" text:list-level-position-and-space-mode="label-alignment">
          <style:list-level-label-alignment text:label-followed-by="listtab" fo:margin-left="0.5347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486in" text:min-label-width="0in" text:list-level-position-and-space-mode="label-alignment">
          <style:list-level-label-alignment text:label-followed-by="listtab" fo:margin-left="0.3486in" fo:text-indent="0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4812in" text:min-label-width="0in" text:list-level-position-and-space-mode="label-alignment">
          <style:list-level-label-alignment text:label-followed-by="listtab" fo:margin-left="0.4812in" fo:text-indent="0in"/>
        </style:list-level-properties>
      </text:list-level-style-number>
      <text:list-level-style-number text:level="3" text:style-name="WW_CharLFO2LVL3" style:num-format="i">
        <style:list-level-properties text:space-before="1.0451in" text:min-label-width="0in" text:list-level-position-and-space-mode="label-alignment">
          <style:list-level-label-alignment text:label-followed-by="listtab" fo:margin-left="1.0451in" fo:text-indent="0in"/>
        </style:list-level-properties>
      </text:list-level-style-number>
      <text:list-level-style-number text:level="4" text:style-name="WW_CharLFO2LVL4" style:num-format="1">
        <style:list-level-properties text:space-before="1.5451in" text:min-label-width="0in" text:list-level-position-and-space-mode="label-alignment">
          <style:list-level-label-alignment text:label-followed-by="listtab" fo:margin-left="1.5451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0451in" text:min-label-width="0in" text:list-level-position-and-space-mode="label-alignment">
          <style:list-level-label-alignment text:label-followed-by="listtab" fo:margin-left="2.0451in" fo:text-indent="0in"/>
        </style:list-level-properties>
      </text:list-level-style-number>
      <text:list-level-style-number text:level="6" text:style-name="WW_CharLFO2LVL6" style:num-format="i">
        <style:list-level-properties text:space-before="2.5451in" text:min-label-width="0in" text:list-level-position-and-space-mode="label-alignment">
          <style:list-level-label-alignment text:label-followed-by="listtab" fo:margin-left="2.5451in" fo:text-indent="0in"/>
        </style:list-level-properties>
      </text:list-level-style-number>
      <text:list-level-style-number text:level="7" text:style-name="WW_CharLFO2LVL7" style:num-format="1">
        <style:list-level-properties text:space-before="3.0451in" text:min-label-width="0in" text:list-level-position-and-space-mode="label-alignment">
          <style:list-level-label-alignment text:label-followed-by="listtab" fo:margin-left="3.0451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5451in" text:min-label-width="0in" text:list-level-position-and-space-mode="label-alignment">
          <style:list-level-label-alignment text:label-followed-by="listtab" fo:margin-left="3.5451in" fo:text-indent="0in"/>
        </style:list-level-properties>
      </text:list-level-style-number>
      <text:list-level-style-number text:level="9" text:style-name="WW_CharLFO2LVL9" style:num-format="i">
        <style:list-level-properties text:space-before="4.0451in" text:min-label-width="0in" text:list-level-position-and-space-mode="label-alignment">
          <style:list-level-label-alignment text:label-followed-by="listtab" fo:margin-left="4.0451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 text:start-value="2">
        <style:list-level-properties text:space-before="0.4812in" text:min-label-width="0in" text:list-level-position-and-space-mode="label-alignment">
          <style:list-level-label-alignment text:label-followed-by="listtab" fo:margin-left="0.4812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.0451in" text:min-label-width="0in" text:list-level-position-and-space-mode="label-alignment">
          <style:list-level-label-alignment text:label-followed-by="listtab" fo:margin-left="1.0451in" fo:text-indent="0in"/>
        </style:list-level-properties>
      </text:list-level-style-number>
      <text:list-level-style-number text:level="3" text:style-name="WW_CharLFO3LVL3" style:num-format="i">
        <style:list-level-properties text:space-before="1.5451in" text:min-label-width="0in" text:list-level-position-and-space-mode="label-alignment">
          <style:list-level-label-alignment text:label-followed-by="listtab" fo:margin-left="1.5451in" fo:text-indent="0in"/>
        </style:list-level-properties>
      </text:list-level-style-number>
      <text:list-level-style-number text:level="4" text:style-name="WW_CharLFO3LVL4" style:num-format="1">
        <style:list-level-properties text:space-before="2.0451in" text:min-label-width="0in" text:list-level-position-and-space-mode="label-alignment">
          <style:list-level-label-alignment text:label-followed-by="listtab" fo:margin-left="2.0451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451in" text:min-label-width="0in" text:list-level-position-and-space-mode="label-alignment">
          <style:list-level-label-alignment text:label-followed-by="listtab" fo:margin-left="2.5451in" fo:text-indent="0in"/>
        </style:list-level-properties>
      </text:list-level-style-number>
      <text:list-level-style-number text:level="6" text:style-name="WW_CharLFO3LVL6" style:num-format="i">
        <style:list-level-properties text:space-before="3.0451in" text:min-label-width="0in" text:list-level-position-and-space-mode="label-alignment">
          <style:list-level-label-alignment text:label-followed-by="listtab" fo:margin-left="3.0451in" fo:text-indent="0in"/>
        </style:list-level-properties>
      </text:list-level-style-number>
      <text:list-level-style-number text:level="7" text:style-name="WW_CharLFO3LVL7" style:num-format="1">
        <style:list-level-properties text:space-before="3.5451in" text:min-label-width="0in" text:list-level-position-and-space-mode="label-alignment">
          <style:list-level-label-alignment text:label-followed-by="listtab" fo:margin-left="3.5451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.0451in" text:min-label-width="0in" text:list-level-position-and-space-mode="label-alignment">
          <style:list-level-label-alignment text:label-followed-by="listtab" fo:margin-left="4.0451in" fo:text-indent="0in"/>
        </style:list-level-properties>
      </text:list-level-style-number>
      <text:list-level-style-number text:level="9" text:style-name="WW_CharLFO3LVL9" style:num-format="i">
        <style:list-level-properties text:space-before="4.5451in" text:min-label-width="0in" text:list-level-position-and-space-mode="label-alignment">
          <style:list-level-label-alignment text:label-followed-by="listtab" fo:margin-left="4.5451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4812in" text:min-label-width="0in" text:list-level-position-and-space-mode="label-alignment">
          <style:list-level-label-alignment text:label-followed-by="listtab" fo:margin-left="0.4812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0451in" text:min-label-width="0in" text:list-level-position-and-space-mode="label-alignment">
          <style:list-level-label-alignment text:label-followed-by="listtab" fo:margin-left="1.0451in" fo:text-indent="0in"/>
        </style:list-level-properties>
      </text:list-level-style-number>
      <text:list-level-style-number text:level="3" text:style-name="WW_CharLFO4LVL3" style:num-format="i">
        <style:list-level-properties text:space-before="1.5451in" text:min-label-width="0in" text:list-level-position-and-space-mode="label-alignment">
          <style:list-level-label-alignment text:label-followed-by="listtab" fo:margin-left="1.5451in" fo:text-indent="0in"/>
        </style:list-level-properties>
      </text:list-level-style-number>
      <text:list-level-style-number text:level="4" text:style-name="WW_CharLFO4LVL4" style:num-format="1">
        <style:list-level-properties text:space-before="2.0451in" text:min-label-width="0in" text:list-level-position-and-space-mode="label-alignment">
          <style:list-level-label-alignment text:label-followed-by="listtab" fo:margin-left="2.0451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451in" text:min-label-width="0in" text:list-level-position-and-space-mode="label-alignment">
          <style:list-level-label-alignment text:label-followed-by="listtab" fo:margin-left="2.5451in" fo:text-indent="0in"/>
        </style:list-level-properties>
      </text:list-level-style-number>
      <text:list-level-style-number text:level="6" text:style-name="WW_CharLFO4LVL6" style:num-format="i">
        <style:list-level-properties text:space-before="3.0451in" text:min-label-width="0in" text:list-level-position-and-space-mode="label-alignment">
          <style:list-level-label-alignment text:label-followed-by="listtab" fo:margin-left="3.0451in" fo:text-indent="0in"/>
        </style:list-level-properties>
      </text:list-level-style-number>
      <text:list-level-style-number text:level="7" text:style-name="WW_CharLFO4LVL7" style:num-format="1">
        <style:list-level-properties text:space-before="3.5451in" text:min-label-width="0in" text:list-level-position-and-space-mode="label-alignment">
          <style:list-level-label-alignment text:label-followed-by="listtab" fo:margin-left="3.5451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0451in" text:min-label-width="0in" text:list-level-position-and-space-mode="label-alignment">
          <style:list-level-label-alignment text:label-followed-by="listtab" fo:margin-left="4.0451in" fo:text-indent="0in"/>
        </style:list-level-properties>
      </text:list-level-style-number>
      <text:list-level-style-number text:level="9" text:style-name="WW_CharLFO4LVL9" style:num-format="i">
        <style:list-level-properties text:space-before="4.5451in" text:min-label-width="0in" text:list-level-position-and-space-mode="label-alignment">
          <style:list-level-label-alignment text:label-followed-by="listtab" fo:margin-left="4.5451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173in" text:min-label-width="0in" text:list-level-position-and-space-mode="label-alignment">
          <style:list-level-label-alignment text:label-followed-by="listtab" fo:margin-left="0.517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4229in" fo:margin-left="0.9847in" fo:margin-bottom="0.5in" fo:margin-right="0.78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26in"/>
      </style:header-style>
      <style:footer-style>
        <style:header-footer-properties style:dynamic-spacing="true" fo:min-height="-0.1076in"/>
      </style:footer-style>
    </style:page-layout>
    <style:style style:name="P2" style:parent-style-name="Normal" style:family="paragraph">
      <style:paragraph-properties fo:text-align="start" fo:margin-bottom="0.0465in" fo:line-height="105%" fo:margin-left="0in" fo:text-indent="0in">
        <style:tab-stops>
          <style:tab-stop style:type="right" style:position="6.4986in"/>
        </style:tab-stops>
      </style:paragraph-properties>
    </style:style>
    <style:style style:name="T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T5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P6" style:parent-style-name="Normal" style:family="paragraph">
      <style:paragraph-properties fo:text-align="end" fo:margin-bottom="0in" fo:line-height="105%" fo:margin-left="0in" fo:margin-right="-0.0402in" fo:text-indent="0in">
        <style:tab-stops/>
      </style:paragraph-properties>
    </style:style>
    <style:style style:name="T7" style:parent-style-name="DefaultParagraphFont" style:family="text">
      <style:text-properties fo:font-weight="bold" style:font-weight-asian="bold" fo:language="pt" fo:country="PT"/>
    </style:style>
    <style:style style:name="P8" style:parent-style-name="Normal" style:family="paragraph">
      <style:paragraph-properties fo:text-align="start" fo:margin-bottom="0in" fo:line-height="105%" fo:margin-left="0.443in" fo:text-indent="0in">
        <style:tab-stops/>
      </style:paragraph-properties>
    </style:style>
    <style:style style:name="T9" style:parent-style-name="DefaultParagraphFont" style:family="text">
      <style:text-properties style:font-name="Arial" style:font-name-asian="Arial" style:font-name-complex="Arial" fo:font-weight="bold" style:font-weight-asian="bold" fo:language="pt" fo:country="PT"/>
    </style:style>
    <style:style style:name="P10" style:parent-style-name="Normal" style:family="paragraph">
      <style:paragraph-properties fo:text-align="start" fo:margin-bottom="0.0465in" fo:line-height="105%" fo:margin-left="0in" fo:text-indent="0in">
        <style:tab-stops>
          <style:tab-stop style:type="right" style:position="6.4986in"/>
        </style:tab-stops>
      </style:paragraph-properties>
    </style:style>
    <style:style style:name="T1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2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T13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P14" style:parent-style-name="Normal" style:family="paragraph">
      <style:paragraph-properties fo:text-align="end" fo:margin-bottom="0in" fo:line-height="105%" fo:margin-left="0in" fo:margin-right="-0.0402in" fo:text-indent="0in">
        <style:tab-stops/>
      </style:paragraph-properties>
    </style:style>
    <style:style style:name="T15" style:parent-style-name="DefaultParagraphFont" style:family="text">
      <style:text-properties fo:font-weight="bold" style:font-weight-asian="bold" fo:language="pt" fo:country="PT"/>
    </style:style>
    <style:style style:name="P16" style:parent-style-name="Normal" style:family="paragraph">
      <style:paragraph-properties fo:text-align="start" fo:margin-bottom="0in" fo:line-height="105%" fo:margin-left="0in" fo:margin-right="-0.0006in" fo:text-indent="0in">
        <style:tab-stops>
          <style:tab-stop style:type="center" style:position="2.884in"/>
          <style:tab-stop style:type="right" style:position="6.4986in"/>
        </style:tab-stops>
      </style:paragraph-properties>
    </style:style>
    <style:style style:name="T1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8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19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20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21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22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P23" style:parent-style-name="Normal" style:family="paragraph">
      <style:paragraph-properties fo:text-align="end" fo:margin-bottom="0in" fo:line-height="105%" fo:margin-left="0in" fo:margin-right="-0.0006in" fo:text-indent="0in">
        <style:tab-stops/>
      </style:paragraph-properties>
    </style:style>
    <style:style style:name="T2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5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P26" style:parent-style-name="Normal" style:family="paragraph">
      <style:paragraph-properties fo:text-align="start" fo:margin-bottom="0.0465in" fo:line-height="105%" fo:margin-left="0in" fo:text-indent="0in">
        <style:tab-stops>
          <style:tab-stop style:type="right" style:position="6.4986in"/>
        </style:tab-stops>
      </style:paragraph-properties>
    </style:style>
    <style:style style:name="T2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8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T29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P30" style:parent-style-name="Normal" style:family="paragraph">
      <style:paragraph-properties fo:text-align="end" fo:margin-bottom="0in" fo:line-height="105%" fo:margin-left="0in" fo:margin-right="-0.0402in" fo:text-indent="0in">
        <style:tab-stops/>
      </style:paragraph-properties>
    </style:style>
    <style:style style:name="T31" style:parent-style-name="DefaultParagraphFont" style:family="text">
      <style:text-properties fo:font-weight="bold" style:font-weight-asian="bold" fo:language="pt" fo:country="PT"/>
    </style:style>
    <style:style style:name="P32" style:parent-style-name="Normal" style:family="paragraph">
      <style:paragraph-properties fo:text-align="start" fo:margin-bottom="0in" fo:line-height="105%" fo:margin-left="0in" fo:margin-right="-0.0006in" fo:text-indent="0in">
        <style:tab-stops>
          <style:tab-stop style:type="center" style:position="2.884in"/>
          <style:tab-stop style:type="right" style:position="6.4986in"/>
        </style:tab-stops>
      </style:paragraph-properties>
    </style:style>
    <style:style style:name="T3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4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35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36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37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38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39" style:parent-style-name="DefaultParagraphFont" style:family="text">
      <style:text-properties style:font-name="Arial" style:font-name-asian="Arial" style:font-name-complex="Arial" fo:font-size="11pt" style:font-size-asian="11pt"/>
    </style:style>
    <style:page-layout style:name="PL1">
      <style:page-layout-properties fo:page-width="8.2638in" fo:page-height="11.6944in" style:print-orientation="portrait" fo:margin-top="0.4229in" fo:margin-left="0.9847in" fo:margin-bottom="0.3923in" fo:margin-right="0.7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222in"/>
      </style:header-style>
      <style:footer-style>
        <style:header-footer-properties style:dynamic-spacing="true" fo:min-height="0.4361in"/>
      </style:footer-style>
    </style:page-layout>
    <style:style style:name="P652" style:parent-style-name="Normal" style:family="paragraph">
      <style:paragraph-properties fo:text-align="start" fo:margin-bottom="0.0465in" fo:line-height="105%" fo:margin-left="0in" fo:text-indent="0in">
        <style:tab-stops>
          <style:tab-stop style:type="right" style:position="6.4972in"/>
        </style:tab-stops>
      </style:paragraph-properties>
    </style:style>
    <style:style style:name="T65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54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T655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P656" style:parent-style-name="Normal" style:family="paragraph">
      <style:paragraph-properties fo:text-align="end" fo:margin-bottom="0in" fo:line-height="105%" fo:margin-left="0in" fo:margin-right="-0.0409in" fo:text-indent="0in">
        <style:tab-stops/>
      </style:paragraph-properties>
    </style:style>
    <style:style style:name="T657" style:parent-style-name="DefaultParagraphFont" style:family="text">
      <style:text-properties fo:font-weight="bold" style:font-weight-asian="bold" fo:language="pt" fo:country="PT"/>
    </style:style>
    <style:style style:name="P658" style:parent-style-name="Normal" style:family="paragraph">
      <style:paragraph-properties fo:text-align="start" fo:margin-bottom="0in" fo:line-height="105%" fo:margin-left="0.443in" fo:text-indent="0in">
        <style:tab-stops/>
      </style:paragraph-properties>
    </style:style>
    <style:style style:name="T659" style:parent-style-name="DefaultParagraphFont" style:family="text">
      <style:text-properties style:font-name="Arial" style:font-name-asian="Arial" style:font-name-complex="Arial" fo:font-weight="bold" style:font-weight-asian="bold" fo:language="pt" fo:country="PT"/>
    </style:style>
    <style:style style:name="P660" style:parent-style-name="Normal" style:family="paragraph">
      <style:paragraph-properties fo:text-align="start" fo:margin-bottom="0.0465in" fo:line-height="105%" fo:margin-left="0in" fo:text-indent="0in">
        <style:tab-stops>
          <style:tab-stop style:type="right" style:position="6.4972in"/>
        </style:tab-stops>
      </style:paragraph-properties>
    </style:style>
    <style:style style:name="T66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62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T663" style:parent-style-name="DefaultParagraphFont" style:family="text">
      <style:text-properties style:font-name="Arial" style:font-name-asian="Arial" style:font-name-complex="Arial" fo:font-size="11pt" style:font-size-asian="11pt" fo:language="pt" fo:country="PT"/>
    </style:style>
    <style:style style:name="P664" style:parent-style-name="Normal" style:family="paragraph">
      <style:paragraph-properties fo:text-align="end" fo:margin-bottom="0in" fo:line-height="105%" fo:margin-left="0in" fo:margin-right="-0.0409in" fo:text-indent="0in">
        <style:tab-stops/>
      </style:paragraph-properties>
    </style:style>
    <style:style style:name="T665" style:parent-style-name="DefaultParagraphFont" style:family="text">
      <style:text-properties fo:font-weight="bold" style:font-weight-asian="bold" fo:language="pt" fo:country="PT"/>
    </style:style>
    <style:style style:name="P666" style:parent-style-name="Normal" style:family="paragraph">
      <style:paragraph-properties fo:text-align="start" fo:margin-bottom="0in" fo:line-height="105%" fo:margin-left="0.443in" fo:text-indent="0in">
        <style:tab-stops/>
      </style:paragraph-properties>
    </style:style>
    <style:style style:name="T667" style:parent-style-name="DefaultParagraphFont" style:family="text">
      <style:text-properties style:font-name="Arial" style:font-name-asian="Arial" style:font-name-complex="Arial" fo:font-weight="bold" style:font-weight-asian="bold" fo:language="pt" fo:country="PT"/>
    </style:style>
    <style:style style:name="P668" style:parent-style-name="Normal" style:family="paragraph">
      <style:paragraph-properties fo:text-align="start" fo:margin-bottom="0in" fo:line-height="105%" fo:margin-left="0in" fo:margin-right="-0.0013in" fo:text-indent="0in">
        <style:tab-stops>
          <style:tab-stop style:type="center" style:position="2.884in"/>
          <style:tab-stop style:type="right" style:position="6.4972in"/>
        </style:tab-stops>
      </style:paragraph-properties>
    </style:style>
    <style:style style:name="T66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70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671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672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673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674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P675" style:parent-style-name="Normal" style:family="paragraph">
      <style:paragraph-properties fo:text-align="start" fo:margin-bottom="0in" fo:line-height="105%" fo:margin-left="0in" fo:margin-right="-0.0013in" fo:text-indent="0in">
        <style:tab-stops>
          <style:tab-stop style:type="center" style:position="2.884in"/>
          <style:tab-stop style:type="right" style:position="6.4972in"/>
        </style:tab-stops>
      </style:paragraph-properties>
    </style:style>
    <style:style style:name="T67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77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678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679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680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681" style:parent-style-name="DefaultParagraphFont" style:family="text">
      <style:text-properties style:font-name="Arial" style:font-name-asian="Arial" style:font-name-complex="Arial" fo:font-size="11pt" style:font-size-asian="11pt"/>
    </style:style>
    <style:style style:family="graphic" style:name="a20">
      <style:graphic-properties draw:fill="none" draw:stroke="none"/>
    </style:style>
    <style:style style:family="graphic" style:name="a21">
      <style:graphic-properties draw:fill="none" draw:stroke="none"/>
    </style:style>
    <style:style style:family="graphic" style:name="a22">
      <style:graphic-properties style:wrap="parallel" style:wrap-contour="false" style:horizontal-rel="page" style:vertical-rel="page" style:horizontal-pos="from-left" style:vertical-pos="from-top"/>
    </style:style>
    <style:style style:family="graphic" style:name="a23">
      <style:graphic-properties draw:fill="none" draw:stroke="none"/>
    </style:style>
    <style:style style:family="graphic" style:name="a24">
      <style:graphic-properties draw:fill="none" draw:stroke="none"/>
    </style:style>
    <style:style style:family="graphic" style:name="a25">
      <style:graphic-properties style:wrap="parallel" style:wrap-contour="false" style:horizontal-rel="page" style:vertical-rel="page" style:horizontal-pos="from-left" style:vertical-pos="from-top"/>
    </style:style>
    <style:style style:family="graphic" style:name="a26">
      <style:graphic-properties draw:fill="none" draw:stroke="none"/>
    </style:style>
    <style:style style:family="graphic" style:name="a27">
      <style:graphic-properties draw:fill="none" draw:stroke="none"/>
    </style:style>
    <style:style style:family="graphic" style:name="a28">
      <style:graphic-properties style:wrap="parallel" style:wrap-contour="false" style:horizontal-rel="page" style:vertical-rel="page" style:horizontal-pos="from-left" style:vertical-pos="from-top"/>
    </style:style>
    <style:style style:family="graphic" style:name="a29">
      <style:graphic-properties draw:fill="none" draw:stroke="none"/>
    </style:style>
    <style:style style:family="graphic" style:name="a10">
      <style:graphic-properties draw:fill="none" draw:stroke="none"/>
    </style:style>
    <style:style style:family="graphic" style:name="a11">
      <style:graphic-properties style:wrap="parallel" style:wrap-contour="false" style:horizontal-rel="page" style:vertical-rel="page" style:horizontal-pos="from-left" style:vertical-pos="from-top"/>
    </style:style>
    <style:style style:family="graphic" style:name="a12">
      <style:graphic-properties draw:fill="none" draw:stroke="none"/>
    </style:style>
    <style:style style:family="graphic" style:name="a13">
      <style:graphic-properties draw:fill="none" draw:stroke="none"/>
    </style:style>
    <style:style style:family="graphic" style:name="a14">
      <style:graphic-properties style:wrap="parallel" style:wrap-contour="false" style:horizontal-rel="page" style:vertical-rel="page" style:horizontal-pos="from-left" style:vertical-pos="from-top"/>
    </style:style>
    <style:style style:family="graphic" style:name="a15">
      <style:graphic-properties draw:fill="none" draw:stroke="none"/>
    </style:style>
    <style:style style:family="graphic" style:name="a16">
      <style:graphic-properties draw:fill="none" draw:stroke="none"/>
    </style:style>
    <style:style style:family="graphic" style:name="a17">
      <style:graphic-properties style:wrap="parallel" style:wrap-contour="false" style:horizontal-rel="page" style:vertical-rel="page" style:horizontal-pos="from-left" style:vertical-pos="from-top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style:wrap="parallel" style:wrap-contour="false" style:horizontal-rel="page" style:vertical-rel="page" style:horizontal-pos="from-left" style:vertical-pos="from-top"/>
    </style:style>
    <style:style style:family="graphic" style:name="a3">
      <style:graphic-properties draw:fill="none" draw:stroke="none"/>
    </style:style>
    <style:style style:family="graphic" style:name="a4">
      <style:graphic-properties draw:fill="none" draw:stroke="none"/>
    </style:style>
    <style:style style:family="graphic" style:name="a5">
      <style:graphic-properties style:wrap="parallel" style:wrap-contour="false" style:horizontal-rel="page" style:vertical-rel="page" style:horizontal-pos="from-left" style:vertical-pos="from-top"/>
    </style:style>
    <style:style style:family="graphic" style:name="a6">
      <style:graphic-properties draw:fill="none" draw:stroke="none"/>
    </style:style>
    <style:style style:family="graphic" style:name="a7">
      <style:graphic-properties draw:fill="none" draw:stroke="none"/>
    </style:style>
    <style:style style:family="graphic" style:name="a8">
      <style:graphic-properties style:wrap="parallel" style:wrap-contour="false" style:horizontal-rel="page" style:vertical-rel="page" style:horizontal-pos="from-left" style:vertical-pos="from-top"/>
    </style:style>
    <style:style style:family="graphic" style:name="a9">
      <style:graphic-properties draw:fill="none" draw:stroke="none"/>
    </style:style>
    <style:style style:family="graphic" style:name="a30">
      <style:graphic-properties draw:fill="none" draw:stroke="none"/>
    </style:style>
    <style:style style:family="graphic" style:name="a31">
      <style:graphic-properties style:wrap="parallel" style:wrap-contour="false" style:horizontal-rel="page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P2"><text:span text:style-name="T3"><draw:g draw:z-index="251661312" draw:name="Group 15172" draw:id="id2" draw:style-name="a2" text:anchor-type="paragraph"><svg:title/><svg:desc/><draw:custom-shape svg:x="0.965in" svg:y="0.60333in" svg:width="6.53667in" svg:height="0.01in" draw:id="id0" draw:style-name="a0" draw:name="Shape 15992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0.58333in" svg:width="6.53667in" svg:height="0.01in" draw:id="id1" draw:style-name="a1" draw:name="Shape 15993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4">Arquitetura de Computadores I, DETI/UA - 2022/23<text:s/></text:span><text:span text:style-name="T5"><text:tab/>Aula 2<text:s/></text:span></text:p>
        <text:p text:style-name="P6"><text:span text:style-name="T7"><text:s/></text:span></text:p>
        <text:p text:style-name="P8"><text:span text:style-name="T9"><text:s/></text:span></text:p>
      </style:header>
      <style:header-left>
        <text:p text:style-name="P10"><text:span text:style-name="T11"><draw:g draw:z-index="251659264" draw:name="Group 15203" draw:id="id5" draw:style-name="a5" text:anchor-type="paragraph"><svg:title/><svg:desc/><draw:custom-shape svg:x="0.965in" svg:y="0.60333in" svg:width="6.53667in" svg:height="0.01in" draw:id="id3" draw:style-name="a3" draw:name="Shape 15996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0.58333in" svg:width="6.53667in" svg:height="0.01in" draw:id="id4" draw:style-name="a4" draw:name="Shape 15997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12">Arquitetura de Computadores I, DETI/UA - 2022/23<text:s/></text:span><text:span text:style-name="T13"><text:tab/>Aula 2<text:s/></text:span></text:p>
        <text:p text:style-name="P14"><text:span text:style-name="T15"><text:s/></text:span></text:p>
      </style:header-left>
      <style:footer>
        <text:p text:style-name="P16"><text:span text:style-name="T17"><draw:g draw:z-index="251665408" draw:name="Group 15192" draw:id="id8" draw:style-name="a8" text:anchor-type="paragraph"><svg:title/><svg:desc/><draw:custom-shape svg:x="0.965in" svg:y="11.08166in" svg:width="6.53667in" svg:height="0.01in" draw:id="id6" draw:style-name="a6" draw:name="Shape 16016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11.10166in" svg:width="6.53667in" svg:height="0.01in" draw:id="id7" draw:style-name="a7" draw:name="Shape 16017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18"><text:s/></text:span><text:span text:style-name="T19"><text:tab/></text:span><text:span text:style-name="T20"><text:page-number text:fixed="false">1</text:page-number></text:span><text:span text:style-name="T21"><text:s/></text:span><text:span text:style-name="T22"><text:tab/>JLA/MBC/AO/TOS<text:s/></text:span></text:p>
      </style:footer>
      <style:footer-left>
        <text:p text:style-name="P23"><text:span text:style-name="T24"><draw:g draw:z-index="251663360" draw:name="Group 15215" draw:id="id11" draw:style-name="a11" text:anchor-type="paragraph"><svg:title/><svg:desc/><draw:custom-shape svg:x="0.965in" svg:y="11.08166in" svg:width="6.53667in" svg:height="0.01in" draw:id="id9" draw:style-name="a9" draw:name="Shape 16020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11.10166in" svg:width="6.53667in" svg:height="0.01in" draw:id="id10" draw:style-name="a10" draw:name="Shape 16021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25">JLA/MBC/AO/TOS<text:s/></text:span></text:p>
      </style:footer-left>
      <style:header-first>
        <text:p text:style-name="P26"><text:span text:style-name="T27"><draw:g draw:z-index="251667456" draw:name="Group 15144" draw:id="id14" draw:style-name="a14" text:anchor-type="paragraph"><svg:title/><svg:desc/><draw:custom-shape svg:x="0.965in" svg:y="0.60333in" svg:width="6.53667in" svg:height="0.01in" draw:id="id12" draw:style-name="a12" draw:name="Shape 15988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0.58333in" svg:width="6.53667in" svg:height="0.01in" draw:id="id13" draw:style-name="a13" draw:name="Shape 15989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28">Arquitetura de Computadores I, DETI/UA - 2022/23<text:s/></text:span><text:span text:style-name="T29"><text:tab/>Aula 2<text:s/></text:span></text:p>
        <text:p text:style-name="P30"><text:span text:style-name="T31"><text:s/></text:span></text:p>
      </style:header-first>
      <style:footer-first>
        <text:p text:style-name="P32"><text:span text:style-name="T33"><draw:g draw:z-index="251669504" draw:name="Group 15161" draw:id="id17" draw:style-name="a17" text:anchor-type="paragraph"><svg:title/><svg:desc/><draw:custom-shape svg:x="0.965in" svg:y="11.08166in" svg:width="6.53667in" svg:height="0.01in" draw:id="id15" draw:style-name="a15" draw:name="Shape 16012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11.10166in" svg:width="6.53667in" svg:height="0.01in" draw:id="id16" draw:style-name="a16" draw:name="Shape 16013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34"><text:s/></text:span><text:span text:style-name="T35"><text:tab/></text:span><text:span text:style-name="T36"><text:page-number text:fixed="false">1</text:page-number></text:span><text:span text:style-name="T37"><text:s/></text:span><text:span text:style-name="T38"><text:tab/></text:span><text:span text:style-name="T39">JLA/MBC/AO/TOS<text:s/></text:span></text:p>
      </style:footer-first>
    </style:master-page>
    <style:master-page style:name="MP1" style:page-layout-name="PL1">
      <style:header>
        <text:p text:style-name="P652"><text:span text:style-name="T653"><draw:g draw:z-index="251673600" draw:name="Group 15258" draw:id="id22" draw:style-name="a22" text:anchor-type="paragraph"><svg:title/><svg:desc/><draw:custom-shape svg:x="0.965in" svg:y="0.60333in" svg:width="6.53667in" svg:height="0.01in" draw:id="id20" draw:style-name="a20" draw:name="Shape 16004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0.58333in" svg:width="6.53667in" svg:height="0.01in" draw:id="id21" draw:style-name="a21" draw:name="Shape 16005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654">Arquitetura de Computadores I, DETI/UA - 2022/23<text:s/></text:span><text:span text:style-name="T655"><text:tab/>Aula 2<text:s/></text:span></text:p>
        <text:p text:style-name="P656"><text:span text:style-name="T657"><text:s/></text:span></text:p>
        <text:p text:style-name="P658"><text:span text:style-name="T659"><text:s/></text:span></text:p>
      </style:header>
      <style:header-left>
        <text:p text:style-name="P660"><text:span text:style-name="T661"><draw:g draw:z-index="251671552" draw:name="Group 15289" draw:id="id25" draw:style-name="a25" text:anchor-type="paragraph"><svg:title/><svg:desc/><draw:custom-shape svg:x="0.965in" svg:y="0.60333in" svg:width="6.53667in" svg:height="0.01in" draw:id="id23" draw:style-name="a23" draw:name="Shape 16008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0.58333in" svg:width="6.53667in" svg:height="0.01in" draw:id="id24" draw:style-name="a24" draw:name="Shape 16009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662">Arquitetura de Computadores I, DETI/UA - 2022/23<text:s/></text:span><text:span text:style-name="T663"><text:tab/>Aula 2<text:s/></text:span></text:p>
        <text:p text:style-name="P664"><text:span text:style-name="T665"><text:s/></text:span></text:p>
        <text:p text:style-name="P666"><text:span text:style-name="T667"><text:s/></text:span></text:p>
      </style:header-left>
      <style:footer>
        <text:p text:style-name="P668"><text:span text:style-name="T669"><draw:g draw:z-index="251677696" draw:name="Group 15278" draw:id="id28" draw:style-name="a28" text:anchor-type="paragraph"><svg:title/><svg:desc/><draw:custom-shape svg:x="0.965in" svg:y="11.08166in" svg:width="6.53667in" svg:height="0.01in" draw:id="id26" draw:style-name="a26" draw:name="Shape 16028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11.10166in" svg:width="6.53667in" svg:height="0.01in" draw:id="id27" draw:style-name="a27" draw:name="Shape 16029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670"><text:s/></text:span><text:span text:style-name="T671"><text:tab/></text:span><text:span text:style-name="T672"><text:page-number text:fixed="false">1</text:page-number></text:span><text:span text:style-name="T673"><text:s/></text:span><text:span text:style-name="T674"><text:tab/>JLA/MBC/AO/TOS<text:s/></text:span></text:p>
      </style:footer>
      <style:footer-left>
        <text:p text:style-name="P675"><text:span text:style-name="T676"><draw:g draw:z-index="251675648" draw:name="Group 15309" draw:id="id31" draw:style-name="a31" text:anchor-type="paragraph"><svg:title/><svg:desc/><draw:custom-shape svg:x="0.965in" svg:y="11.08166in" svg:width="6.53667in" svg:height="0.01in" draw:id="id29" draw:style-name="a29" draw:name="Shape 16032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draw:custom-shape svg:x="0.965in" svg:y="11.10166in" svg:width="6.53667in" svg:height="0.01in" draw:id="id30" draw:style-name="a30" draw:name="Shape 16033"><svg:title/><svg:desc/><draw:enhanced-geometry draw:type="non-primitive" svg:viewBox="0 0 5977128 9144" draw:enhanced-path="M ?f0 ?f0 L ?f1 ?f0 ?f1 ?f2 ?f0 ?f2 ?f0 ?f0 N" draw:text-areas="?f7 ?f9 ?f8 ?f10"><draw:equation draw:name="f0" draw:formula="0"/><draw:equation draw:name="f1" draw:formula="5977128"/><draw:equation draw:name="f2" draw:formula="9144"/><draw:equation draw:name="f3" draw:formula="?f2 - ?f0"/><draw:equation draw:name="f4" draw:formula="?f1 - ?f0"/><draw:equation draw:name="f5" draw:formula="?f4 / 5977128"/><draw:equation draw:name="f6" draw:formula="?f3 / 9144"/><draw:equation draw:name="f7" draw:formula="0 / ?f5"/><draw:equation draw:name="f8" draw:formula="5977128 / ?f5"/><draw:equation draw:name="f9" draw:formula="0 / ?f6"/><draw:equation draw:name="f10" draw:formula="9144 / ?f6"/></draw:enhanced-geometry></draw:custom-shape></draw:g></text:span><text:span text:style-name="T677"><text:s/></text:span><text:span text:style-name="T678"><text:tab/></text:span><text:span text:style-name="T679"><text:page-number text:fixed="false">1</text:page-number></text:span><text:span text:style-name="T680"><text:s/></text:span><text:span text:style-name="T681"><text:tab/>JLA/MBC/AO/TOS<text:s/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C1-P-Aula2</dc:title>
    <dc:subject/>
    <meta:initial-creator>Bernardo</meta:initial-creator>
    <dc:creator>José Jordão</dc:creator>
    <meta:creation-date>2022-10-01T23:59:00Z</meta:creation-date>
    <dc:date>2022-10-04T11:20:00Z</dc:date>
    <meta:template xlink:href="Normal" xlink:type="simple"/>
    <meta:editing-cycles>5</meta:editing-cycles>
    <meta:editing-duration>PT0S</meta:editing-duration>
    <meta:document-statistic meta:page-count="6" meta:paragraph-count="19" meta:word-count="1458" meta:character-count="9756" meta:row-count="69" meta:non-whitespace-character-count="8317"/>
  </office:meta>
</office:document-meta>
</file>